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580000001FF4DBFF4432E2ED5C.png" manifest:media-type="image/png"/>
  <manifest:file-entry manifest:full-path="Pictures/10000001000000D70000009B91954B9D50C04F0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pitch="variable"/>
    <style:font-face style:name="Roboto1" svg:font-family="Roboto" style:font-family-generic="roman" style:font-pitch="variable"/>
    <style:font-face style:name="Roboto2" svg:font-family="Roboto" style:font-family-generic="system" style:font-pitch="variable"/>
    <style:font-face style:name="Sans Serif" svg:font-family="'Sans Serif'" style:font-family-generic="swiss"/>
    <style:font-face style:name="Sans Serif Collection" svg:font-family="'Sans Serif Collection'" style:font-family-generic="swiss"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family-generic="roman" style:font-pitch="variable"/>
    <style:font-face style:name="Wingdings" svg:font-family="Wingdings" style:font-adornments="Normal" style:font-pitch="variable" style:font-charset="x-symbol"/>
    <style:font-face style:name="sans-serif" svg:font-family="sans-serif"/>
  </office:font-face-decls>
  <office:automatic-styles>
    <style:style style:name="Tableau1" style:family="table">
      <style:table-properties style:width="17.951cm" fo:margin-left="0.205cm" fo:margin-top="0cm" fo:margin-bottom="0cm" table:align="left" style:writing-mode="page"/>
    </style:style>
    <style:style style:name="Tableau1.A" style:family="table-column">
      <style:table-column-properties style:column-width="3.388cm"/>
    </style:style>
    <style:style style:name="Tableau1.B" style:family="table-column">
      <style:table-column-properties style:column-width="14.563cm"/>
    </style:style>
    <style:style style:name="Tableau1.1" style:family="table-row">
      <style:table-row-properties style:min-row-height="0.369cm" fo:keep-together="always"/>
    </style:style>
    <style:style style:name="Tableau1.A1" style:family="table-cell">
      <style:table-cell-properties style:vertical-align="middle" fo:background-color="#000000" fo:padding="0.141cm" fo:border="0.75pt solid #000080">
        <style:background-image/>
      </style:table-cell-properties>
    </style:style>
    <style:style style:name="Tableau1.2" style:family="table-row">
      <style:table-row-properties style:min-row-height="0.499cm" fo:keep-together="always"/>
    </style:style>
    <style:style style:name="Tableau1.A2" style:family="table-cell">
      <style:table-cell-properties fo:background-color="transparent" fo:padding="0.141cm" fo:border="0.75pt solid #000080">
        <style:background-image/>
      </style:table-cell-properties>
    </style:style>
    <style:style style:name="Tableau1.B2" style:family="table-cell">
      <style:table-cell-properties fo:background-color="transparent" fo:padding="0.141cm" fo:border="0.75pt solid #000080">
        <style:background-image/>
      </style:table-cell-properties>
    </style:style>
    <style:style style:name="Tableau1.3" style:family="table-row">
      <style:table-row-properties style:min-row-height="0.79cm" fo:keep-together="always"/>
    </style:style>
    <style:style style:name="Tableau1.A3" style:family="table-cell">
      <style:table-cell-properties fo:background-color="transparent" fo:padding="0.141cm" fo:border="0.75pt solid #000080">
        <style:background-image/>
      </style:table-cell-properties>
    </style:style>
    <style:style style:name="Tableau1.B3" style:family="table-cell">
      <style:table-cell-properties fo:background-color="transparent" fo:padding="0.141cm" fo:border="0.75pt solid #000080">
        <style:background-image/>
      </style:table-cell-properties>
    </style:style>
    <style:style style:name="Tableau1.4" style:family="table-row">
      <style:table-row-properties style:min-row-height="0.402cm" fo:keep-together="always"/>
    </style:style>
    <style:style style:name="Tableau1.A4" style:family="table-cell">
      <style:table-cell-properties fo:background-color="transparent" fo:padding="0.141cm" fo:border="0.75pt solid #000080">
        <style:background-image/>
      </style:table-cell-properties>
    </style:style>
    <style:style style:name="Tableau1.B4" style:family="table-cell">
      <style:table-cell-properties fo:background-color="transparent" fo:padding="0.141cm" fo:border="0.75pt solid #000080">
        <style:background-image/>
      </style:table-cell-properties>
    </style:style>
    <style:style style:name="Tableau1.5" style:family="table-row">
      <style:table-row-properties style:min-row-height="0.818cm" fo:keep-together="always"/>
    </style:style>
    <style:style style:name="Tableau1.A5" style:family="table-cell">
      <style:table-cell-properties fo:background-color="transparent" fo:padding="0.141cm" fo:border="0.75pt solid #000080">
        <style:background-image/>
      </style:table-cell-properties>
    </style:style>
    <style:style style:name="Tableau1.B5" style:family="table-cell">
      <style:table-cell-properties fo:background-color="transparent" fo:padding="0.141cm" fo:border="0.75pt solid #000080">
        <style:background-image/>
      </style:table-cell-properties>
    </style:style>
    <style:style style:name="Tableau1.A6" style:family="table-cell">
      <style:table-cell-properties fo:background-color="transparent" fo:padding="0.141cm" fo:border="0.75pt solid #000080">
        <style:background-image/>
      </style:table-cell-properties>
    </style:style>
    <style:style style:name="Tableau1.B6" style:family="table-cell">
      <style:table-cell-properties fo:background-color="transparent" fo:padding="0.141cm" fo:border="0.75pt solid #000080">
        <style:background-image/>
      </style:table-cell-properties>
    </style:style>
    <style:style style:name="Tableau1.A7" style:family="table-cell">
      <style:table-cell-properties fo:background-color="transparent" fo:padding="0.141cm" fo:border="0.75pt solid #000080">
        <style:background-image/>
      </style:table-cell-properties>
    </style:style>
    <style:style style:name="Tableau1.B7" style:family="table-cell">
      <style:table-cell-properties fo:background-color="transparent" fo:padding="0.141cm" fo:border="0.75pt solid #000080">
        <style:background-image/>
      </style:table-cell-properties>
    </style:style>
    <style:style style:name="Tableau1.A8" style:family="table-cell">
      <style:table-cell-properties fo:background-color="transparent" fo:padding="0.141cm" fo:border="0.75pt solid #000080">
        <style:background-image/>
      </style:table-cell-properties>
    </style:style>
    <style:style style:name="Tableau1.B8" style:family="table-cell">
      <style:table-cell-properties fo:background-color="transparent" fo:padding="0.141cm" fo:border="0.75pt solid #000080">
        <style:background-image/>
      </style:table-cell-properties>
    </style:style>
    <style:style style:name="Tableau1.A9" style:family="table-cell">
      <style:table-cell-properties fo:background-color="transparent" fo:padding="0.141cm" fo:border="0.75pt solid #000080">
        <style:background-image/>
      </style:table-cell-properties>
    </style:style>
    <style:style style:name="Tableau1.B9" style:family="table-cell">
      <style:table-cell-properties fo:background-color="transparent" fo:padding="0.141cm" fo:border="0.75pt solid #000080">
        <style:background-image/>
      </style:table-cell-properties>
    </style:style>
    <style:style style:name="Tableau1.A10" style:family="table-cell">
      <style:table-cell-properties fo:background-color="transparent" fo:padding="0.141cm" fo:border="0.75pt solid #000080">
        <style:background-image/>
      </style:table-cell-properties>
    </style:style>
    <style:style style:name="Tableau1.B10" style:family="table-cell">
      <style:table-cell-properties fo:background-color="transparent" fo:padding="0.141cm" fo:border="0.75pt solid #000080">
        <style:background-image/>
      </style:table-cell-properties>
    </style:style>
    <style:style style:name="P1" style:family="paragraph" style:parent-style-name="Footer">
      <style:paragraph-properties fo:text-align="justify" style:justify-single-word="false" fo:padding-left="0cm" fo:padding-right="0cm" fo:padding-top="0.035cm" fo:padding-bottom="0cm" fo:border-left="none" fo:border-right="none" fo:border-top="0.51pt solid #000000" fo:border-bottom="none">
        <style:tab-stops>
          <style:tab-stop style:position="9.001cm" style:type="center"/>
          <style:tab-stop style:position="16.002cm" style:type="right"/>
        </style:tab-stops>
      </style:paragraph-properties>
    </style:style>
    <style:style style:name="P2" style:family="paragraph" style:parent-style-name="Normal_20__28_Web_29_">
      <loext:graphic-properties draw:fill="solid" draw:fill-color="#ffffff"/>
      <style:paragraph-properties fo:margin-left="0cm" fo:margin-right="-0.515cm" fo:margin-top="0cm" fo:margin-bottom="0.212cm" style:contextual-spacing="false" fo:text-align="justify" style:justify-single-word="false" fo:text-indent="0cm" style:auto-text-indent="false" fo:background-color="#ffffff"/>
    </style:style>
    <style:style style:name="P3" style:family="paragraph" style:parent-style-name="Text_20_body">
      <loext:graphic-properties draw:fill="solid"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ffffff" fo:padding="0cm" fo:border="none"/>
    </style:style>
    <style:style style:name="P4" style:family="paragraph" style:parent-style-name="List_20_Paragraph">
      <style:paragraph-properties fo:margin-top="0cm" fo:margin-bottom="0cm" style:contextual-spacing="true" fo:text-align="justify" style:justify-single-word="false"/>
    </style:style>
    <style:style style:name="P5" style:family="paragraph" style:parent-style-name="Header">
      <style:paragraph-properties fo:text-align="center" style:justify-single-word="false" fo:orphans="0" fo:widows="0"/>
    </style:style>
    <style:style style:name="P6" style:family="paragraph" style:parent-style-name="Frame_20_contents">
      <style:paragraph-properties fo:text-align="center" style:justify-single-word="false"/>
    </style:style>
    <style:style style:name="P7" style:family="paragraph" style:parent-style-name="Standard">
      <style:paragraph-properties fo:text-align="center" style:justify-single-word="false"/>
    </style:style>
    <style:style style:name="P8" style:family="paragraph" style:parent-style-name="Header">
      <style:paragraph-properties fo:text-align="center" style:justify-single-word="false" fo:orphans="0" fo:widows="0"/>
      <style:text-properties fo:color="#008000" loext:opacity="100%" style:font-name="Arial" style:font-name-complex="Arial1"/>
    </style:style>
    <style:style style:name="P9" style:family="paragraph" style:parent-style-name="Header">
      <style:paragraph-properties fo:text-align="center" style:justify-single-word="false" fo:orphans="0" fo:widows="0"/>
      <style:text-properties style:font-name="Arial" fo:font-size="26pt" fo:font-weight="bold" style:font-size-asian="26pt" style:font-weight-asian="bold" style:font-name-complex="Arial1" style:font-size-complex="26pt" style:font-weight-complex="bold"/>
    </style:style>
    <style:style style:name="P10" style:family="paragraph" style:parent-style-name="Header">
      <style:paragraph-properties fo:text-align="center" style:justify-single-word="false" fo:orphans="0" fo:widows="0"/>
      <style:text-properties style:font-name="Arial" style:font-name-complex="Arial1"/>
    </style:style>
    <style:style style:name="P11" style:family="paragraph" style:parent-style-name="Header">
      <style:paragraph-properties fo:text-align="center" style:justify-single-word="false" fo:orphans="0" fo:widows="0"/>
      <style:text-properties style:font-name="Arial" fo:font-size="5pt" style:font-size-asian="5pt" style:font-name-complex="Arial1" style:font-size-complex="5pt"/>
    </style:style>
    <style:style style:name="P12" style:family="paragraph" style:parent-style-name="Corps">
      <style:text-properties style:font-name="Roboto1"/>
    </style:style>
    <style:style style:name="P13" style:family="paragraph" style:parent-style-name="Corps">
      <style:text-properties style:font-name="Roboto1" style:font-name-asian="Arial Unicode MS" style:font-name-complex="Arial Unicode MS"/>
    </style:style>
    <style:style style:name="P14" style:family="paragraph" style:parent-style-name="Corps">
      <style:paragraph-properties fo:margin-left="0cm" fo:margin-right="0cm" fo:text-indent="1.27cm" style:auto-text-indent="false"/>
      <style:text-properties style:font-name="Roboto1" style:font-name-asian="Arial Unicode MS" style:font-name-complex="Arial Unicode MS"/>
    </style:style>
    <style:style style:name="P15" style:family="paragraph" style:parent-style-name="Corps">
      <style:paragraph-properties fo:margin-left="0cm" fo:margin-right="-1.764cm" fo:text-indent="0cm" style:auto-text-indent="false"/>
      <style:text-properties style:font-name="Roboto1" style:font-name-asian="Arial Unicode MS" style:font-name-complex="Arial Unicode MS"/>
    </style:style>
    <style:style style:name="P16" style:family="paragraph" style:parent-style-name="Corps">
      <style:paragraph-properties fo:orphans="0" fo:widows="0"/>
      <style:text-properties style:font-name="Roboto1"/>
    </style:style>
    <style:style style:name="P17" style:family="paragraph" style:parent-style-name="Corps">
      <style:text-properties style:font-name="Roboto1" fo:font-size="13pt" fo:font-weight="bold" style:font-name-asian="Arial Unicode MS" style:font-size-asian="13pt" style:font-weight-asian="bold" style:font-name-complex="Arial Unicode MS" style:font-size-complex="13pt" style:font-weight-complex="bold"/>
    </style:style>
    <style:style style:name="P18" style:family="paragraph" style:parent-style-name="List_20_Paragraph">
      <style:paragraph-properties fo:margin-left="1.27cm" fo:margin-right="0cm" fo:margin-top="0cm" fo:margin-bottom="0cm" style:contextual-spacing="true" fo:text-align="justify" style:justify-single-word="false" fo:text-indent="0cm" style:auto-text-indent="false"/>
      <style:text-properties style:font-name="Roboto1" fo:font-size="10pt" fo:font-weight="bold" style:font-size-asian="10pt" style:language-asian="fr" style:country-asian="FR" style:font-weight-asian="bold" style:font-name-complex="Arial1" style:font-size-complex="10pt"/>
    </style:style>
    <style:style style:name="P19" style:family="paragraph" style:parent-style-name="List_20_Paragraph">
      <style:text-properties style:font-name="Roboto1" fo:font-size="10pt" fo:font-weight="bold" style:font-size-asian="10pt" style:language-asian="fr" style:country-asian="FR" style:font-weight-asian="bold" style:font-name-complex="Arial1" style:font-size-complex="10pt"/>
    </style:style>
    <style:style style:name="P20" style:family="paragraph" style:parent-style-name="Normal_20__28_Web_29_">
      <style:paragraph-properties fo:margin-left="1.27cm" fo:margin-right="0cm" fo:margin-top="0cm" fo:margin-bottom="0cm" style:contextual-spacing="false" fo:text-indent="0cm" style:auto-text-indent="false"/>
      <style:text-properties style:font-name="Roboto1" fo:font-size="10pt" fo:font-weight="bold" style:font-size-asian="10pt" style:font-weight-asian="bold" style:font-name-complex="Arial1" style:font-size-complex="10pt"/>
    </style:style>
    <style:style style:name="P21" style:family="paragraph" style:parent-style-name="Standard">
      <style:paragraph-properties fo:text-align="justify" style:justify-single-word="false"/>
      <style:text-properties style:font-name="Roboto1" fo:font-size="10pt" style:text-underline-style="none" style:font-name-asian="Arial Unicode MS" style:font-size-asian="10pt" style:language-asian="fr" style:country-asian="FR" style:font-name-complex="Arial Unicode MS" style:font-size-complex="10pt"/>
    </style:style>
    <style:style style:name="P22" style:family="paragraph" style:parent-style-name="Paragraphe_20_de_20_liste1">
      <style:paragraph-properties fo:margin-left="1.752cm" fo:margin-right="0cm" fo:text-indent="0cm" style:auto-text-indent="false"/>
      <style:text-properties style:font-name="Roboto1"/>
    </style:style>
    <style:style style:name="P23" style:family="paragraph" style:parent-style-name="Paragraphe_20_de_20_liste1">
      <style:paragraph-properties fo:margin-left="2cm" fo:margin-right="0cm" fo:text-indent="0cm" style:auto-text-indent="false"/>
      <style:text-properties style:font-name="Roboto1"/>
    </style:style>
    <style:style style:name="P24" style:family="paragraph" style:parent-style-name="Corps">
      <style:text-properties style:use-window-font-color="true" loext:opacity="0%" style:font-name="Roboto1" style:font-name-asian="Arial Unicode MS" style:font-name-complex="Arial Unicode MS"/>
    </style:style>
    <style:style style:name="P25" style:family="paragraph" style:parent-style-name="Paragraphe_20_de_20_liste1">
      <style:paragraph-properties fo:margin-left="0cm" fo:margin-right="0cm" fo:text-indent="0cm" style:auto-text-indent="false"/>
      <style:text-properties style:use-window-font-color="true" loext:opacity="0%" style:font-name="Roboto1" style:font-name-asian="Arial Unicode MS" style:font-name-complex="Arial Unicode MS"/>
    </style:style>
    <style:style style:name="P26" style:family="paragraph" style:parent-style-name="Corps">
      <style:text-properties style:use-window-font-color="true" loext:opacity="0%" style:font-name="Roboto1"/>
    </style:style>
    <style:style style:name="P27" style:family="paragraph" style:parent-style-name="Corps">
      <style:paragraph-properties fo:orphans="0" fo:widows="0"/>
      <style:text-properties style:use-window-font-color="true" loext:opacity="0%" style:font-name="Roboto1" officeooo:rsid="00177ab4" officeooo:paragraph-rsid="00177ab4"/>
    </style:style>
    <style:style style:name="P28" style:family="paragraph" style:parent-style-name="Paragraphe_20_de_20_liste1">
      <style:paragraph-properties fo:margin-left="0cm" fo:margin-right="0cm" fo:text-indent="0cm" style:auto-text-indent="false"/>
      <style:text-properties style:use-window-font-color="true" loext:opacity="0%" style:font-name="Roboto1"/>
    </style:style>
    <style:style style:name="P29" style:family="paragraph" style:parent-style-name="List_20_Paragraph">
      <style:paragraph-properties fo:margin-left="1.27cm" fo:margin-right="0cm" fo:margin-top="0cm" fo:margin-bottom="0cm" style:contextual-spacing="true" fo:text-align="justify" style:justify-single-word="false" fo:text-indent="0cm" style:auto-text-indent="false"/>
      <style:text-properties fo:color="#000080" loext:opacity="100%" style:font-name="Roboto1" fo:font-size="10pt" fo:font-weight="bold" style:font-size-asian="10pt" style:language-asian="fr" style:country-asian="FR" style:font-weight-asian="bold" style:font-name-complex="Arial1" style:font-size-complex="10pt"/>
    </style:style>
    <style:style style:name="P30" style:family="paragraph" style:parent-style-name="List_20_Paragraph">
      <style:paragraph-properties fo:margin-left="0cm" fo:margin-right="0cm" fo:margin-top="0cm" fo:margin-bottom="0cm" style:contextual-spacing="true" fo:text-align="justify" style:justify-single-word="false" fo:text-indent="0cm" style:auto-text-indent="false"/>
      <style:text-properties fo:color="#000080" loext:opacity="100%" style:font-name="Roboto1" fo:font-size="10pt" fo:font-weight="bold" style:font-size-asian="10pt" style:language-asian="fr" style:country-asian="FR" style:font-weight-asian="bold" style:font-name-complex="Arial1" style:font-size-complex="10pt"/>
    </style:style>
    <style:style style:name="P31" style:family="paragraph" style:parent-style-name="Text_20_body">
      <style:paragraph-properties fo:margin-left="0cm" fo:margin-right="0cm" fo:margin-top="0cm" fo:margin-bottom="0cm" style:contextual-spacing="true" fo:text-align="justify" style:justify-single-word="false" fo:text-indent="0cm" style:auto-text-indent="false"/>
      <style:text-properties fo:color="#000080" loext:opacity="100%" style:font-name="Roboto1" fo:font-size="10pt" fo:font-weight="bold" style:font-size-asian="10pt" style:language-asian="fr" style:country-asian="FR" style:font-weight-asian="bold" style:font-name-complex="Arial1" style:font-size-complex="10pt"/>
    </style:style>
    <style:style style:name="P32" style:family="paragraph" style:parent-style-name="Standard">
      <style:paragraph-properties fo:text-align="justify" style:justify-single-word="false"/>
      <style:text-properties fo:color="#000080" loext:opacity="100%" style:font-name="Roboto1" fo:font-size="10pt" style:text-underline-style="none" style:font-name-asian="Arial Unicode MS" style:font-size-asian="10pt" style:language-asian="fr" style:country-asian="FR" style:font-name-complex="Arial Unicode MS" style:font-size-complex="10pt"/>
    </style:style>
    <style:style style:name="P33" style:family="paragraph" style:parent-style-name="Standard">
      <loext:graphic-properties draw:fill="solid" draw:fill-color="#ffffff"/>
      <style:paragraph-properties fo:margin-left="0cm" fo:margin-right="-0.515cm" fo:text-indent="0cm" style:auto-text-indent="false" fo:background-color="#ffffff"/>
      <style:text-properties fo:color="#000080" loext:opacity="100%" style:font-name="Roboto1" fo:font-size="10pt" fo:font-style="italic" style:text-underline-style="none" style:font-name-asian="Arial Unicode MS" style:font-size-asian="10pt" style:language-asian="fr" style:country-asian="FR" style:font-style-asian="italic" style:font-name-complex="Arial Unicode MS" style:font-size-complex="10pt"/>
    </style:style>
    <style:style style:name="P34" style:family="paragraph" style:parent-style-name="List_20_Paragraph">
      <style:paragraph-properties fo:margin-left="1.27cm" fo:margin-right="0cm" fo:margin-top="0cm" fo:margin-bottom="0cm" style:contextual-spacing="true" fo:text-align="justify" style:justify-single-word="false" fo:text-indent="0cm" style:auto-text-indent="false"/>
      <style:text-properties fo:font-size="8pt" style:font-size-asian="8pt" style:language-asian="fr" style:country-asian="FR" style:font-size-complex="8pt" style:font-weight-complex="bold"/>
    </style:style>
    <style:style style:name="P35" style:family="paragraph" style:parent-style-name="Standard">
      <style:paragraph-properties fo:margin-top="0cm" fo:margin-bottom="0cm" style:contextual-spacing="true" fo:text-align="justify" style:justify-single-word="false"/>
      <style:text-properties fo:font-size="8pt" style:font-size-asian="8pt" style:language-asian="fr" style:country-asian="FR" style:font-size-complex="8pt" style:font-weight-complex="bold"/>
    </style:style>
    <style:style style:name="P36" style:family="paragraph" style:parent-style-name="List_20_Paragraph">
      <style:paragraph-properties fo:margin-top="0cm" fo:margin-bottom="0cm" style:contextual-spacing="true" fo:text-align="justify" style:justify-single-word="false"/>
      <style:text-properties fo:font-size="8pt" fo:font-weight="normal" officeooo:rsid="00177ab4" officeooo:paragraph-rsid="00177ab4" style:font-size-asian="7pt" style:font-weight-asian="normal" style:font-size-complex="8pt" style:font-weight-complex="normal"/>
    </style:style>
    <style:style style:name="P37" style:family="paragraph" style:parent-style-name="List_20_Paragraph">
      <style:paragraph-properties fo:margin-left="1.27cm" fo:margin-right="0cm" fo:text-indent="0cm" style:auto-text-indent="false"/>
    </style:style>
    <style:style style:name="P38" style:family="paragraph" style:parent-style-name="List_20_Paragraph">
      <style:paragraph-properties fo:margin-left="0cm" fo:margin-right="0cm" fo:text-indent="0cm" style:auto-text-indent="false"/>
      <style:text-properties fo:color="#000000" loext:opacity="100%" style:font-name="Roboto1" fo:font-size="10pt" fo:font-weight="normal" officeooo:rsid="00177ab4" officeooo:paragraph-rsid="00177ab4" style:font-size-asian="10pt" style:language-asian="fr" style:country-asian="FR" style:font-weight-asian="normal" style:font-name-complex="Arial1" style:font-size-complex="10pt" style:font-weight-complex="normal"/>
    </style:style>
    <style:style style:name="P39" style:family="paragraph" style:parent-style-name="List_20_Paragraph">
      <style:paragraph-properties fo:margin-left="0cm" fo:margin-right="0cm" fo:margin-top="0cm" fo:margin-bottom="0cm" style:contextual-spacing="true" fo:text-align="justify" style:justify-single-word="false" fo:text-indent="0cm" style:auto-text-indent="false"/>
      <style:text-properties fo:color="#000000" loext:opacity="100%" style:font-name="Roboto1" fo:font-size="10pt" style:text-underline-style="solid" style:text-underline-width="auto" style:text-underline-color="font-color" fo:font-weight="bold" officeooo:rsid="00177ab4" style:font-size-asian="10pt" style:language-asian="fr" style:country-asian="FR" style:font-weight-asian="bold" style:font-name-complex="Arial1" style:font-size-complex="10pt"/>
    </style:style>
    <style:style style:name="P40" style:family="paragraph" style:parent-style-name="Paragraphe_20_de_20_liste1">
      <style:paragraph-properties fo:margin-left="0cm" fo:margin-right="0cm" fo:text-indent="0cm" style:auto-text-indent="false"/>
      <style:text-properties fo:color="#000000" loext:opacity="100%" style:font-name="Roboto1"/>
    </style:style>
    <style:style style:name="P41" style:family="paragraph" style:parent-style-name="List_20_Paragraph">
      <style:paragraph-properties fo:margin-left="1.27cm" fo:margin-right="0cm" fo:margin-top="0cm" fo:margin-bottom="0cm" style:contextual-spacing="true" fo:text-align="justify" style:justify-single-word="false" fo:text-indent="0cm" style:auto-text-indent="false"/>
      <style:text-properties fo:color="#000000" loext:opacity="100%" style:text-line-through-style="none" style:text-line-through-type="none" style:font-name="Roboto1" fo:font-size="10pt" style:text-underline-style="solid" style:text-underline-width="auto" style:text-underline-color="font-color" fo:font-weight="bold" officeooo:rsid="00177ab4" officeooo:paragraph-rsid="00177ab4" style:font-size-asian="10pt" style:language-asian="fr" style:country-asian="FR" style:font-weight-asian="bold" style:font-name-complex="Arial1" style:font-size-complex="10pt"/>
    </style:style>
    <style:style style:name="P42" style:family="paragraph" style:parent-style-name="List_20_Paragraph">
      <style:paragraph-properties fo:margin-left="0cm" fo:margin-right="0cm" fo:margin-top="0cm" fo:margin-bottom="0cm" style:contextual-spacing="true" fo:text-align="justify" style:justify-single-word="false" fo:text-indent="0cm" style:auto-text-indent="false"/>
      <style:text-properties fo:color="#000000" loext:opacity="100%" style:font-name="Roboto" fo:font-size="10pt" fo:font-weight="normal" style:font-size-asian="10pt" style:language-asian="fr" style:country-asian="FR" style:font-weight-asian="normal" style:font-name-complex="Arial1" style:font-size-complex="10pt" style:font-weight-complex="normal"/>
    </style:style>
    <style:style style:name="P43" style:family="paragraph" style:parent-style-name="Text_20_body">
      <style:paragraph-properties fo:margin-left="0cm" fo:margin-right="0cm" fo:margin-top="0cm" fo:margin-bottom="0cm" style:contextual-spacing="true" fo:text-align="justify" style:justify-single-word="false" fo:text-indent="0cm" style:auto-text-indent="false"/>
      <style:text-properties fo:color="#000000" loext:opacity="100%" style:font-name="Roboto" fo:font-size="10pt" fo:font-weight="normal" style:font-size-asian="10pt" style:language-asian="fr" style:country-asian="FR" style:font-weight-asian="normal" style:font-name-complex="Arial1" style:font-size-complex="10pt" style:font-weight-complex="normal"/>
    </style:style>
    <style:style style:name="P44" style:family="paragraph" style:parent-style-name="List_20_Paragraph">
      <style:paragraph-properties fo:margin-left="0cm" fo:margin-right="0cm" fo:margin-top="0cm" fo:margin-bottom="0cm" style:contextual-spacing="true" fo:text-align="justify" style:justify-single-word="false" fo:text-indent="0cm" style:auto-text-indent="false"/>
      <style:text-properties fo:color="#000000" loext:opacity="100%" style:font-name="Roboto" fo:font-size="10pt" fo:font-weight="normal" officeooo:rsid="00177ab4" officeooo:paragraph-rsid="00177ab4" style:font-size-asian="10pt" style:language-asian="fr" style:country-asian="FR" style:font-weight-asian="normal" style:font-name-complex="Arial1" style:font-size-complex="10pt" style:font-weight-complex="normal"/>
    </style:style>
    <style:style style:name="P45" style:family="paragraph" style:parent-style-name="Text_20_body">
      <style:paragraph-properties fo:margin-left="0cm" fo:margin-right="0cm" fo:margin-top="0cm" fo:margin-bottom="0cm" style:contextual-spacing="true" fo:text-align="justify" style:justify-single-word="false" fo:text-indent="0cm" style:auto-text-indent="false"/>
      <style:text-properties fo:color="#000000" loext:opacity="100%" style:font-name="Roboto" fo:font-size="10pt" fo:font-weight="normal" officeooo:rsid="00177ab4" officeooo:paragraph-rsid="00177ab4" style:font-size-asian="10pt" style:language-asian="fr" style:country-asian="FR" style:font-weight-asian="normal" style:font-name-complex="Arial1" style:font-size-complex="10pt" style:font-weight-complex="normal"/>
    </style:style>
    <style:style style:name="P46" style:family="paragraph" style:parent-style-name="Text_20_body">
      <style:paragraph-properties fo:margin-left="0cm" fo:margin-right="0cm" fo:margin-top="0cm" fo:margin-bottom="0cm" style:contextual-spacing="false" fo:line-height="156%" fo:orphans="2" fo:widows="2" fo:text-indent="0cm" style:auto-text-indent="false"/>
      <style:text-properties fo:color="#000000" loext:opacity="100%" style:font-name="Roboto" fo:font-size="10pt" fo:font-weight="normal" style:font-size-asian="10pt" style:font-weight-asian="normal" style:font-size-complex="10pt" style:font-weight-complex="normal"/>
    </style:style>
    <style:style style:name="P47" style:family="paragraph" style:parent-style-name="Paragraphe_20_de_20_liste1">
      <style:paragraph-properties fo:margin-left="2cm" fo:margin-right="0cm" fo:text-indent="0cm" style:auto-text-indent="false"/>
      <style:text-properties fo:color="#000000" loext:opacity="100%" style:font-name="Times New Roman" fo:font-size="8pt" style:font-size-asian="8pt" style:font-name-complex="Times New Roman1" style:font-size-complex="8pt"/>
    </style:style>
    <style:style style:name="P48" style:family="paragraph" style:parent-style-name="Paragraphe_20_de_20_liste1">
      <style:paragraph-properties fo:margin-left="0cm" fo:margin-right="0cm" fo:text-indent="0cm" style:auto-text-indent="false"/>
      <style:text-properties fo:color="#ff0000" loext:opacity="100%" style:font-name="Roboto1" fo:font-weight="bold" style:font-weight-asian="bold"/>
    </style:style>
    <style:style style:name="P49" style:family="paragraph" style:parent-style-name="Text_20_body">
      <style:paragraph-properties fo:margin-left="0cm" fo:margin-right="0cm" fo:margin-top="0cm" fo:margin-bottom="0cm" style:contextual-spacing="false" fo:line-height="156%" fo:orphans="2" fo:widows="2" fo:text-indent="0cm" style:auto-text-indent="false"/>
    </style:style>
    <style:style style:name="P50" style:family="paragraph" style:parent-style-name="Text_20_body">
      <style:paragraph-properties fo:margin-left="0cm" fo:margin-right="0cm" fo:margin-top="0cm" fo:margin-bottom="0cm" style:contextual-spacing="false" fo:line-height="156%" fo:orphans="2" fo:widows="2" fo:text-indent="0cm" style:auto-text-indent="false"/>
      <style:text-properties style:font-name="Roboto" fo:font-size="10pt" style:text-underline-style="solid" style:text-underline-width="auto" style:text-underline-color="font-color" fo:font-weight="normal" style:font-size-asian="10pt" style:font-weight-asian="normal" style:font-size-complex="10pt" style:font-weight-complex="normal"/>
    </style:style>
    <style:style style:name="P51" style:family="paragraph" style:parent-style-name="Text_20_body">
      <loext:graphic-properties draw:fill="solid" draw:fill-color="#ffffff" draw:opacity="100%"/>
      <style:paragraph-properties fo:margin-left="0cm" fo:margin-right="0cm" fo:margin-top="0cm" fo:margin-bottom="0cm" style:contextual-spacing="false" fo:text-align="justify" style:justify-single-word="false" fo:orphans="2" fo:widows="2" fo:text-indent="0cm" style:auto-text-indent="false" fo:background-color="#ffffff" fo:padding="0cm" fo:border="none"/>
      <style:text-properties fo:font-variant="normal" fo:text-transform="none" fo:color="#000000" loext:opacity="100%" style:font-name="Roboto" fo:font-size="10pt" fo:letter-spacing="normal" fo:font-style="normal" fo:font-weight="normal" style:font-size-asian="10pt" style:font-weight-asian="normal" style:font-size-complex="10pt" style:font-weight-complex="normal"/>
    </style:style>
    <style:style style:name="P52" style:family="paragraph" style:parent-style-name="Text_20_body">
      <style:paragraph-properties fo:margin-left="0cm" fo:margin-right="0cm" fo:margin-top="0cm" fo:margin-bottom="0cm" style:contextual-spacing="true" fo:text-align="justify" style:justify-single-word="false" fo:text-indent="0cm" style:auto-text-indent="false"/>
      <style:text-properties fo:font-variant="normal" fo:text-transform="none" fo:color="#444444" loext:opacity="100%" style:font-name="Roboto" fo:font-size="10pt" fo:letter-spacing="normal" fo:font-style="normal" style:text-underline-style="none" fo:font-weight="normal" officeooo:rsid="00177ab4" style:font-size-asian="10pt" style:language-asian="fr" style:country-asian="FR" style:font-weight-asian="normal" style:font-name-complex="Arial1" style:font-size-complex="10pt" style:font-weight-complex="normal"/>
    </style:style>
    <style:style style:name="P53" style:family="paragraph" style:parent-style-name="Corps">
      <style:paragraph-properties fo:orphans="0" fo:widows="0"/>
      <style:text-properties fo:color="#0000ff" loext:opacity="100%" style:font-name="Roboto1" style:text-underline-style="none"/>
    </style:style>
    <style:style style:name="P54" style:family="paragraph" style:parent-style-name="Corps">
      <style:paragraph-properties fo:margin-left="0cm" fo:margin-right="-0.515cm" fo:orphans="0" fo:widows="0" fo:text-indent="0cm" style:auto-text-indent="false"/>
      <style:text-properties fo:color="#0000ff" loext:opacity="100%" style:font-name="Roboto1" style:text-underline-style="none"/>
    </style:style>
    <style:style style:name="P55" style:family="paragraph" style:parent-style-name="Corps">
      <style:paragraph-properties fo:orphans="0" fo:widows="0"/>
      <style:text-properties fo:color="#0000ff" loext:opacity="100%" style:font-name="Roboto1" style:text-underline-style="none" style:font-name-asian="Arial Unicode MS" style:font-name-complex="Arial Unicode MS"/>
    </style:style>
    <style:style style:name="P56" style:family="paragraph" style:parent-style-name="List_20_Paragraph">
      <style:text-properties style:font-name="Sans Serif" fo:font-size="10pt" fo:font-weight="normal" officeooo:rsid="0017c543" officeooo:paragraph-rsid="0017c543" style:font-size-asian="10pt" style:font-weight-asian="normal" style:font-name-complex="Arial1" style:font-size-complex="10pt" style:font-weight-complex="normal"/>
    </style:style>
    <style:style style:name="P57" style:family="paragraph" style:parent-style-name="Standard">
      <style:text-properties officeooo:paragraph-rsid="0017c543"/>
    </style:style>
    <style:style style:name="P58" style:family="paragraph" style:parent-style-name="Légende1">
      <style:paragraph-properties fo:margin-top="0cm" fo:margin-bottom="0.162cm" style:contextual-spacing="false" fo:line-height="90%" fo:text-align="center" style:justify-single-word="false">
        <style:tab-stops>
          <style:tab-stop style:position="1.358cm"/>
          <style:tab-stop style:position="2.716cm"/>
        </style:tab-stops>
      </style:paragraph-properties>
    </style:style>
    <style:style style:name="P59" style:family="paragraph" style:parent-style-name="Légende1">
      <style:paragraph-properties fo:margin-top="0cm" fo:margin-bottom="0.148cm" style:contextual-spacing="false" fo:line-height="90%" fo:text-align="center" style:justify-single-word="false">
        <style:tab-stops>
          <style:tab-stop style:position="1.235cm"/>
        </style:tab-stops>
      </style:paragraph-properties>
    </style:style>
    <style:style style:name="P60" style:family="paragraph" style:parent-style-name="Légende1">
      <style:paragraph-properties fo:margin-top="0cm" fo:margin-bottom="0.148cm" style:contextual-spacing="false" fo:line-height="90%" fo:text-align="center" style:justify-single-word="false">
        <style:tab-stops>
          <style:tab-stop style:position="1.235cm"/>
          <style:tab-stop style:position="2.469cm"/>
        </style:tab-stops>
      </style:paragraph-properties>
    </style:style>
    <style:style style:name="P61" style:family="paragraph" style:parent-style-name="Légende1">
      <style:paragraph-properties fo:margin-top="0cm" fo:margin-bottom="0.162cm" style:contextual-spacing="false" fo:line-height="90%" fo:text-align="center" style:justify-single-word="false">
        <style:tab-stops>
          <style:tab-stop style:position="1.358cm"/>
        </style:tab-stops>
      </style:paragraph-properties>
    </style:style>
    <style:style style:name="P62" style:family="paragraph" style:parent-style-name="Légende1">
      <style:paragraph-properties fo:margin-top="0cm" fo:margin-bottom="0.162cm" style:contextual-spacing="false" fo:line-height="90%" fo:text-align="end" style:justify-single-word="false">
        <style:tab-stops>
          <style:tab-stop style:position="1.358cm"/>
        </style:tab-stops>
      </style:paragraph-properties>
    </style:style>
    <style:style style:name="P63" style:family="paragraph" style:parent-style-name="Corps_20_A">
      <style:paragraph-properties fo:orphans="0" fo:widows="0" fo:padding="0cm" fo:border="none" style:shadow="none" style:join-border="false">
        <style:tab-stops>
          <style:tab-stop style:position="1.801cm"/>
          <style:tab-stop style:position="3.602cm"/>
          <style:tab-stop style:position="5.403cm"/>
          <style:tab-stop style:position="7.204cm"/>
          <style:tab-stop style:position="9.005cm"/>
          <style:tab-stop style:position="10.806cm"/>
          <style:tab-stop style:position="12.607cm"/>
        </style:tab-stops>
      </style:paragraph-properties>
    </style:style>
    <style:style style:name="P64" style:family="paragraph" style:parent-style-name="Paragraphe_20_de_20_liste1">
      <style:paragraph-properties fo:margin-left="1.752cm" fo:margin-right="0cm" fo:text-indent="0cm" style:auto-text-indent="false"/>
    </style:style>
    <style:style style:name="P65" style:family="paragraph" style:parent-style-name="Paragraphe_20_de_20_liste1">
      <style:paragraph-properties fo:margin-left="2cm" fo:margin-right="0cm" fo:text-indent="0cm" style:auto-text-indent="false"/>
    </style:style>
    <style:style style:name="P66" style:family="paragraph" style:parent-style-name="Paragraphe_20_de_20_liste1">
      <style:paragraph-properties fo:margin-left="0cm" fo:margin-right="0cm" fo:text-indent="0cm" style:auto-text-indent="false"/>
    </style:style>
    <style:style style:name="P67" style:family="paragraph" style:parent-style-name="Corps">
      <style:paragraph-properties fo:text-align="center" style:justify-single-word="false" fo:orphans="0" fo:widows="0"/>
    </style:style>
    <style:style style:name="P68" style:family="paragraph" style:parent-style-name="Corps">
      <style:paragraph-properties fo:orphans="0" fo:widows="0"/>
    </style:style>
    <style:style style:name="P69" style:family="paragraph" style:parent-style-name="Corps" style:list-style-name="WWNum24">
      <style:paragraph-properties fo:orphans="0" fo:widows="0"/>
    </style:style>
    <style:style style:name="P70" style:family="paragraph" style:parent-style-name="Corps">
      <style:paragraph-properties fo:margin-left="0cm" fo:margin-right="-0.515cm" fo:orphans="0" fo:widows="0" fo:text-indent="0cm" style:auto-text-indent="false"/>
    </style:style>
    <style:style style:name="P71" style:family="paragraph" style:parent-style-name="Corps">
      <style:paragraph-properties fo:text-align="start" style:justify-single-word="false" fo:orphans="0" fo:widows="0"/>
    </style:style>
    <style:style style:name="P72" style:family="paragraph" style:parent-style-name="Corps">
      <style:paragraph-properties fo:orphans="0" fo:widows="0"/>
      <style:text-properties style:use-window-font-color="true" loext:opacity="0%" style:font-name="Roboto1" officeooo:rsid="00177ab4" officeooo:paragraph-rsid="00177ab4"/>
    </style:style>
    <style:style style:name="P73" style:family="paragraph" style:parent-style-name="Corps">
      <style:paragraph-properties fo:margin-left="0cm" fo:margin-right="0cm" fo:text-indent="1.27cm" style:auto-text-indent="false"/>
    </style:style>
    <style:style style:name="P74" style:family="paragraph" style:parent-style-name="Corps" style:master-page-name="Converted2">
      <style:paragraph-properties style:page-number="auto"/>
    </style:style>
    <style:style style:name="P75" style:family="paragraph" style:parent-style-name="Corps">
      <style:paragraph-properties fo:margin-left="0cm" fo:margin-right="-0.515cm" fo:text-indent="0cm" style:auto-text-indent="false"/>
    </style:style>
    <style:style style:name="P76" style:family="paragraph" style:parent-style-name="Footer">
      <style:paragraph-properties fo:text-align="justify" style:justify-single-word="false" fo:padding-left="0cm" fo:padding-right="0cm" fo:padding-top="0.035cm" fo:padding-bottom="0cm" fo:border-left="none" fo:border-right="none" fo:border-top="0.51pt solid #000000" fo:border-bottom="none">
        <style:tab-stops>
          <style:tab-stop style:position="9.001cm" style:type="center"/>
          <style:tab-stop style:position="16.002cm" style:type="right"/>
        </style:tab-stops>
      </style:paragraph-properties>
    </style:style>
    <style:style style:name="P77" style:family="paragraph" style:parent-style-name="Header">
      <style:paragraph-properties fo:text-align="center" style:justify-single-word="false" fo:orphans="0" fo:widows="0"/>
    </style:style>
    <style:style style:name="P78" style:family="paragraph" style:parent-style-name="List_20_Paragraph">
      <style:paragraph-properties fo:margin-left="0cm" fo:margin-right="0cm" fo:margin-top="0cm" fo:margin-bottom="0cm" style:contextual-spacing="true" fo:text-align="justify" style:justify-single-word="false" fo:text-indent="0cm" style:auto-text-indent="false"/>
    </style:style>
    <style:style style:name="P79" style:family="paragraph" style:parent-style-name="List_20_Paragraph" style:list-style-name="WWNum30">
      <style:paragraph-properties fo:margin-top="0cm" fo:margin-bottom="0cm" style:contextual-spacing="true" fo:text-align="justify" style:justify-single-word="false"/>
    </style:style>
    <style:style style:name="P80" style:family="paragraph" style:parent-style-name="List_20_Paragraph">
      <style:paragraph-properties fo:margin-left="1.27cm" fo:margin-right="0cm" fo:margin-top="0cm" fo:margin-bottom="0cm" style:contextual-spacing="true" fo:text-align="justify" style:justify-single-word="false" fo:text-indent="0cm" style:auto-text-indent="false"/>
    </style:style>
    <style:style style:name="P81" style:family="paragraph" style:parent-style-name="List_20_Paragraph" style:list-style-name="WWNum42"/>
    <style:style style:name="P82" style:family="paragraph" style:parent-style-name="List_20_Paragraph" style:list-style-name="WWNum41"/>
    <style:style style:name="P83" style:family="paragraph" style:parent-style-name="List_20_Paragraph" style:list-style-name="WWNum45"/>
    <style:style style:name="P84" style:family="paragraph" style:parent-style-name="List_20_Paragraph" style:list-style-name="L1">
      <style:paragraph-properties fo:margin-top="0cm" fo:margin-bottom="0cm" style:contextual-spacing="true" fo:text-align="justify" style:justify-single-word="false"/>
      <style:text-properties fo:font-size="8pt" fo:font-weight="normal" officeooo:rsid="00177ab4" officeooo:paragraph-rsid="00177ab4" style:font-size-asian="7pt" style:font-weight-asian="normal" style:font-size-complex="8pt" style:font-weight-complex="normal"/>
    </style:style>
    <style:style style:name="P85" style:family="paragraph" style:parent-style-name="List_20_Paragraph" style:list-style-name="WWNum2">
      <style:paragraph-properties fo:margin-left="1.27cm" fo:margin-right="0cm" fo:margin-top="0cm" fo:margin-bottom="0cm" style:contextual-spacing="true" fo:text-align="justify" style:justify-single-word="false" fo:text-indent="-0.635cm" style:auto-text-indent="false"/>
      <style:text-properties fo:color="#000080" loext:opacity="100%" style:font-name="Roboto1" fo:font-size="10pt" fo:font-weight="bold" style:font-size-asian="10pt" style:language-asian="fr" style:country-asian="FR" style:font-weight-asian="bold" style:font-name-complex="Arial1" style:font-size-complex="10pt"/>
    </style:style>
    <style:style style:name="P86" style:family="paragraph" style:parent-style-name="Normal_20__28_Web_29_" style:list-style-name="WWNum30">
      <style:paragraph-properties fo:margin-top="0cm" fo:margin-bottom="0cm" style:contextual-spacing="false"/>
    </style:style>
    <style:style style:name="P87" style:family="paragraph" style:parent-style-name="Normal_20__28_Web_29_">
      <loext:graphic-properties draw:fill="solid" draw:fill-color="#ffffff"/>
      <style:paragraph-properties fo:margin-left="0cm" fo:margin-right="-0.515cm" fo:margin-top="0cm" fo:margin-bottom="0.212cm" style:contextual-spacing="false" fo:text-align="justify" style:justify-single-word="false" fo:text-indent="0cm" style:auto-text-indent="false" fo:background-color="#ffffff"/>
    </style:style>
    <style:style style:name="P88" style:family="paragraph" style:parent-style-name="Normal_20__28_Web_29_">
      <style:paragraph-properties fo:margin-top="0.494cm" fo:margin-bottom="0.494cm" style:contextual-spacing="false"/>
      <style:text-properties fo:color="#000000" loext:opacity="100%" style:font-name="Sans Serif Collection" fo:font-size="10pt" officeooo:rsid="001a6383" officeooo:paragraph-rsid="001a6383" style:font-name-asian="Calibri1" style:font-size-asian="10pt" style:language-asian="en" style:country-asian="US" style:font-size-complex="11pt"/>
    </style:style>
    <style:style style:name="P89" style:family="paragraph" style:parent-style-name="Standard" style:master-page-name="First_20_Page">
      <loext:graphic-properties draw:fill="solid" draw:fill-color="#000000"/>
      <style:paragraph-properties fo:margin-left="0cm" fo:margin-right="-1.75cm" fo:margin-top="0cm" fo:margin-bottom="0.282cm" style:contextual-spacing="false" fo:hyphenation-ladder-count="no-limit" fo:text-indent="-2.501cm" style:auto-text-indent="false" style:page-number="auto" fo:background-color="#000000"/>
      <style:text-properties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loext:graphic-properties draw:fill="solid" draw:fill-color="#000000"/>
      <style:paragraph-properties fo:margin-left="0cm" fo:margin-right="-1.75cm" fo:margin-top="0cm" fo:margin-bottom="0.282cm" style:contextual-spacing="false" fo:hyphenation-ladder-count="no-limit" fo:text-indent="-2.501cm" style:auto-text-indent="false" fo:background-color="#000000"/>
      <style:text-properties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loext:graphic-properties draw:fill="solid" draw:fill-color="#000000"/>
      <style:paragraph-properties fo:margin-left="0cm" fo:margin-right="-1.75cm" fo:margin-top="0cm" fo:margin-bottom="0.282cm" style:contextual-spacing="false" fo:hyphenation-ladder-count="no-limit" fo:text-indent="-2.501cm" style:auto-text-indent="false" fo:break-before="page" fo:background-color="#000000"/>
      <style:text-properties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master-page-name="Converted1">
      <loext:graphic-properties draw:fill="solid" draw:fill-color="#000000"/>
      <style:paragraph-properties fo:margin-left="0cm" fo:margin-right="-1.75cm" fo:margin-top="0cm" fo:margin-bottom="0.282cm" style:contextual-spacing="false" fo:hyphenation-ladder-count="no-limit" fo:text-indent="-2.501cm" style:auto-text-indent="false" style:page-number="auto" fo:background-color="#000000"/>
      <style:text-properties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paragraph-properties fo:text-align="justify" style:justify-single-word="false" fo:orphans="0" fo:widows="0"/>
    </style:style>
    <style:style style:name="P94" style:family="paragraph" style:parent-style-name="Standard">
      <style:paragraph-properties fo:margin-top="0cm" fo:margin-bottom="0cm" style:contextual-spacing="true" fo:text-align="justify" style:justify-single-word="false"/>
    </style:style>
    <style:style style:name="P95" style:family="paragraph" style:parent-style-name="Standard">
      <style:paragraph-properties fo:text-align="justify" style:justify-single-word="false"/>
    </style:style>
    <style:style style:name="P96" style:family="paragraph" style:parent-style-name="Standard">
      <style:paragraph-properties fo:orphans="0" fo:widows="0"/>
    </style:style>
    <style:style style:name="P97" style:family="paragraph" style:parent-style-name="Standard">
      <style:paragraph-properties fo:margin-left="0.635cm" fo:margin-right="0cm" fo:text-indent="0cm" style:auto-text-indent="false"/>
    </style:style>
    <style:style style:name="P98" style:family="paragraph" style:parent-style-name="Standard">
      <style:paragraph-properties fo:margin-top="0cm" fo:margin-bottom="0cm" style:contextual-spacing="true"/>
    </style:style>
    <style:style style:name="P99" style:family="paragraph" style:parent-style-name="Standard">
      <style:text-properties style:font-name="Sans Serif" fo:font-style="normal" fo:font-weight="normal" officeooo:paragraph-rsid="0017c543" style:font-style-asian="normal" style:font-weight-asian="normal" style:font-style-complex="normal" style:font-weight-complex="normal"/>
    </style:style>
    <style:style style:name="P100" style:family="paragraph" style:parent-style-name="Standard">
      <style:text-properties officeooo:paragraph-rsid="0017c543"/>
    </style:style>
    <style:style style:name="P101" style:family="paragraph" style:parent-style-name="Standard">
      <loext:graphic-properties draw:fill="solid" draw:fill-color="#ffffff"/>
      <style:paragraph-properties fo:margin-left="0cm" fo:margin-right="-0.515cm" fo:text-indent="0cm" style:auto-text-indent="false" fo:background-color="#ffffff"/>
    </style:style>
    <style:style style:name="P102" style:family="paragraph" style:parent-style-name="Text_20_body" style:list-style-name="L2">
      <loext:graphic-properties draw:fill="none" draw:fill-color="#ffffff" draw:opacity="100%"/>
      <style:paragraph-properties fo:margin-top="0cm" fo:margin-bottom="0cm" style:contextual-spacing="false" style:line-height-at-least="0.55cm" fo:text-align="justify" style:justify-single-word="false" fo:orphans="2" fo:widows="2" fo:background-color="transparent" fo:padding="0cm" fo:border="none"/>
    </style:style>
    <style:style style:name="P103" style:family="paragraph" style:parent-style-name="Text_20_body" style:list-style-name="L3">
      <loext:graphic-properties draw:fill="none" draw:fill-color="#ffffff" draw:opacity="100%"/>
      <style:paragraph-properties fo:margin-top="0cm" fo:margin-bottom="0cm" style:contextual-spacing="false" style:line-height-at-least="0.55cm" fo:text-align="justify" style:justify-single-word="false" fo:orphans="2" fo:widows="2" fo:background-color="transparent" fo:padding="0cm" fo:border="none"/>
    </style:style>
    <style:style style:name="P104" style:family="paragraph">
      <loext:graphic-properties draw:fill="solid" draw:fill-color="#ffffff"/>
      <style:paragraph-properties fo:text-align="start"/>
      <style:text-properties fo:font-size="18pt"/>
    </style:style>
    <style:style style:name="P105" style:family="paragraph">
      <loext:graphic-properties draw:fill="none"/>
      <style:paragraph-properties fo:text-align="start"/>
      <style:text-properties fo:font-size="18pt"/>
    </style:style>
    <style:style style:name="P106" style:family="paragraph">
      <loext:graphic-properties draw:fill="solid" draw:fill-color="#000000"/>
      <style:paragraph-properties fo:text-align="start"/>
    </style:style>
    <style:style style:name="P107" style:family="paragraph">
      <loext:graphic-properties draw:fill="none"/>
      <style:paragraph-properties fo:text-align="start"/>
    </style:style>
    <style:style style:name="P108" style:family="paragraph">
      <loext:graphic-properties draw:fill="none"/>
      <style:paragraph-properties fo:text-align="start"/>
      <style:text-properties fo:font-size="12pt"/>
    </style:style>
    <style:style style:name="P109" style:family="paragraph">
      <loext:graphic-properties draw:fill="solid" draw:fill-color="#4f81bd"/>
      <style:paragraph-properties fo:text-align="start"/>
    </style:style>
    <style:style style:name="P110" style:family="paragraph">
      <loext:graphic-properties draw:fill="solid" draw:fill-color="#ffffff" draw:opacity="90%"/>
      <style:paragraph-properties fo:text-align="start"/>
    </style:style>
    <style:style style:name="P111" style:family="paragraph">
      <loext:graphic-properties draw:fill="solid" draw:fill-color="#c0504d"/>
      <style:paragraph-properties fo:text-align="start"/>
    </style:style>
    <style:style style:name="P112" style:family="paragraph">
      <loext:graphic-properties draw:fill="solid" draw:fill-color="#9bbb59"/>
      <style:paragraph-properties fo:text-align="start"/>
    </style:style>
    <style:style style:name="P113" style:family="paragraph">
      <loext:graphic-properties draw:fill="solid" draw:fill-color="#8064a2"/>
      <style:paragraph-properties fo:text-align="start"/>
    </style:style>
    <style:style style:name="P114" style:family="paragraph">
      <loext:graphic-properties draw:fill="solid" draw:fill-color="#00b0f0"/>
      <style:paragraph-properties fo:text-align="start"/>
    </style:style>
    <style:style style:name="P115" style:family="paragraph">
      <loext:graphic-properties draw:fill="solid" draw:fill-color="#c4bd97"/>
      <style:paragraph-properties fo:text-align="start"/>
    </style:style>
    <style:style style:name="P116" style:family="paragraph">
      <loext:graphic-properties draw:fill="solid" draw:fill-color="#ffc000"/>
      <style:paragraph-properties fo:text-align="start"/>
    </style:style>
    <style:style style:name="T1" style:family="text">
      <style:text-properties fo:color="#000080" loext:opacity="100%" style:font-name="Arial" fo:font-size="10pt" style:font-size-asian="10pt" style:language-asian="fr" style:country-asian="FR" style:font-name-complex="Arial1" style:font-size-complex="10pt"/>
    </style:style>
    <style:style style:name="T2" style:family="text">
      <style:text-properties fo:color="#000080" loext:opacity="100%" style:font-name="Arial" fo:language="fr" fo:country="FR" style:text-underline-style="none" style:font-name-asian="Arial Unicode MS" style:language-asian="fr" style:country-asian="FR" style:font-name-complex="Arial Unicode MS"/>
    </style:style>
    <style:style style:name="T3" style:family="text">
      <style:text-properties fo:color="#000080" loext:opacity="100%" style:font-name="Arial" fo:font-size="9pt" fo:language="fr" fo:country="FR" style:text-underline-style="none" style:font-name-asian="Arial Unicode MS" style:font-size-asian="9pt" style:language-asian="fr" style:country-asian="FR" style:font-name-complex="Arial Unicode MS" style:font-size-complex="9pt"/>
    </style:style>
    <style:style style:name="T4" style:family="text">
      <style:text-properties fo:color="#000080" loext:opacity="100%" style:font-name="Arial" fo:font-size="9pt" fo:language="fr" fo:country="FR" fo:font-style="italic" style:text-underline-style="none" style:font-name-asian="Arial Unicode MS" style:font-size-asian="9pt" style:language-asian="fr" style:country-asian="FR" style:font-style-asian="italic" style:font-name-complex="Arial Unicode MS" style:font-size-complex="9pt"/>
    </style:style>
    <style:style style:name="T5" style:family="text">
      <style:text-properties fo:color="#000080" loext:opacity="100%" style:font-name="Roboto1" fo:font-size="10pt" fo:font-weight="bold" style:font-size-asian="10pt" style:language-asian="fr" style:country-asian="FR" style:font-weight-asian="bold" style:font-name-complex="Arial1" style:font-size-complex="10pt"/>
    </style:style>
    <style:style style:name="T6" style:family="text">
      <style:text-properties fo:color="#000080" loext:opacity="100%" style:font-name="Roboto1" fo:font-size="10pt" style:text-underline-style="none" style:font-name-asian="Arial Unicode MS" style:font-size-asian="10pt" style:font-name-complex="Arial Unicode MS" style:font-size-complex="10pt"/>
    </style:style>
    <style:style style:name="T7" style:family="text">
      <style:text-properties fo:color="#000080" loext:opacity="100%" style:font-name="Roboto1" fo:font-size="10pt" style:text-underline-style="none" style:font-name-asian="Arial1" style:font-size-asian="10pt" style:language-asian="fr" style:country-asian="FR" style:font-name-complex="Arial1" style:font-size-complex="10pt"/>
    </style:style>
    <style:style style:name="T8" style:family="text">
      <style:text-properties fo:color="#000080" loext:opacity="100%" style:font-name="Roboto1" fo:font-size="10pt" style:text-underline-style="none" fo:font-weight="bold" style:font-name-asian="Arial Unicode MS" style:font-size-asian="10pt" style:font-weight-asian="bold" style:font-name-complex="Arial Unicode MS" style:font-size-complex="10pt" style:font-weight-complex="bold"/>
    </style:style>
    <style:style style:name="T9" style:family="text">
      <style:text-properties fo:color="#000080" loext:opacity="100%" style:font-name="Roboto1" fo:font-size="10pt" fo:font-style="italic" style:text-underline-style="none" style:font-name-asian="Arial Unicode MS" style:font-size-asian="10pt" style:language-asian="fr" style:country-asian="FR" style:font-style-asian="italic" style:font-name-complex="Arial Unicode MS" style:font-size-complex="10pt"/>
    </style:style>
    <style:style style:name="T10" style:family="text">
      <style:text-properties fo:color="#000080" loext:opacity="100%" style:font-name="Roboto1" fo:font-size="10pt" fo:font-style="italic" style:text-underline-style="none" style:font-name-asian="Arial Unicode MS" style:font-size-asian="10pt" style:font-style-asian="italic" style:font-name-complex="Arial Unicode MS" style:font-size-complex="10pt"/>
    </style:style>
    <style:style style:name="T11" style:family="text">
      <style:text-properties fo:color="#000080" loext:opacity="100%" style:font-name="Roboto1" fo:font-size="10pt" fo:font-style="italic" style:text-underline-style="none" style:font-name-asian="Arial Unicode MS" style:font-size-asian="10pt" style:font-style-asian="italic" style:font-name-complex="Arial Unicode MS" style:font-size-complex="10pt" style:font-style-complex="italic"/>
    </style:style>
    <style:style style:name="T12" style:family="text">
      <style:text-properties fo:color="#000080" loext:opacity="100%" style:font-name="Roboto1" fo:font-size="10pt" fo:font-style="italic" style:text-underline-style="none" fo:font-weight="bold" style:font-name-asian="Arial Unicode MS" style:font-size-asian="10pt" style:font-style-asian="italic" style:font-weight-asian="bold" style:font-name-complex="Arial Unicode MS" style:font-size-complex="10pt" style:font-weight-complex="bold"/>
    </style:style>
    <style:style style:name="T13" style:family="text">
      <style:text-properties fo:color="#000080" loext:opacity="100%" style:font-name="Roboto1" fo:font-size="10pt" style:text-underline-style="solid" style:text-underline-width="auto" style:text-underline-color="#000080" style:font-name-asian="Arial Unicode MS" style:font-size-asian="10pt" style:font-name-complex="Arial Unicode MS" style:font-size-complex="10pt"/>
    </style:style>
    <style:style style:name="T14" style:family="text">
      <style:text-properties style:font-name="Ubuntu" fo:font-weight="bold" style:font-weight-asian="bold" style:font-name-complex="Calibri1" style:font-weight-complex="bold"/>
    </style:style>
    <style:style style:name="T15" style:family="text">
      <style:text-properties style:font-name="Roboto1"/>
    </style:style>
    <style:style style:name="T16" style:family="text">
      <style:text-properties style:font-name="Roboto1" fo:font-size="14pt" fo:font-weight="bold" style:font-name-asian="Calibri1" style:font-size-asian="14pt" style:font-weight-asian="bold" style:font-size-complex="14pt" style:font-weight-complex="bold"/>
    </style:style>
    <style:style style:name="T17" style:family="text">
      <style:text-properties style:font-name="Roboto1" fo:font-size="10pt" style:text-underline-style="none" style:font-name-asian="Arial Unicode MS" style:font-size-asian="10pt" style:language-asian="fr" style:country-asian="FR" style:font-name-complex="Arial Unicode MS" style:font-size-complex="10pt"/>
    </style:style>
    <style:style style:name="T18" style:family="text">
      <style:text-properties style:font-name="Roboto1" fo:font-size="10pt" style:text-underline-style="none" fo:font-weight="bold" style:font-name-asian="Arial Unicode MS" style:font-size-asian="10pt" style:language-asian="fr" style:country-asian="FR" style:font-weight-asian="bold" style:font-name-complex="Arial Unicode MS" style:font-size-complex="10pt"/>
    </style:style>
    <style:style style:name="T19" style:family="text">
      <style:text-properties style:font-name="Roboto1" fo:font-size="10pt" fo:font-weight="bold" style:font-size-asian="10pt" style:language-asian="fr" style:country-asian="FR" style:font-weight-asian="bold" style:font-name-complex="Arial1" style:font-size-complex="10pt"/>
    </style:style>
    <style:style style:name="T20" style:family="text">
      <style:text-properties style:font-name="Roboto1" fo:font-size="10pt" fo:font-weight="bold" style:font-size-asian="10pt" style:language-asian="fr" style:country-asian="FR" style:font-weight-asian="bold" style:font-name-complex="Arial1" style:font-size-complex="10pt" style:font-weight-complex="bold"/>
    </style:style>
    <style:style style:name="T21" style:family="text">
      <style:text-properties style:font-name="Roboto1" fo:font-size="10pt" fo:font-weight="bold" style:font-size-asian="10pt" style:font-weight-asian="bold" style:font-name-complex="Arial1" style:font-size-complex="10pt"/>
    </style:style>
    <style:style style:name="T22" style:family="text">
      <style:text-properties style:font-name="Roboto1" fo:font-size="10pt" style:font-name-asian="Arial Unicode MS" style:font-size-asian="10pt" style:language-asian="fr" style:country-asian="FR" style:font-name-complex="Arial Unicode MS" style:font-size-complex="10pt"/>
    </style:style>
    <style:style style:name="T23" style:family="text">
      <style:text-properties style:font-name="Roboto1" fo:font-size="10pt" style:font-size-asian="10pt" style:language-asian="fr" style:country-asian="FR" style:font-name-complex="Arial1" style:font-size-complex="10pt" style:font-weight-complex="bold"/>
    </style:style>
    <style:style style:name="T24" style:family="text">
      <style:text-properties style:font-name="Roboto1" fo:font-size="10pt" style:font-name-asian="Arial1" style:font-size-asian="10pt" style:language-asian="fr" style:country-asian="FR" style:font-name-complex="Arial1" style:font-size-complex="10pt"/>
    </style:style>
    <style:style style:name="T25" style:family="text">
      <style:text-properties style:font-name="Roboto1" style:font-name-asian="Arial Unicode MS" style:font-name-complex="Arial Unicode MS"/>
    </style:style>
    <style:style style:name="T26" style:family="text">
      <style:text-properties style:font-name="Roboto1" fo:font-size="13pt" fo:font-weight="bold" style:font-name-asian="Arial Unicode MS" style:font-size-asian="13pt" style:font-weight-asian="bold" style:font-name-complex="Arial Unicode MS" style:font-size-complex="13pt" style:font-weight-complex="bold"/>
    </style:style>
    <style:style style:name="T27" style:family="text">
      <style:text-properties style:font-name="Roboto1" fo:font-size="13pt" fo:font-weight="bold" style:font-size-asian="13pt" style:font-weight-asian="bold" style:font-size-complex="13pt" style:font-weight-complex="bold"/>
    </style:style>
    <style:style style:name="T28" style:family="text">
      <style:text-properties style:font-name="Roboto1" fo:font-size="12pt" fo:font-weight="bold" style:font-name-asian="Arial Unicode MS" style:font-size-asian="12pt" style:font-weight-asian="bold" style:font-name-complex="Arial Unicode MS" style:font-size-complex="12pt" style:font-weight-complex="bold"/>
    </style:style>
    <style:style style:name="T29" style:family="text">
      <style:text-properties style:font-name="Roboto1" fo:font-size="12pt" fo:font-style="italic" fo:font-weight="bold" style:font-name-asian="Arial Unicode MS" style:font-size-asian="12pt" style:font-style-asian="italic" style:font-weight-asian="bold" style:font-name-complex="Arial Unicode MS" style:font-size-complex="12pt" style:font-weight-complex="bold"/>
    </style:style>
    <style:style style:name="T30" style:family="text">
      <style:text-properties fo:color="#ffffff" loext:opacity="100%" style:font-name="Roboto1" fo:font-size="11pt" style:text-underline-style="none" fo:font-weight="bold" style:font-size-asian="11pt" style:font-weight-asian="bold" style:font-size-complex="11pt" style:font-weight-complex="bold"/>
    </style:style>
    <style:style style:name="T31" style:family="text">
      <style:text-properties fo:color="#ffffff" loext:opacity="100%" fo:font-size="11pt" style:font-size-asian="11pt" style:font-size-complex="11pt"/>
    </style:style>
    <style:style style:name="T32" style:family="text">
      <style:text-properties fo:color="#990033" loext:opacity="100%" style:font-name="Roboto1" fo:font-size="9pt" style:text-underline-style="none" fo:font-weight="bold" style:font-size-asian="9pt" style:font-weight-asian="bold" style:font-size-complex="9pt" style:font-weight-complex="bold"/>
    </style:style>
    <style:style style:name="T33" style:family="text">
      <style:text-properties style:use-window-font-color="true" loext:opacity="0%" style:font-name="Roboto1"/>
    </style:style>
    <style:style style:name="T34" style:family="text">
      <style:text-properties style:use-window-font-color="true" loext:opacity="0%" style:font-name="Roboto1" fo:font-weight="bold" style:font-weight-asian="bold" style:font-name-complex="Arial1"/>
    </style:style>
    <style:style style:name="T35" style:family="text">
      <style:text-properties style:use-window-font-color="true" loext:opacity="0%" style:font-name="Roboto1" fo:font-weight="bold" style:font-name-asian="Times New Roman1" style:font-weight-asian="bold"/>
    </style:style>
    <style:style style:name="T36" style:family="text">
      <style:text-properties style:use-window-font-color="true" loext:opacity="0%" style:font-name="Roboto1" style:font-name-asian="Arial Unicode MS" style:font-name-complex="Arial Unicode MS"/>
    </style:style>
    <style:style style:name="T37" style:family="text">
      <style:text-properties style:use-window-font-color="true" loext:opacity="0%" style:font-name="Roboto1" fo:font-style="italic" style:font-name-asian="Arial Unicode MS" style:font-style-asian="italic" style:font-name-complex="Arial Unicode MS" style:font-style-complex="italic"/>
    </style:style>
    <style:style style:name="T38" style:family="text">
      <style:text-properties style:use-window-font-color="true" loext:opacity="0%" style:font-name="Roboto1" fo:font-style="italic" fo:font-weight="bold" style:font-name-asian="Arial Unicode MS" style:font-style-asian="italic" style:font-weight-asian="bold" style:font-name-complex="Arial Unicode MS" style:font-style-complex="italic" style:font-weight-complex="bold"/>
    </style:style>
    <style:style style:name="T39" style:family="text">
      <style:text-properties style:use-window-font-color="true" loext:opacity="0%" style:font-name="Times New Roman" fo:font-size="10pt" style:font-name-asian="Arial Unicode MS" style:font-size-asian="10pt" style:font-name-complex="Times New Roman1" style:font-size-complex="10pt"/>
    </style:style>
    <style:style style:name="T40" style:family="text">
      <style:text-properties fo:language="fr" fo:country="FR"/>
    </style:style>
    <style:style style:name="T41" style:family="text">
      <style:text-properties fo:font-size="8pt" style:font-size-asian="8pt" style:font-size-complex="8pt"/>
    </style:style>
    <style:style style:name="T42" style:family="text">
      <style:text-properties fo:font-size="8pt" style:font-size-asian="8pt" style:language-asian="fr" style:country-asian="FR" style:font-size-complex="8pt" style:font-weight-complex="bold"/>
    </style:style>
    <style:style style:name="T43" style:family="text">
      <style:text-properties fo:font-size="7pt" style:font-size-asian="7pt" style:font-size-complex="7pt"/>
    </style:style>
    <style:style style:name="T44" style:family="text">
      <style:text-properties fo:color="#000000" loext:opacity="100%" style:font-name="Times New Roman" fo:font-size="8pt" style:font-size-asian="8pt" style:font-name-complex="Times New Roman1" style:font-size-complex="8pt"/>
    </style:style>
    <style:style style:name="T45" style:family="text">
      <style:text-properties fo:color="#000000" loext:opacity="100%" style:font-name="Sans Serif" fo:font-size="10pt" style:text-underline-style="none" fo:font-weight="normal" officeooo:rsid="0017c543" style:font-name-asian="Arial Unicode MS" style:font-size-asian="8.75pt" style:font-weight-asian="normal" style:font-name-complex="Arial Unicode MS" style:font-size-complex="10pt" style:font-weight-complex="normal"/>
    </style:style>
    <style:style style:name="T46" style:family="text">
      <style:text-properties fo:color="#0000ff" loext:opacity="100%" style:font-name="Roboto1" style:text-underline-style="none"/>
    </style:style>
    <style:style style:name="T47" style:family="text">
      <style:text-properties fo:color="#0000ff" loext:opacity="100%" style:font-name="Roboto1" style:text-underline-style="none" style:font-name-asian="Arial Unicode MS" style:font-name-complex="Arial Unicode MS"/>
    </style:style>
    <style:style style:name="T48" style:family="text">
      <style:text-properties fo:color="#4f81bc" loext:opacity="100%" style:font-name="Roboto1" fo:font-style="italic" fo:font-weight="bold" style:font-name-asian="Calibri1" style:font-style-asian="italic" style:font-weight-asian="bold" style:font-name-complex="Roboto2" style:font-style-complex="italic" style:font-weight-complex="bold"/>
    </style:style>
    <style:style style:name="T49" style:family="text">
      <style:text-properties fo:color="#ff0000" loext:opacity="100%" style:font-name="Roboto1" fo:font-size="12pt" style:font-name-asian="Arial Unicode MS" style:font-size-asian="12pt" style:font-name-complex="Arial Unicode MS" style:font-size-complex="12pt"/>
    </style:style>
    <style:style style:name="T50" style:family="text">
      <style:text-properties fo:font-size="10pt" style:font-size-asian="10pt" style:font-size-complex="10pt"/>
    </style:style>
    <style:style style:name="T51" style:family="text">
      <style:text-properties fo:font-size="11pt" style:font-size-asian="11pt" style:font-size-complex="11pt"/>
    </style:style>
    <style:style style:name="T52" style:family="text">
      <style:text-properties fo:font-variant="normal" fo:text-transform="none" fo:color="#444444" loext:opacity="100%" style:font-name="Roboto" fo:font-size="10pt" fo:letter-spacing="normal" fo:font-style="normal" fo:font-weight="normal" style:font-size-asian="10pt" style:font-weight-asian="normal" style:font-size-complex="10pt" style:font-weight-complex="normal"/>
    </style:style>
    <style:style style:name="T53" style:family="text">
      <style:text-properties fo:font-variant="normal" fo:text-transform="none" fo:color="#000000" loext:opacity="100%" style:font-name="Roboto" fo:letter-spacing="normal" fo:font-style="normal" fo:font-weight="normal" style:font-weight-asian="normal" style:font-weight-complex="normal"/>
    </style:style>
    <style:style style:name="T54" style:family="text">
      <style:text-properties fo:font-variant="normal" fo:text-transform="none" fo:color="#000000" loext:opacity="100%" style:font-name="Roboto" fo:letter-spacing="normal" fo:font-style="normal" fo:font-weight="normal" fo:background-color="transparent" loext:char-shading-value="0" style:font-weight-asian="normal" style:font-weight-complex="normal" loext:padding="0cm" loext:border="none"/>
    </style:style>
    <style:style style:name="T55" style:family="text">
      <style:text-properties fo:font-variant="normal" fo:text-transform="none" fo:color="#000000" loext:opacity="100%" style:font-name="Roboto" fo:font-size="10pt" fo:letter-spacing="normal" fo:font-style="normal" fo:font-weight="normal" style:font-size-asian="10pt" style:font-weight-asian="normal" style:font-size-complex="10pt" style:font-weight-complex="normal"/>
    </style:style>
    <style:style style:name="T56" style:family="text">
      <style:text-properties fo:font-variant="normal" fo:text-transform="none" fo:color="#000000" loext:opacity="100%" style:font-name="Roboto" fo:font-size="10pt" fo:letter-spacing="normal" fo:font-style="normal" fo:font-weight="normal" officeooo:rsid="00177ab4" style:font-size-asian="10pt" style:font-weight-asian="normal" style:font-size-complex="10pt" style:font-weight-complex="normal"/>
    </style:style>
    <style:style style:name="T57" style:family="text">
      <style:text-properties fo:font-variant="normal" fo:text-transform="none" fo:color="#000000" loext:opacity="100%" style:font-name="Roboto" fo:font-size="10pt" fo:letter-spacing="normal" fo:font-style="normal" fo:font-weight="normal" style:font-size-asian="10pt" style:language-asian="fr" style:country-asian="FR" style:font-weight-asian="normal" style:font-name-complex="Arial1" style:font-size-complex="10pt" style:font-weight-complex="normal"/>
    </style:style>
    <style:style style:name="T58" style:family="text">
      <style:text-properties fo:font-variant="normal" fo:text-transform="none" fo:color="#000000" loext:opacity="100%" style:font-name="Roboto" fo:font-size="10pt" fo:letter-spacing="normal" fo:font-style="normal" fo:font-weight="normal" fo:background-color="transparent" loext:char-shading-value="0" style:font-size-asian="10pt" style:font-weight-asian="normal" style:font-size-complex="10pt" style:font-weight-complex="normal" loext:padding="0cm" loext:border="none"/>
    </style:style>
    <style:style style:name="T59" style:family="text">
      <style:text-properties fo:font-variant="normal" fo:text-transform="none" fo:color="#000000" loext:opacity="100%" style:font-name="Roboto" fo:font-size="10pt" fo:letter-spacing="normal" fo:font-style="italic" fo:font-weight="normal" fo:background-color="transparent" loext:char-shading-value="0" style:font-size-asian="10pt" style:font-weight-asian="normal" style:font-size-complex="10pt" style:font-weight-complex="normal" loext:padding="0cm" loext:border="none"/>
    </style:style>
    <style:style style:name="T60" style:family="text">
      <style:text-properties fo:font-variant="normal" fo:text-transform="none" fo:letter-spacing="normal" fo:font-style="normal"/>
    </style:style>
    <style:style style:name="T61" style:family="text">
      <style:text-properties fo:font-variant="normal" fo:text-transform="none" fo:letter-spacing="normal" fo:font-style="normal" fo:font-weight="normal" fo:background-color="transparent" loext:char-shading-value="0" style:font-weight-asian="normal" style:font-weight-complex="normal" loext:padding="0cm" loext:border="none"/>
    </style:style>
    <style:style style:name="T62" style:family="text">
      <style:text-properties fo:font-variant="normal" fo:text-transform="none" fo:color="#202122" loext:opacity="100%" style:font-name="sans-serif" fo:font-size="8.39999961853027pt" fo:letter-spacing="normal" fo:font-style="normal" fo:font-weight="normal"/>
    </style:style>
    <style:style style:name="T63" style:family="text">
      <style:text-properties fo:font-variant="normal" fo:text-transform="none" fo:color="#202122" loext:opacity="100%" style:font-name="sans-serif" fo:font-size="8.39999961853027pt" fo:letter-spacing="normal" fo:font-style="normal" fo:font-weight="normal" officeooo:rsid="0017c543"/>
    </style:style>
    <style:style style:name="T64" style:family="text">
      <style:text-properties style:font-name="Sans Serif" fo:font-style="normal" fo:font-weight="normal" style:font-style-asian="normal" style:font-weight-asian="normal" style:font-style-complex="normal" style:font-weight-complex="normal"/>
    </style:style>
    <style:style style:name="T65" style:family="text">
      <style:text-properties style:font-name="Sans Serif" fo:font-style="normal" fo:font-weight="normal" officeooo:rsid="0018fd18" style:font-style-asian="normal" style:font-weight-asian="normal" style:font-style-complex="normal" style:font-weight-complex="normal"/>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solid" svg:stroke-width="0.026cm" svg:stroke-color="#000000" draw:stroke-linejoin="miter" draw:fill="solid" draw:fill-color="#ffffff" draw:textarea-vertical-align="top" draw:auto-grow-height="false" fo:min-height="0.982cm" fo:min-width="3.117cm" fo:padding-top="0.127cm" fo:padding-bottom="0.127cm" fo:padding-left="0.254cm" fo:padding-right="0.254cm" fo:wrap-option="wrap" fo:margin-left="0.303cm" fo:margin-right="0.332cm" fo:margin-top="0.113cm" fo:margin-bottom="0.148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71cm" svg:stroke-color="#000000" svg:stroke-linecap="butt" draw:fill="solid" draw:fill-color="#ffffff" draw:textarea-vertical-align="top" draw:auto-grow-height="false" fo:min-height="1.111cm" fo:min-width="3.267cm" fo:padding-top="0.125cm" fo:padding-bottom="0.125cm" fo:padding-left="0.25cm" fo:padding-right="0.25cm" fo:wrap-option="wrap" fo:margin-left="0cm" fo:margin-right="0.058cm" fo:margin-top="0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26cm" svg:stroke-color="#000000" draw:marker-end="msArrowEnd_20_5" draw:marker-end-width="0.21cm" draw:marker-end-center="false" svg:stroke-linecap="butt" draw:fill="none" loext:fill-use-slide-background="false" draw:textarea-vertical-align="top" draw:auto-grow-height="false" fo:min-height="1.496cm" fo:min-width="1.602cm" fo:padding-top="0.125cm" fo:padding-bottom="0.125cm" fo:padding-left="0.25cm" fo:padding-right="0.25cm" fo:wrap-option="wrap" fo:margin-left="0.106cm" fo:margin-right="0.071cm" fo:margin-top="0.106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tyle:writing-mode="lr-tb" fo:margin-left="0.508cm" fo:margin-right="0.526cm" fo:margin-top="0.127cm" fo:margin-bottom="0.169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cm" draw:fill="solid" draw:fill-color="#000000" draw:textarea-vertical-align="middle" draw:auto-grow-height="false" fo:min-height="0.069cm" fo:min-width="3.725cm" fo:padding-top="0.127cm" fo:padding-bottom="0.127cm" fo:padding-left="0.254cm" fo:padding-right="0.254cm" fo:wrap-option="wrap" style:run-through="foreground"/>
    </style:style>
    <style:style style:name="gr6" style:family="graphic" style:parent-style-name="Frame">
      <style:graphic-properties draw:stroke="none" svg:stroke-width="0.018cm" draw:fill="none" loext:fill-use-slide-background="false" draw:textarea-vertical-align="top" draw:auto-grow-height="false" fo:min-height="2.646cm" fo:min-width="4.556cm" fo:padding-top="0.254cm" fo:padding-bottom="0cm" fo:padding-left="0.254cm" fo:padding-right="0.254cm" fo:wrap-option="wrap" style:run-through="foreground"/>
    </style:style>
    <style:style style:name="gr7" style:family="graphic">
      <style:graphic-properties draw:stroke="solid" svg:stroke-width="0.026cm" svg:stroke-color="#000000" draw:marker-end="msArrowEnd_20_5" draw:marker-end-width="0.21cm" draw:marker-end-center="false" svg:stroke-linecap="butt" draw:fill="none" loext:fill-use-slide-background="false" draw:textarea-vertical-align="top" draw:auto-grow-height="false" fo:min-height="2.736cm" fo:min-width="0.415cm" fo:padding-top="0.125cm" fo:padding-bottom="0.125cm" fo:padding-left="0.25cm" fo:padding-right="0.25cm" fo:wrap-option="wrap" fo:margin-left="0cm" fo:margin-right="0.145cm" fo:margin-top="0.106cm" fo:margin-bottom="0.0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tyle:writing-mode="lr-tb" fo:margin-left="0.041cm" fo:margin-right="0.041cm" fo:margin-top="0.049cm" fo:margin-bottom="0.039cm" style:run-through="foreground" style:vertical-pos="top" style:vertical-rel="baseline" style:horizontal-pos="from-left" style:horizontal-rel="paragraph" draw:wrap-influence-on-position="once-concurrent" loext:allow-overlap="true" style:flow-with-text="false"/>
    </style:style>
    <style:style style:name="gr9" style:family="graphic">
      <style:graphic-properties draw:stroke="solid" svg:stroke-width="0.071cm" svg:stroke-color="#9bbb59" draw:stroke-linejoin="round" draw:fill="none" loext:fill-use-slide-background="false" draw:textarea-vertical-align="top" draw:auto-grow-height="false" fo:min-height="0.614cm" fo:min-width="0.206cm" fo:padding-top="0.127cm" fo:padding-bottom="0.127cm" fo:padding-left="0.254cm" fo:padding-right="0.254cm" fo:wrap-option="wrap" style:run-through="foreground"/>
    </style:style>
    <style:style style:name="gr10" style:family="graphic">
      <style:graphic-properties draw:stroke="solid" svg:stroke-width="0.071cm" svg:stroke-color="#9bbb59" draw:stroke-linejoin="round" draw:fill="none" loext:fill-use-slide-background="false" draw:textarea-vertical-align="top" draw:auto-grow-height="false" fo:min-height="0.614cm" fo:min-width="3.588cm" fo:padding-top="0.127cm" fo:padding-bottom="0.127cm" fo:padding-left="0.254cm" fo:padding-right="0.254cm" fo:wrap-option="wrap" style:run-through="foreground"/>
    </style:style>
    <style:style style:name="gr11" style:family="graphic">
      <style:graphic-properties draw:stroke="solid" svg:stroke-width="0.071cm" svg:stroke-color="#c0504d" draw:stroke-linejoin="round" draw:fill="none" loext:fill-use-slide-background="false" draw:textarea-vertical-align="top" draw:auto-grow-height="false" fo:min-height="0.614cm" fo:min-width="11.238cm" fo:padding-top="0.127cm" fo:padding-bottom="0.127cm" fo:padding-left="0.254cm" fo:padding-right="0.254cm" fo:wrap-option="wrap" style:run-through="foreground"/>
    </style:style>
    <style:style style:name="gr12" style:family="graphic">
      <style:graphic-properties draw:stroke="solid" svg:stroke-width="0.071cm" svg:stroke-color="#9bbb59" draw:stroke-linejoin="round" draw:fill="none" loext:fill-use-slide-background="false" draw:textarea-vertical-align="top" draw:auto-grow-height="false" fo:min-height="0.614cm" fo:min-width="1.177cm" fo:padding-top="0.127cm" fo:padding-bottom="0.127cm" fo:padding-left="0.254cm" fo:padding-right="0.254cm" fo:wrap-option="wrap" style:run-through="foreground"/>
    </style:style>
    <style:style style:name="gr13" style:family="graphic">
      <style:graphic-properties draw:stroke="solid" svg:stroke-width="0.071cm" svg:stroke-color="#9bbb59" draw:stroke-linejoin="round" draw:fill="none" loext:fill-use-slide-background="false" draw:textarea-vertical-align="top" draw:auto-grow-height="false" fo:min-height="0.614cm" fo:min-width="1.321cm" fo:padding-top="0.127cm" fo:padding-bottom="0.127cm" fo:padding-left="0.254cm" fo:padding-right="0.254cm" fo:wrap-option="wrap" style:run-through="foreground"/>
    </style:style>
    <style:style style:name="gr14" style:family="graphic">
      <style:graphic-properties draw:stroke="solid" svg:stroke-width="0.071cm" svg:stroke-color="#c0504d" draw:stroke-linejoin="round" draw:fill="none" loext:fill-use-slide-background="false" draw:textarea-vertical-align="top" draw:auto-grow-height="false" fo:min-height="0.614cm" fo:min-width="1.427cm" fo:padding-top="0.127cm" fo:padding-bottom="0.127cm" fo:padding-left="0.254cm" fo:padding-right="0.254cm" fo:wrap-option="wrap" style:run-through="foreground"/>
    </style:style>
    <style:style style:name="gr15" style:family="graphic">
      <style:graphic-properties draw:stroke="solid" svg:stroke-width="0.071cm" svg:stroke-color="#9bbb59" draw:stroke-linejoin="round" draw:fill="none" loext:fill-use-slide-background="false" draw:textarea-vertical-align="top" draw:auto-grow-height="false" fo:min-height="0.614cm" fo:min-width="1.161cm" fo:padding-top="0.127cm" fo:padding-bottom="0.127cm" fo:padding-left="0.254cm" fo:padding-right="0.254cm" fo:wrap-option="wrap" style:run-through="foreground"/>
    </style:style>
    <style:style style:name="gr16" style:family="graphic">
      <style:graphic-properties draw:stroke="solid" svg:stroke-width="0.071cm" svg:stroke-color="#9bbb59" draw:stroke-linejoin="round" draw:fill="none" loext:fill-use-slide-background="false" draw:textarea-vertical-align="top" draw:auto-grow-height="false" fo:min-height="0.61cm" fo:min-width="1.483cm" fo:padding-top="0.127cm" fo:padding-bottom="0.127cm" fo:padding-left="0.254cm" fo:padding-right="0.254cm" fo:wrap-option="wrap" style:run-through="foreground"/>
    </style:style>
    <style:style style:name="gr17" style:family="graphic">
      <style:graphic-properties draw:stroke="solid" svg:stroke-width="0.071cm" svg:stroke-color="#c0504d" draw:stroke-linejoin="round" draw:fill="none" loext:fill-use-slide-background="false" draw:textarea-vertical-align="top" draw:auto-grow-height="false" fo:min-height="0.614cm" fo:min-width="5.034cm" fo:padding-top="0.127cm" fo:padding-bottom="0.127cm" fo:padding-left="0.254cm" fo:padding-right="0.254cm" fo:wrap-option="wrap" style:run-through="foreground"/>
    </style:style>
    <style:style style:name="gr18" style:family="graphic">
      <style:graphic-properties draw:stroke="solid" svg:stroke-width="0.071cm" svg:stroke-color="#c0504d" draw:stroke-linejoin="round" draw:fill="none" loext:fill-use-slide-background="false" draw:textarea-vertical-align="top" draw:auto-grow-height="false" fo:min-height="0.589cm" fo:min-width="9.163cm" fo:padding-top="0.127cm" fo:padding-bottom="0.127cm" fo:padding-left="0.254cm" fo:padding-right="0.254cm" fo:wrap-option="wrap" style:run-through="foreground"/>
    </style:style>
    <style:style style:name="gr19" style:family="graphic">
      <style:graphic-properties style:writing-mode="lr-tb" style:run-through="foreground"/>
    </style:style>
    <style:style style:name="gr20" style:family="graphic">
      <style:graphic-properties draw:stroke="solid" svg:stroke-width="0.071cm" svg:stroke-color="#ffffff" draw:stroke-linejoin="round" draw:fill="solid" draw:fill-color="#4f81bd" draw:textarea-vertical-align="top" draw:auto-grow-height="false" fo:min-height="1.247cm" fo:min-width="2.392cm" fo:padding-top="0.127cm" fo:padding-bottom="0.127cm" fo:padding-left="0.254cm" fo:padding-right="0.254cm" fo:wrap-option="wrap" style:run-through="foreground"/>
    </style:style>
    <style:style style:name="gr21" style:family="graphic" style:parent-style-name="Frame">
      <style:graphic-properties draw:stroke="none" svg:stroke-width="0cm" draw:fill="none" loext:fill-use-slide-background="false" draw:textarea-vertical-align="middle" draw:auto-grow-height="false" fo:min-height="1.462cm" fo:min-width="2.861cm" fo:padding-top="0.019cm" fo:padding-bottom="0.019cm" fo:padding-left="0.019cm" fo:padding-right="0.019cm" fo:wrap-option="wrap" style:run-through="foreground"/>
    </style:style>
    <style:style style:name="gr22" style:family="graphic">
      <style:graphic-properties draw:stroke="solid" svg:stroke-width="0.071cm" svg:stroke-color="#4f81bd" draw:stroke-linejoin="round" draw:fill="solid" draw:fill-color="#ffffff" draw:opacity="90%" draw:textarea-vertical-align="top" draw:auto-grow-height="false" fo:min-height="0.247cm" fo:min-width="2.103cm" fo:padding-top="0.127cm" fo:padding-bottom="0.127cm" fo:padding-left="0.254cm" fo:padding-right="0.254cm" fo:wrap-option="wrap" style:run-through="foreground"/>
    </style:style>
    <style:style style:name="gr23" style:family="graphic" style:parent-style-name="Frame">
      <style:graphic-properties draw:stroke="none" svg:stroke-width="0cm" draw:fill="none" loext:fill-use-slide-background="false" draw:textarea-vertical-align="middle" draw:auto-grow-height="false" fo:min-height="0.462cm" fo:min-width="2.572cm" fo:padding-top="0.019cm" fo:padding-bottom="0.019cm" fo:padding-left="0.019cm" fo:padding-right="0.019cm" fo:wrap-option="wrap" style:run-through="foreground"/>
    </style:style>
    <style:style style:name="gr24" style:family="graphic">
      <style:graphic-properties draw:stroke="solid" svg:stroke-width="0.071cm" svg:stroke-color="#ffffff" draw:stroke-linejoin="round" draw:fill="solid" draw:fill-color="#c0504d" draw:textarea-vertical-align="top" draw:auto-grow-height="false" fo:min-height="1.249cm" fo:min-width="2.39cm" fo:padding-top="0.127cm" fo:padding-bottom="0.127cm" fo:padding-left="0.254cm" fo:padding-right="0.254cm" fo:wrap-option="wrap" style:run-through="foreground"/>
    </style:style>
    <style:style style:name="gr25" style:family="graphic" style:parent-style-name="Frame">
      <style:graphic-properties draw:stroke="none" svg:stroke-width="0cm" draw:fill="none" loext:fill-use-slide-background="false" draw:textarea-vertical-align="middle" draw:auto-grow-height="false" fo:min-height="1.464cm" fo:min-width="2.859cm" fo:padding-top="0.019cm" fo:padding-bottom="0.019cm" fo:padding-left="0.019cm" fo:padding-right="0.019cm" fo:wrap-option="wrap" style:run-through="foreground"/>
    </style:style>
    <style:style style:name="gr26" style:family="graphic">
      <style:graphic-properties draw:stroke="solid" svg:stroke-width="0.071cm" svg:stroke-color="#c0504d" draw:stroke-linejoin="round" draw:fill="solid" draw:fill-color="#ffffff" draw:opacity="90%" draw:textarea-vertical-align="top" draw:auto-grow-height="false" fo:min-height="0.249cm" fo:min-width="2.101cm" fo:padding-top="0.127cm" fo:padding-bottom="0.127cm" fo:padding-left="0.254cm" fo:padding-right="0.254cm" fo:wrap-option="wrap" style:run-through="foreground"/>
    </style:style>
    <style:style style:name="gr27" style:family="graphic" style:parent-style-name="Frame">
      <style:graphic-properties draw:stroke="none" svg:stroke-width="0cm" draw:fill="none" loext:fill-use-slide-background="false" draw:textarea-vertical-align="middle" draw:auto-grow-height="false" fo:min-height="0.464cm" fo:min-width="2.57cm" fo:padding-top="0.019cm" fo:padding-bottom="0.019cm" fo:padding-left="0.019cm" fo:padding-right="0.019cm" fo:wrap-option="wrap" style:run-through="foreground"/>
    </style:style>
    <style:style style:name="gr28" style:family="graphic">
      <style:graphic-properties draw:stroke="solid" svg:stroke-width="0.071cm" svg:stroke-color="#ffffff" draw:stroke-linejoin="round" draw:fill="solid" draw:fill-color="#9bbb59" draw:textarea-vertical-align="top" draw:auto-grow-height="false" fo:min-height="1.249cm" fo:min-width="2.39cm" fo:padding-top="0.127cm" fo:padding-bottom="0.127cm" fo:padding-left="0.254cm" fo:padding-right="0.254cm" fo:wrap-option="wrap" style:run-through="foreground"/>
    </style:style>
    <style:style style:name="gr29" style:family="graphic">
      <style:graphic-properties draw:stroke="solid" svg:stroke-width="0.071cm" svg:stroke-color="#9bbb59" draw:stroke-linejoin="round" draw:fill="solid" draw:fill-color="#ffffff" draw:opacity="90%" draw:textarea-vertical-align="top" draw:auto-grow-height="false" fo:min-height="0.249cm" fo:min-width="2.101cm" fo:padding-top="0.127cm" fo:padding-bottom="0.127cm" fo:padding-left="0.254cm" fo:padding-right="0.254cm" fo:wrap-option="wrap" style:run-through="foreground"/>
    </style:style>
    <style:style style:name="gr30" style:family="graphic">
      <style:graphic-properties draw:stroke="solid" svg:stroke-width="0.071cm" svg:stroke-color="#ffffff" draw:stroke-linejoin="round" draw:fill="solid" draw:fill-color="#8064a2" draw:textarea-vertical-align="top" draw:auto-grow-height="false" fo:min-height="1.247cm" fo:min-width="2.392cm" fo:padding-top="0.127cm" fo:padding-bottom="0.127cm" fo:padding-left="0.254cm" fo:padding-right="0.254cm" fo:wrap-option="wrap" style:run-through="foreground"/>
    </style:style>
    <style:style style:name="gr31" style:family="graphic">
      <style:graphic-properties draw:stroke="solid" svg:stroke-width="0.071cm" svg:stroke-color="#8064a2" draw:stroke-linejoin="round" draw:fill="solid" draw:fill-color="#ffffff" draw:opacity="90%" draw:textarea-vertical-align="top" draw:auto-grow-height="false" fo:min-height="0.781cm" fo:min-width="1.808cm" fo:padding-top="0.127cm" fo:padding-bottom="0.127cm" fo:padding-left="0.254cm" fo:padding-right="0.254cm" fo:wrap-option="wrap" style:run-through="foreground"/>
    </style:style>
    <style:style style:name="gr32" style:family="graphic" style:parent-style-name="Frame">
      <style:graphic-properties draw:stroke="none" svg:stroke-width="0cm" draw:fill="none" loext:fill-use-slide-background="false" draw:textarea-vertical-align="middle" draw:auto-grow-height="false" fo:min-height="1.014cm" fo:min-width="2.295cm" fo:padding-top="0.011cm" fo:padding-bottom="0.011cm" fo:padding-left="0.011cm" fo:padding-right="0.011cm" fo:wrap-option="wrap" style:run-through="foreground"/>
    </style:style>
    <style:style style:name="gr33" style:family="graphic">
      <style:graphic-properties draw:stroke="solid" svg:stroke-width="0.071cm" svg:stroke-color="#ffffff" draw:stroke-linejoin="round" draw:fill="solid" draw:fill-color="#00b0f0" draw:textarea-vertical-align="top" draw:auto-grow-height="false" fo:min-height="1.247cm" fo:min-width="2.39cm" fo:padding-top="0.127cm" fo:padding-bottom="0.127cm" fo:padding-left="0.254cm" fo:padding-right="0.254cm" fo:wrap-option="wrap" style:run-through="foreground"/>
    </style:style>
    <style:style style:name="gr34" style:family="graphic" style:parent-style-name="Frame">
      <style:graphic-properties draw:stroke="none" svg:stroke-width="0cm" draw:fill="none" loext:fill-use-slide-background="false" draw:textarea-vertical-align="middle" draw:auto-grow-height="false" fo:min-height="1.462cm" fo:min-width="2.859cm" fo:padding-top="0.019cm" fo:padding-bottom="0.019cm" fo:padding-left="0.019cm" fo:padding-right="0.019cm" fo:wrap-option="wrap" style:run-through="foreground"/>
    </style:style>
    <style:style style:name="gr35" style:family="graphic">
      <style:graphic-properties draw:stroke="solid" svg:stroke-width="0.071cm" svg:stroke-color="#4bacc6" draw:stroke-linejoin="round" draw:fill="solid" draw:fill-color="#ffffff" draw:opacity="90%" draw:textarea-vertical-align="top" draw:auto-grow-height="false" fo:min-height="0.843cm" fo:min-width="1.651cm" fo:padding-top="0.127cm" fo:padding-bottom="0.127cm" fo:padding-left="0.254cm" fo:padding-right="0.254cm" fo:wrap-option="wrap" style:run-through="foreground"/>
    </style:style>
    <style:style style:name="gr36" style:family="graphic" style:parent-style-name="Frame">
      <style:graphic-properties draw:stroke="none" svg:stroke-width="0cm" draw:fill="none" loext:fill-use-slide-background="false" draw:textarea-vertical-align="middle" draw:auto-grow-height="false" fo:min-height="1.062cm" fo:min-width="2.124cm" fo:padding-top="0.018cm" fo:padding-bottom="0.018cm" fo:padding-left="0.018cm" fo:padding-right="0.018cm" fo:wrap-option="wrap" style:run-through="foreground"/>
    </style:style>
    <style:style style:name="gr37" style:family="graphic">
      <style:graphic-properties draw:stroke="solid" svg:stroke-width="0.071cm" svg:stroke-color="#ffffff" draw:stroke-linejoin="round" draw:fill="solid" draw:fill-color="#c4bd97" draw:textarea-vertical-align="top" draw:auto-grow-height="false" fo:min-height="1.249cm" fo:min-width="2.394cm" fo:padding-top="0.127cm" fo:padding-bottom="0.127cm" fo:padding-left="0.254cm" fo:padding-right="0.254cm" fo:wrap-option="wrap" style:run-through="foreground"/>
    </style:style>
    <style:style style:name="gr38" style:family="graphic" style:parent-style-name="Frame">
      <style:graphic-properties draw:stroke="none" svg:stroke-width="0cm" draw:fill="none" loext:fill-use-slide-background="false" draw:textarea-vertical-align="middle" draw:auto-grow-height="false" fo:min-height="1.464cm" fo:min-width="2.863cm" fo:padding-top="0.019cm" fo:padding-bottom="0.019cm" fo:padding-left="0.019cm" fo:padding-right="0.019cm" fo:wrap-option="wrap" style:run-through="foreground"/>
    </style:style>
    <style:style style:name="gr39" style:family="graphic">
      <style:graphic-properties draw:stroke="solid" svg:stroke-width="0.071cm" svg:stroke-color="#f79646" draw:stroke-linejoin="round" draw:fill="solid" draw:fill-color="#ffffff" draw:opacity="90%" draw:textarea-vertical-align="top" draw:auto-grow-height="false" fo:min-height="0.249cm" fo:min-width="2.101cm" fo:padding-top="0.127cm" fo:padding-bottom="0.127cm" fo:padding-left="0.254cm" fo:padding-right="0.254cm" fo:wrap-option="wrap" style:run-through="foreground"/>
    </style:style>
    <style:style style:name="gr40" style:family="graphic">
      <style:graphic-properties draw:stroke="solid" svg:stroke-width="0.071cm" svg:stroke-color="#ffffff" draw:stroke-linejoin="round" draw:fill="solid" draw:fill-color="#ffc000" draw:textarea-vertical-align="top" draw:auto-grow-height="false" fo:min-height="1.247cm" fo:min-width="2.392cm" fo:padding-top="0.127cm" fo:padding-bottom="0.127cm" fo:padding-left="0.254cm" fo:padding-right="0.254cm" fo:wrap-option="wrap" style:run-through="foreground"/>
    </style:style>
    <style:style style:name="gr41" style:family="graphic">
      <style:graphic-properties draw:stroke="solid" svg:stroke-width="0.071cm" svg:stroke-color="#c0504d" draw:stroke-linejoin="round" draw:fill="solid" draw:fill-color="#ffffff" draw:opacity="90%" draw:textarea-vertical-align="top" draw:auto-grow-height="false" fo:min-height="0.878cm" fo:min-width="1.976cm" fo:padding-top="0.127cm" fo:padding-bottom="0.127cm" fo:padding-left="0.254cm" fo:padding-right="0.254cm" fo:wrap-option="wrap" style:run-through="foreground"/>
    </style:style>
    <style:style style:name="gr42" style:family="graphic" style:parent-style-name="Frame">
      <style:graphic-properties draw:stroke="none" svg:stroke-width="0cm" draw:fill="none" loext:fill-use-slide-background="false" draw:textarea-vertical-align="middle" draw:auto-grow-height="false" fo:min-height="1.097cm" fo:min-width="2.448cm" fo:padding-top="0.018cm" fo:padding-bottom="0.018cm" fo:padding-left="0.018cm" fo:padding-right="0.018cm" fo:wrap-option="wrap" style:run-through="foreground"/>
    </style:style>
    <style:style style:name="gr43" style:family="graphic">
      <style:graphic-properties draw:stroke="solid" svg:stroke-width="0.071cm" svg:stroke-color="#9bbb59" draw:stroke-linejoin="round" draw:fill="solid" draw:fill-color="#ffffff" draw:opacity="90%" draw:textarea-vertical-align="top" draw:auto-grow-height="false" fo:min-height="0.497cm" fo:min-width="1.757cm" fo:padding-top="0.127cm" fo:padding-bottom="0.127cm" fo:padding-left="0.254cm" fo:padding-right="0.254cm" fo:wrap-option="wrap" style:run-through="foreground"/>
    </style:style>
    <style:style style:name="gr44" style:family="graphic" style:parent-style-name="Frame">
      <style:graphic-properties draw:stroke="none" svg:stroke-width="0cm" draw:fill="none" loext:fill-use-slide-background="false" draw:textarea-vertical-align="middle" draw:auto-grow-height="false" fo:min-height="0.716cm" fo:min-width="2.23cm" fo:padding-top="0.018cm" fo:padding-bottom="0.018cm" fo:padding-left="0.018cm" fo:padding-right="0.018cm" fo:wrap-option="wrap" style:run-through="foreground"/>
    </style:style>
    <style:style style:name="gr45" style:family="graphic">
      <style:graphic-properties draw:stroke="solid" svg:stroke-width="0.071cm" svg:stroke-color="#ffffff" draw:stroke-linejoin="round" draw:fill="solid" draw:fill-color="#c4bd97" draw:textarea-vertical-align="top" draw:auto-grow-height="false" fo:min-height="1.249cm" fo:min-width="2.39cm" fo:padding-top="0.127cm" fo:padding-bottom="0.127cm" fo:padding-left="0.254cm" fo:padding-right="0.254cm" fo:wrap-option="wrap" style:run-through="foreground"/>
    </style:style>
    <style:style style:name="gr46" style:family="graphic">
      <style:graphic-properties draw:stroke="solid" svg:stroke-width="0.071cm" svg:stroke-color="#8064a2" draw:stroke-linejoin="round" draw:fill="solid" draw:fill-color="#ffffff" draw:opacity="90%" draw:textarea-vertical-align="top" draw:auto-grow-height="false" fo:min-height="0.249cm" fo:min-width="2.101cm" fo:padding-top="0.127cm" fo:padding-bottom="0.127cm" fo:padding-left="0.254cm" fo:padding-right="0.254cm" fo:wrap-option="wrap" style:run-through="foreground"/>
    </style:style>
    <style:style style:name="gr47" style:family="graphic">
      <style:graphic-properties draw:stroke="solid" svg:stroke-width="0.071cm" svg:stroke-color="#ffffff" draw:stroke-linejoin="round" draw:fill="solid" draw:fill-color="#ffc000" draw:textarea-vertical-align="top" draw:auto-grow-height="false" fo:min-height="1.247cm" fo:min-width="2.39cm" fo:padding-top="0.127cm" fo:padding-bottom="0.127cm" fo:padding-left="0.254cm" fo:padding-right="0.254cm" fo:wrap-option="wrap" style:run-through="foreground"/>
    </style:style>
    <style:style style:name="gr48" style:family="graphic">
      <style:graphic-properties draw:stroke="solid" svg:stroke-width="0.071cm" svg:stroke-color="#4bacc6" draw:stroke-linejoin="round" draw:fill="solid" draw:fill-color="#ffffff" draw:opacity="90%" draw:textarea-vertical-align="top" draw:auto-grow-height="false" fo:min-height="0.709cm" fo:min-width="1.713cm" fo:padding-top="0.127cm" fo:padding-bottom="0.127cm" fo:padding-left="0.254cm" fo:padding-right="0.254cm" fo:wrap-option="wrap" style:run-through="foreground"/>
    </style:style>
    <style:style style:name="gr49" style:family="graphic" style:parent-style-name="Frame">
      <style:graphic-properties draw:stroke="none" svg:stroke-width="0cm" draw:fill="none" loext:fill-use-slide-background="false" draw:textarea-vertical-align="middle" draw:auto-grow-height="false" fo:min-height="0.928cm" fo:min-width="2.185cm" fo:padding-top="0.018cm" fo:padding-bottom="0.018cm" fo:padding-left="0.018cm" fo:padding-right="0.018cm" fo:wrap-option="wrap" style:run-through="foreground"/>
    </style:style>
    <style:style style:name="gr50" style:family="graphic">
      <style:graphic-properties draw:stroke="solid" svg:stroke-width="0.071cm" svg:stroke-color="#f79646" draw:stroke-linejoin="round" draw:fill="solid" draw:fill-color="#ffffff" draw:opacity="90%" draw:textarea-vertical-align="top" draw:auto-grow-height="false" fo:min-height="0.878cm" fo:min-width="1.843cm" fo:padding-top="0.127cm" fo:padding-bottom="0.127cm" fo:padding-left="0.254cm" fo:padding-right="0.254cm" fo:wrap-option="wrap" style:run-through="foreground"/>
    </style:style>
    <style:style style:name="gr51" style:family="graphic" style:parent-style-name="Frame">
      <style:graphic-properties draw:stroke="none" svg:stroke-width="0cm" draw:fill="none" loext:fill-use-slide-background="false" draw:textarea-vertical-align="middle" draw:auto-grow-height="false" fo:min-height="1.097cm" fo:min-width="2.316cm" fo:padding-top="0.018cm" fo:padding-bottom="0.018cm" fo:padding-left="0.018cm" fo:padding-right="0.018cm" fo:wrap-option="wrap" style:run-through="foreground"/>
    </style:style>
    <style:style style:name="gr52" style:family="graphic">
      <style:graphic-properties style:writing-mode="lr-tb" fo:margin-left="0.51cm" fo:margin-right="0.52cm" fo:margin-top="0.125cm" fo:margin-bottom="0.139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none" svg:stroke-width="0cm" draw:fill="solid" draw:fill-color="#000000" draw:textarea-vertical-align="middle" draw:auto-grow-height="false" fo:min-height="0.079cm" fo:min-width="4.708cm" fo:padding-top="0.127cm" fo:padding-bottom="0.127cm" fo:padding-left="0.254cm" fo:padding-right="0.254cm" fo:wrap-option="wrap" style:run-through="foreground"/>
    </style:style>
    <style:style style:name="gr54" style:family="graphic" style:parent-style-name="Frame">
      <style:graphic-properties draw:stroke="none" svg:stroke-width="0.018cm" draw:fill="none" loext:fill-use-slide-background="false" draw:textarea-vertical-align="top" draw:auto-grow-height="false" fo:min-height="4.801cm" fo:min-width="4.708cm" fo:padding-top="0.254cm" fo:padding-bottom="0cm" fo:padding-left="0.254cm" fo:padding-right="0.254cm" fo:wrap-option="wrap" style:run-through="foreground"/>
    </style:style>
    <style:style style:name="gr55" style:family="graphic">
      <style:graphic-properties style:writing-mode="lr-tb" fo:margin-left="0.508cm" fo:margin-right="0.508cm" fo:margin-top="0.127cm" fo:margin-bottom="0.13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56" style:family="graphic" style:parent-style-name="Frame">
      <style:graphic-properties draw:stroke="none" svg:stroke-width="0cm" draw:fill="solid" draw:fill-color="#000000" draw:textarea-vertical-align="middle" draw:auto-grow-height="false" fo:min-height="0.062cm" fo:min-width="4.217cm" fo:padding-top="0.127cm" fo:padding-bottom="0.127cm" fo:padding-left="0.254cm" fo:padding-right="0.254cm" fo:wrap-option="wrap" style:run-through="foreground"/>
    </style:style>
    <style:style style:name="gr57" style:family="graphic" style:parent-style-name="Frame">
      <style:graphic-properties draw:stroke="none" svg:stroke-width="0.018cm" draw:fill="none" loext:fill-use-slide-background="false" draw:textarea-vertical-align="top" draw:auto-grow-height="false" fo:min-height="1.408cm" fo:min-width="4.217cm" fo:padding-top="0.254cm" fo:padding-bottom="0cm" fo:padding-left="0.254cm" fo:padding-right="0.254cm" fo:wrap-option="wrap" style:run-through="foreground"/>
    </style:style>
    <style:style style:name="gr58" style:family="graphic">
      <style:graphic-properties draw:stroke="solid" svg:stroke-width="0.026cm" svg:stroke-color="#000000" draw:marker-end="msArrowEnd_20_5" draw:marker-end-width="0.21cm" draw:marker-end-center="false" svg:stroke-linecap="butt" draw:fill="none" loext:fill-use-slide-background="false" draw:textarea-vertical-align="top" draw:auto-grow-height="false" fo:min-height="0.478cm" fo:min-width="1.346cm" fo:padding-top="0.125cm" fo:padding-bottom="0.125cm" fo:padding-left="0.25cm" fo:padding-right="0.25cm" fo:wrap-option="wrap" fo:margin-left="0cm" fo:margin-right="0.219cm" fo:margin-top="0cm" fo:margin-bottom="0.1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text:span text:style-name="T16"><text:s text:c="5"/>Description du thème</text:span><text:span text:style-name="T16"/></text:p>
      <table:table table:name="Tableau1" table:style-name="Tableau1">
        <table:table-column table:style-name="Tableau1.A"/>
        <table:table-column table:style-name="Tableau1.B"/>
        <table:table-row table:style-name="Tableau1.1">
          <table:table-cell table:style-name="Tableau1.A1" office:value-type="string">
            <text:p text:style-name="P67"><text:span text:style-name="T30">Propriétés</text:span><text:span text:style-name="T30"/></text:p>
          </table:table-cell>
          <table:table-cell table:style-name="Tableau1.A1" office:value-type="string">
            <text:p text:style-name="P67"><text:span text:style-name="T30">Description</text:span><text:span text:style-name="T30"/></text:p>
          </table:table-cell>
        </table:table-row>
        <table:table-row table:style-name="Tableau1.2">
          <table:table-cell table:style-name="Tableau1.A2" office:value-type="string">
            <text:p text:style-name="P68"><text:span text:style-name="T32">Intitulé long</text:span><text:span text:style-name="T32"/></text:p>
          </table:table-cell>
          <table:table-cell table:style-name="Tableau1.B2" office:value-type="string">
            <text:p text:style-name="P68"><text:span text:style-name="T33">Comprendre les dangers de la cybercriminalité et les protections à mettre en place.</text:span><text:span text:style-name="T33"/></text:p>
          </table:table-cell>
        </table:table-row>
        <table:table-row table:style-name="Tableau1.3">
          <table:table-cell table:style-name="Tableau1.A3" office:value-type="string">
            <text:p text:style-name="P68"><text:span text:style-name="T32">Formation(s) concernée(s)</text:span><text:span text:style-name="T32"/></text:p>
          </table:table-cell>
          <table:table-cell table:style-name="Tableau1.B3" office:value-type="string">
            <text:p text:style-name="P68"><text:span text:style-name="T33"><text:s/>BTS SIO</text:span><text:span text:style-name="T33"/></text:p>
          </table:table-cell>
        </table:table-row>
        <table:table-row table:style-name="Tableau1.4">
          <table:table-cell table:style-name="Tableau1.A4" office:value-type="string">
            <text:p text:style-name="P68"><text:span text:style-name="T32">Matière(s)</text:span><text:span text:style-name="T32"/></text:p>
          </table:table-cell>
          <table:table-cell table:style-name="Tableau1.B4" office:value-type="string">
            <text:p text:style-name="P63"><text:span text:style-name="T34">BTS Services informatiques aux organisations</text:span><text:span text:style-name="T34"/></text:p>
            <text:list text:style-name="WWNum24">
              <text:list-item>
                <text:p text:style-name="P69"><text:span text:style-name="T33">Bloc n°3 - Cybersécurité des services informatiques</text:span><text:span text:style-name="T36"/></text:p>
              </text:list-item>
            </text:list>
          </table:table-cell>
        </table:table-row>
        <table:table-row table:style-name="Tableau1.5">
          <table:table-cell table:style-name="Tableau1.A5" office:value-type="string">
            <text:p text:style-name="P68"><text:span text:style-name="T32">Présentation</text:span><text:span text:style-name="T32"/></text:p>
          </table:table-cell>
          <table:table-cell table:style-name="Tableau1.B5" office:value-type="string">
            <text:p text:style-name="P93"><text:span text:style-name="T17">Cette activité permet aux élèves/étudiants, placés dans le contexte d’une organisation, de découvrir les divers aspects de la sécurité et les moyens de protection face aux menaces informatiques, en groupe de TP</text:span><text:span text:style-name="T17"/></text:p>
          </table:table-cell>
        </table:table-row>
        <table:table-row table:style-name="Tableau1.4">
          <table:table-cell table:style-name="Tableau1.A6" office:value-type="string">
            <text:p text:style-name="P68"><text:span text:style-name="T32">Savoirs</text:span><text:span text:style-name="T32"/></text:p>
          </table:table-cell>
          <table:table-cell table:style-name="Tableau1.B6" office:value-type="string">
            <text:p text:style-name="P68"><text:span text:style-name="T36">Sécurité informatique</text:span><text:span text:style-name="T36"/></text:p>
          </table:table-cell>
        </table:table-row>
        <table:table-row table:style-name="Tableau1.4">
          <table:table-cell table:style-name="Tableau1.A7" office:value-type="string">
            <text:p text:style-name="P68"><text:span text:style-name="T32">Compétences</text:span><text:span text:style-name="T25"/></text:p>
          </table:table-cell>
          <table:table-cell table:style-name="Tableau1.B7" office:value-type="string">
            <text:p text:style-name="P96"><text:span text:style-name="T18">BTS SIO</text:span><text:span text:style-name="T18"/></text:p>
            <text:p text:style-name="P96"><text:span text:style-name="T17">Protéger les données à caractère personnel </text:span><text:span text:style-name="T17"/></text:p>
            <text:p text:style-name="P96"><text:span text:style-name="T17">Préserver l'identité numérique de l’organisation</text:span><text:span text:style-name="T17"/></text:p>
            <text:p text:style-name="P96"><text:span text:style-name="T17">Sécuriser les équipements et les usages des utilisateurs</text:span><text:span text:style-name="T17"/></text:p>
            <text:p text:style-name="P96"><text:span text:style-name="T17">Garantir la disponibilité, l’intégrité et la confidentialité des services informatiques</text:span><text:span text:style-name="T17"/></text:p>
            <text:p text:style-name="P96"><text:span text:style-name="T17">et des données de l’organisation face à des cyberattaques</text:span><text:span text:style-name="T17"/></text:p>
          </table:table-cell>
        </table:table-row>
        <table:table-row table:style-name="Tableau1.4">
          <table:table-cell table:style-name="Tableau1.A8" office:value-type="string">
            <text:p text:style-name="P68"><text:span text:style-name="T32">Transversalité</text:span><text:span text:style-name="T32"/></text:p>
          </table:table-cell>
          <table:table-cell table:style-name="Tableau1.B8" office:value-type="string">
            <text:p text:style-name="P68"><text:span text:style-name="T36">Economie, droit, management, CEJM</text:span><text:span text:style-name="T33"/></text:p>
          </table:table-cell>
        </table:table-row>
        <table:table-row table:style-name="Tableau1.3">
          <table:table-cell table:style-name="Tableau1.A9" office:value-type="string">
            <text:p text:style-name="P68"><text:span text:style-name="T32">Mots-clés</text:span><text:span text:style-name="T32"/></text:p>
          </table:table-cell>
          <table:table-cell table:style-name="Tableau1.B9" office:value-type="string">
            <text:p text:style-name="P71"><text:span text:style-name="T36">Sécurité informatique, cybercriminalité, cybersécurité, RGPD, CNIL, </text:span><text:span text:style-name="T37">BlockChain</text:span><text:span text:style-name="T37"/></text:p>
          </table:table-cell>
        </table:table-row>
        <table:table-row table:style-name="Tableau1.4">
          <table:table-cell table:style-name="Tableau1.A10" office:value-type="string">
            <text:p text:style-name="P68"><text:span text:style-name="T32">Durée indicative</text:span><text:span text:style-name="T32"/></text:p>
          </table:table-cell>
          <table:table-cell table:style-name="Tableau1.B10" office:value-type="string">
            <text:p text:style-name="P68"><text:span text:style-name="T36">4h</text:span><text:span text:style-name="T36"/></text:p>
          </table:table-cell>
        </table:table-row>
      </table:table>
      <text:p text:style-name="P12"/>
      <text:p text:style-name="P90"><text:span text:style-name="T16"><text:s text:c="6"/>Énoncé </text:span><text:span text:style-name="T16"/></text:p>
      <text:p text:style-name="Corps"><text:span text:style-name="T36">La société alsacienne </text:span><text:span text:style-name="T38">VosFoyages</text:span><text:span text:style-name="T36"> est spécialisée dans les voyages de luxe clef en main à destination des États-Unis et de la Polynésie Française. Elle se compose d’une maison mère située à Paris et de trois succursales situées à Bordeaux, Lyon et Breuschwickersheim. L’entreprise, dirigée par M. Mayer, existe depuis 1999 et s’est développée au fil des années. L’organigramme de la société vous est présenté </text:span><text:span text:style-name="T38">en annexe 1</text:span><text:span text:style-name="T36">.</text:span><text:span text:style-name="T36"/></text:p>
      <text:p text:style-name="P24"/>
      <text:p text:style-name="Corps"><text:span text:style-name="T36">Le système d’information de l’agence s’articule autour d’un Intranet</text:span><text:span text:style-name="T36"><text:note text:id="ftn1" text:note-class="footnote"><text:note-citation>1</text:note-citation><text:note-body><text:p text:style-name="Footnote"><text:span text:style-name="T40"><text:s/></text:span><text:span text:style-name="T2">Intranet : réseau informatique interne à l’entreprise qui utilise les technologies d’Internet.</text:span><text:span text:style-name="T40"/></text:p></text:note-body></text:note></text:span><text:span text:style-name="T36"> qui permet d’automatiser les activités de gestion des réservations et de gestion des voyages.</text:span><text:span text:style-name="T33"/></text:p>
      <text:p text:style-name="P26"/>
      <text:p text:style-name="Corps"><text:span text:style-name="T36">L’entreprise rencontre depuis deux ans un franc succès, grâce notamment à l’arrivée de nouvelles lignes aériennes directes entre la France et certains états américains, ainsi que vers la Polynésie.</text:span><text:span text:style-name="T33"/></text:p>
      <text:p text:style-name="Corps"><text:span text:style-name="T36">De ce fait, l’embauche de plusieurs nouveaux salariés est prévue dans les différentes agences.</text:span><text:span text:style-name="T33"/></text:p>
      <text:p text:style-name="P12"/>
      <text:p text:style-name="P90"><text:span text:style-name="T16"><text:s text:c="5"/>Partie 1 : La protection du système d’information de l’entreprise</text:span><text:span text:style-name="T16"/></text:p>
      <text:p text:style-name="Corps"><text:span text:style-name="T36">Face à cette augmentation du nombre de salariés, la sécurité des données personnelles numériques manipulées par l’entreprise devient cruciale. En effet, de nombreuses données nominatives sont stockées sur le serveur de données : des informations relatives aux clients et des informations bancaires des employés (RIB - Relevé d'identité bancaire – permettant de virer les salaires). L’entreprise dispose d’un réseau informatique sur lequel chaque employé se connecte avec un identifiant et un mot de passe qui lui ont été remis lors de l’embauche, et qui lui permettent d’accéder à toutes les données concernant les voyages proposés, ainsi qu’aux informations relatives aux clients.</text:span><text:span text:style-name="T33"/></text:p>
      <text:p text:style-name="P26"/>
      <text:p text:style-name="Corps"><text:soft-page-break/><text:span text:style-name="T36">Le mois dernier, le groupe a subi une attaque virale (sous la forme d’un envoi massif de courriers électroniques non désirés) qui n’a heureusement pas causé de dégâts importants, mais qui a prouvé la faiblesse de la sécurité informatique de l’intranet de l’entreprise.</text:span><text:span text:style-name="T33"/></text:p>
      <text:p text:style-name="Corps"><text:span text:style-name="T36">Le responsable constate qu’il devient indispensable de sensibiliser les employés aux risques en matière de sécurité informatique : spam, hameçonnage, usurpation d'identité, virus, vol (tablettes, smartphones des commerciaux) ainsi qu’aux risques de sécurité interne (par négligence ou malveillance).</text:span><text:span text:style-name="T36"/></text:p>
      <text:p text:style-name="P18"/>
      <text:p text:style-name="P78"><text:span text:style-name="T19">À partir des vidéos citées ci-après et du site de la CNIL :</text:span><text:span text:style-name="T19"/></text:p>
      <text:p text:style-name="P18"/>
      <text:list xml:id="list2990143480" text:style-name="WWNum30">
        <text:list-item>
          <text:p text:style-name="P79"><text:span text:style-name="T19"><text:s/>Présentez, à l'aide d'un outil visuel (schéma, mind map, graphique d'Ishikawa...), les diverses formes d'agressions ciblant les systèmes d'information. Comment ces menaces pourraient-elles impacter l'entreprise </text:span><text:span text:style-name="T20">VosFoyages</text:span><text:span text:style-name="T19"> ?</text:span><text:span text:style-name="T19"/></text:p>
        </text:list-item>
      </text:list>
      <text:p text:style-name="P29"/>
      <text:p text:style-name="P64"><text:span text:style-name="T15">Vidéos : </text:span><text:a xlink:type="simple" xlink:href="https://www.cybermalveillance.gouv.fr/experience/" text:style-name="Hyperlink.0" text:visited-style-name="Hyperlink.0"><text:span text:style-name="Hyperlink.0"><text:span text:style-name="T15">https://www.cybermalveillance.gouv.fr/experience/</text:span></text:span></text:a><text:span text:style-name="T15"/></text:p>
      <text:p text:style-name="P22"/>
      <text:p text:style-name="P64"><text:span text:style-name="T15">Vidéos : </text:span><text:a xlink:type="simple" xlink:href="https://www.cigref.fr/archives/entreprise2020/cybersecurite-les-4-films-de-la-hack-academy-cigref/" text:style-name="Internet_20_link" text:visited-style-name="Visited_20_Internet_20_Link"><text:span text:style-name="Internet_20_link"><text:span text:style-name="T15">https://www.cigref.fr/archives/entreprise2020/cybersecurite-les-4-films-de-la-hack-academy-cigref/</text:span></text:span></text:a><text:span text:style-name="T15"/></text:p>
      <text:p text:style-name="P22"/>
      <text:p text:style-name="P64"><draw:g text:anchor-type="char" draw:z-index="13" draw:name="Groupe 4" draw:style-name="gr52"><draw:custom-shape draw:name="Rectangle 5" draw:style-name="gr53" draw:text-style-name="P106" svg:width="5.215cm" svg:height="0.332cm" svg:x="9.89cm" svg:y="0.272cm"><text:p text:style-name="P7"/><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6" draw:style-name="gr54" draw:text-style-name="P107" svg:width="5.215cm" svg:height="5.054cm" svg:x="9.772cm" svg:y="0.607cm"><text:p text:style-name="Standard"><text:span text:style-name="T41">-Logiciel malveillant</text:span><text:span text:style-name="T41"/></text:p><text:list xml:id="list1593527811" text:style-name="WWNum42"><text:list-item><text:p text:style-name="P81"><text:span text:style-name="T41">Cheval de Troie (Trojan)</text:span><text:span text:style-name="T41"/></text:p></text:list-item></text:list><text:p text:style-name="P97"><text:span text:style-name="T43">Logiciel malveillant souvent caché derrière un autre logiciel cracké et mis a dispostion gratuite, le cheval de Troie donne un acces complet au fichiers de l’appareil infecté, le tout en étant le plus discret possible.</text:span><text:span text:style-name="T43"/></text:p><text:list xml:id="list125501952564402" text:continue-numbering="true" text:style-name="WWNum42"><text:list-item><text:p text:style-name="P81"><text:span text:style-name="T41">Ransomware</text:span><text:span text:style-name="T41"/></text:p></text:list-item><text:list-item><text:p text:style-name="P81"><text:span text:style-name="T41">Ver</text:span><text:span text:style-name="T41"/></text:p></text:list-item><text:list-item><text:p text:style-name="P81"><text:span text:style-name="T41">Virus</text:span><text:span text:style-name="T41"/></text:p></text:list-item></text:list><text:p text:style-name="Standard"/><text:p text:style-name="Standard"/><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5">CNIL : </text:span><text:a xlink:type="simple" xlink:href="https://www.cnil.fr/" text:style-name="Hyperlink.0" text:visited-style-name="Hyperlink.0"><text:span text:style-name="Hyperlink.0"><text:span text:style-name="T15">https://www.cnil.fr</text:span></text:span></text:a><text:span text:style-name="T15"/></text:p>
      <text:p text:style-name="P23"><draw:custom-shape text:anchor-type="char" draw:z-index="15" draw:name="Connecteur droit avec flèche 7" draw:style-name="gr7" draw:text-style-name="P105" svg:width="0.914cm" svg:height="2.985cm" svg:x="8.825cm" svg:y="0.178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text:p>
      <text:p text:style-name="P23"/>
      <text:p text:style-name="P23"/>
      <text:p text:style-name="P23"><draw:g text:anchor-type="char" draw:z-index="16" draw:name="Groupe 198" draw:style-name="gr4"><draw:custom-shape draw:name="Rectangle 199" draw:style-name="gr5" draw:text-style-name="P106" svg:width="4.232cm" svg:height="0.322cm" svg:x="-0.13cm" svg:y="0.088cm"><text:p text:style-name="P7"/><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00" draw:style-name="gr6" draw:text-style-name="P107" svg:width="5.063cm" svg:height="2.899cm" svg:x="-0.926cm" svg:y="0.271cm"><text:p text:style-name="Standard"><text:s text:c="6"/><text:span text:style-name="T41">-Usurpation d’identité</text:span><text:span text:style-name="T41"/></text:p><text:list text:style-name="WWNum41"><text:list-item><text:p text:style-name="P82"><text:span text:style-name="T41">Phishing</text:span><text:span text:style-name="T41"/></text:p></text:list-item><text:list-item><text:p text:style-name="P82"><text:span text:style-name="T41">Fraude au virement</text:span><text:span text:style-name="T41"/></text:p></text:list-item><text:list-item><text:p text:style-name="P82"><text:span text:style-name="T41">Fraude à la carte bancaire</text:span><text:span text:style-name="T41"/></text:p></text:list-item><text:list-item><text:p text:style-name="P82"><text:span text:style-name="T41">Piratage de mots de passe</text:span><text:span text:style-name="T41"/></text:p></text:list-item><text:list-item><text:p text:style-name="P82"><text:span text:style-name="T41">Détournement de site internet</text:span><text:span text:style-name="T41"/></text:p></text:list-item></text:list><text:p text:style-name="P37"/><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17" draw:name="Connecteur droit avec flèche 3" draw:style-name="gr3" draw:text-style-name="P105" svg:width="2.102cm" svg:height="1.745cm" svg:x="4.225cm" svg:y="0.152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text:p>
      <text:p text:style-name="P23"/>
      <text:p text:style-name="P23"/>
      <text:p text:style-name="P23"/>
      <text:p text:style-name="P23"><draw:custom-shape text:anchor-type="char" draw:z-index="18" draw:name="Rectangle : coins arrondis 1" draw:style-name="gr2" draw:text-style-name="P104" svg:width="3.913cm" svg:height="1.507cm" svg:x="6.235cm" svg:y="0.305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23"><draw:custom-shape text:anchor-type="char" draw:z-index="19" draw:name="Zone de texte 2" draw:style-name="gr1" draw:text-style-name="P104" svg:width="3.624cm" svg:height="1.235cm" svg:x="6.371cm" svg:y="0.018cm"><text:p text:style-name="P6">Systèmes d’information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
      <text:p text:style-name="P23"/>
      <text:p text:style-name="P23"><draw:custom-shape text:anchor-type="char" draw:z-index="11" draw:name="Connecteur droit avec flèche 12" draw:style-name="gr58" draw:text-style-name="P105" svg:width="1.846cm" svg:height="0.727cm" svg:x="10.148cm" svg:y="0.05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p>
      <text:p text:style-name="P23"><draw:g text:anchor-type="char" draw:z-index="12" draw:name="Groupe 9" draw:style-name="gr55"><draw:custom-shape draw:name="Rectangle 10" draw:style-name="gr56" draw:text-style-name="P106" svg:width="4.724cm" svg:height="0.315cm" svg:x="11.598cm" svg:y="0.212cm"><text:p text:style-name="P7"/><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11" draw:style-name="gr57" draw:text-style-name="P107" svg:width="4.724cm" svg:height="1.661cm" svg:x="11.598cm" svg:y="0.507cm"><text:p text:style-name="Standard"><text:span text:style-name="T41">-Attaques ciblées :</text:span><text:span text:style-name="T41"/></text:p><text:list text:style-name="WWNum45"><text:list-item><text:p text:style-name="P83"><text:span text:style-name="T41">Brute Force</text:span><text:span text:style-name="T41"/></text:p></text:list-item><text:list-item><text:p text:style-name="P83"><text:span text:style-name="T41">D.D.O.S</text:span><text:span text:style-name="T41"/></text:p></text:list-item></text:list><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3"/>
      <text:p text:style-name="P23"/>
      <text:p text:style-name="P47"/>
      <text:p text:style-name="P47"/>
      <text:p text:style-name="P47"/>
      <text:p text:style-name="P47"/>
      <text:p text:style-name="P47"/>
      <text:p text:style-name="P65"><text:span text:style-name="T44">La majorité de ces menaces peuvent affecter l’entreprise VosFoyages négativement et ce de diverses manières : pertes financières, pertes de confiance, amendes…</text:span><text:span text:style-name="T44"/></text:p>
      <text:p text:style-name="P65"><text:span text:style-name="T44">En effet des attaques par phishing installant un ransomware sur le réseau de l’entreprise entrainerait un arrêt de production de l’entreprise pendant le décryptage des données, ou bien la perte dans le cas ou seule l’usage d’une backup est possible.</text:span><text:span text:style-name="T44"/></text:p>
      <text:p text:style-name="P65"><text:span text:style-name="T44">Un détournement de site permettrait de voler les données de nombreux clients fortunés et une perte de confiance de l’entreprise.</text:span><text:span text:style-name="T44"/></text:p>
      <text:p text:style-name="P65"><text:span text:style-name="T44">Un cheval de Troie permettrait de voler des données personnelles des clients et/ou des employés, le tout pouvant résulter en une perte de confiance et possiblement des amendes pour non-sécurisation de données personnelles.</text:span><text:span text:style-name="T44"/></text:p>
      <text:p text:style-name="P23"/>
      <text:p text:style-name="P40"/>
      <text:p text:style-name="P40"/>
      <text:p text:style-name="P23"/>
      <text:list xml:id="list154633416934854" text:style-name="WWNum30">
        <text:list-item>
          <text:p text:style-name="P79"><text:span text:style-name="T19">Citer les précautions à prendre pour limiter ces risques et rechercher des méthodes de protection adéquates.</text:span><text:span text:style-name="T19"/></text:p>
        </text:list-item>
      </text:list>
      <text:p text:style-name="P18"/>
      <text:p text:style-name="P80"><text:span text:style-name="T42">-Usurpations d’identité :</text:span><text:span text:style-name="T42"/></text:p>
      <text:p text:style-name="P80"><text:span text:style-name="T42">Former le personnel sur les risques des mails venant d’expéditeurs inconnus, les téléchargement en ligne, etc…</text:span><text:span text:style-name="T42"/></text:p>
      <text:p text:style-name="P34"/>
      <text:p text:style-name="P94"><text:span text:style-name="T42"><text:s text:c="18"/>-Logiciels malveillants :</text:span><text:span text:style-name="T42"/></text:p>
      <text:p text:style-name="P98"><text:span text:style-name="T42"><text:s text:c="18"/>CF usurpations d’identité : cela eliminerait la plupart des menaces, cependant, la création de backup régulières (1 a 2 fois par jour) <text:s text:c="103"/>stockées sur un serveur a part et l’usage d’antivirus compétents ou le bloquage des installations de logiciels sans droits administrateurs.</text:span><text:span text:style-name="T42"/></text:p>
      <text:p text:style-name="P35"/>
      <text:p text:style-name="P94"><text:span text:style-name="T42"><text:s text:c="18"/>-Attaques ciblées :</text:span><text:span text:style-name="T42"/></text:p>
      <text:p text:style-name="P94"><text:span text:style-name="T42"><text:s text:c="18"/>Dans le cadre d’une attaque DDOS , il faut s’assurer que l’hebergeur est capable de l’absorber, le cas écheant, il faut s’assurer que les données du serveur ne sont pas volées (le DDOS servant alors de leure, permettant de voler les données sur serveur tandis que l’equipe informatique essaye de regler le probleme serveur), contacter l’hébergeur afin qu’il identifie les adresses IP malveillante et les bloques.</text:span><text:span text:style-name="T42"/></text:p>
      <text:p text:style-name="P28"/>
      <text:list xml:id="list125503042672061" text:continue-numbering="true" text:style-name="WWNum30">
        <text:list-item>
          <text:p text:style-name="P79"><text:soft-page-break/><text:span text:style-name="T19">Réaliser des recherches afin d’</text:span><text:span text:style-name="T20">explorer et détailler comment l'organisation pourrait éduquer son personnel aux stratégies de défense informatique.</text:span><text:span text:style-name="T19"/></text:p>
        </text:list-item>
      </text:list>
      <text:p text:style-name="P4"/>
      <text:p text:style-name="P36">L’entreprise peut effectuer plusieurs actions afin de former son personnel a la cybersécurité :</text:p>
      <text:p text:style-name="P36"/>
      <text:list text:style-name="L1">
        <text:list-item>
          <text:p text:style-name="P84">Formation des employés:Organisation régulière de séances de formation sur afin d’informer les employés sur les risques liés a la cybersécurité, ainsi que leur permettre de mieux reconnaître des attaques communes comme le phishing par exemple.</text:p>
        </text:list-item>
        <text:list-item>
          <text:p text:style-name="P84">Exercices de simulation de phishing : Créer des <text:s/>campagnes de faux mails de phishing afin d’observer les réaction des employés.</text:p>
        </text:list-item>
        <text:list-item>
          <text:p text:style-name="P84">Ateliers réguliers et mise a disposition de documents sur la cybersécurité.</text:p>
        </text:list-item>
        <text:list-item>
          <text:p text:style-name="P84">Utiliser des exemples concrets de situations afin de leur permettre de mieux déceler les menaces.</text:p>
        </text:list-item>
      </text:list>
      <text:p text:style-name="P19"/>
      <text:p text:style-name="P18"/>
      <text:p text:style-name="P90"><text:bookmark-start text:name="_Toc28875997"/><text:span text:style-name="T16"><text:s text:c="5"/>Partie 2 : Les obligations de l’entreprise au regard de la conservation des données</text:span><text:bookmark-end text:name="_Toc28875997"/><text:span text:style-name="T16"/></text:p>
      <text:p text:style-name="Corps"><text:span text:style-name="T36">Les données de l'entreprise sont à ce jour stockées sur le serveur centralisé de l'entreprise, dans les locaux du siège. Elles sont ensuite sauvegardées sur un serveur privé virtuel. </text:span><text:span text:style-name="T36"/></text:p>
      <text:p text:style-name="Corps"><text:span text:style-name="T36">M. Mayer avait à la création de l'entreprise déclaré à la CNIL tous les fichiers informatisés contenant des données à caractère personnel, comme celles de ces clients, employés et fournisseurs. Depuis l'administrateur du SI a pris le relai et s'est chargé des mises à jour nécessaires de ces déclarations.</text:span><text:span text:style-name="T36"/></text:p>
      <text:p text:style-name="Corps"><text:span text:style-name="T36">Cependant, cette obligation légale a évolué. </text:span><text:span text:style-name="T36"/></text:p>
      <text:p text:style-name="Corps"><text:span text:style-name="T36">En effet, M. Mayer a appris par son administrateur SI que depuis le 25 mai 2018 les entreprises doivent respecter le RGPD (il était temps !).</text:span><text:span text:style-name="T36"/></text:p>
      <text:p text:style-name="P13"/>
      <text:p text:style-name="P78"><text:span text:style-name="T5">À partir de recherches effectuées sur des sites de confiance et de l'annexe 2 :</text:span><text:span text:style-name="T5"/></text:p>
      <text:p text:style-name="P16"/>
      <text:list xml:id="list125503187107117" text:continue-list="list125503042672061" text:style-name="WWNum30">
        <text:list-item>
          <text:p text:style-name="P79"><text:span text:style-name="T19">Expliquer en quoi consiste ce nouveau règlement et comment et pourquoi les entreprises doivent s’y conformer.</text:span><text:span text:style-name="T19"/></text:p>
        </text:list-item>
      </text:list>
      <text:p text:style-name="P27">Le RGPD est un règlement imposant aux entreprises de nombreuses mesures en terme de cybersécurité,plus particulièrement sur la gestion et la sécurisation des données personnelles. Il a pour but de réduire le nombre de brèches de données et de faire adopter des conduites saines aux entreprises.<text:span text:style-name="T33"/></text:p>
      <text:p text:style-name="P27">Les entreprise doivent se conformer au RGPD tout d’abord car cela est bénéfique pour elle ainsi que pour ses clients, de plus, en cas d’attaque, si l’entreprise n’est pas au normes, elle peut écoper d’une amende de 20 millions d’euros ou 4 % de leur chiffre d’affaires de l’année précédente.<text:span text:style-name="T33"/></text:p>
      <text:p text:style-name="P27"/>
      <text:list xml:id="list125501792113197" text:continue-numbering="true" text:style-name="WWNum30">
        <text:list-item>
          <text:p text:style-name="P79"><text:span text:style-name="T19">Expliquer quels nouveaux types de risque menacent les entreprises et leurs conséquences pour celles-ci (cf. annexe 2). </text:span><text:span text:style-name="T19"/></text:p>
        </text:list-item>
      </text:list>
      <text:p text:style-name="P38">Le ransomhack est une nouvelle pratique des cybercriminels, cette attaque est proche d’un ransomware, elle vole les données et demande rancon, sauf qu’au lieu de les cripter elle parie sur le fait que l’entreprise ne soit pas aux normes et doivent choisir entre la rancon et une amande de 20 millions/4 % de leur chiffre d’affaires.</text:p>
      <text:p text:style-name="P38"/>
      <text:p text:style-name="P38">De plus , de nombreux escrocs imitent la CNIL en faisant payer des mises en conformités au RGPD factices, cela est fait soit par mail soit par des lettres de dernier avis, incitant l’urgence de la démarche.</text:p>
      <text:list text:style-name="WWNum2">
        <text:list-item>
          <text:list>
            <text:list-item>
              <text:p text:style-name="P85"/>
            </text:list-item>
          </text:list>
        </text:list-item>
      </text:list>
      <text:p text:style-name="P16"/>
      <text:p text:style-name="P90"><text:span text:style-name="T16"><text:s text:c="4"/>Partie 3 : Les nouveaux types d'attaques informatiques et le cyberterrorisme </text:span><text:span text:style-name="T16"/></text:p>
      <text:p text:style-name="P66"><text:span text:style-name="T36">Face à tous ces risques potentiels, M. Mayer a organisé une formation de deux journées pour l'ensemble de ses salariés. </text:span><text:span text:style-name="T57">Les</text:span><text:span text:style-name="T36"> nouveaux types d'attaques et le coût que cela peut représenter pour une entreprise ont été abordés lors de cette formation. </text:span><text:span text:style-name="T36"/></text:p>
      <text:p text:style-name="P25"/>
      <text:p text:style-name="P95"><text:span text:style-name="T17">Il propose de s’inspirer des contenus exposés dans les articles suivants :</text:span><text:span text:style-name="T17"/></text:p>
      <text:p text:style-name="P95"><text:a xlink:type="simple" xlink:href="https://www.sfrbusiness.fr/room/securite/grandes-tendances-cybersecurite-2022.html" text:style-name="Internet_20_link" text:visited-style-name="Visited_20_Internet_20_Link"><text:span text:style-name="Internet_20_link"><text:span text:style-name="T22">https://www.sfrbusiness.fr/room/securite/grandes-tendances-cybersecurite-2022.html</text:span></text:span></text:a><text:span text:style-name="T17"/></text:p>
      <text:p text:style-name="P21"/>
      <text:p text:style-name="P32"/>
      <text:p text:style-name="P68"><text:a xlink:type="simple" xlink:href="https://www.wimi-teamwork.com/fr/blog/chiffres-statistiques-marquants-cybersecurite/" text:style-name="Internet_20_link" text:visited-style-name="Visited_20_Internet_20_Link"><text:span text:style-name="Internet_20_link"><text:span text:style-name="T15">https://www.wimi-teamwork.com/fr/blog/chiffres-statistiques-marquants-cybersecurite/</text:span></text:span></text:a><text:span text:style-name="T46"/></text:p>
      <text:p text:style-name="P53"><text:span text:style-name="Internet_20_link"/></text:p>
      <text:p text:style-name="P68"><text:a xlink:type="simple" xlink:href="https://www.latribune.fr/technos-medias/informatique/formjacking-malwares-modulables-les-menaces-cyber-des-entreprises-en-201-808538.html" text:style-name="Internet_20_link" text:visited-style-name="Visited_20_Internet_20_Link"><text:span text:style-name="Internet_20_link"><text:span text:style-name="T47">https://www.latribune.fr/technos-medias/informatique/formjacking-malwares-modulables-les-menaces-cyber-des-entreprises-en-201-808538.html</text:span></text:span></text:a><text:span text:style-name="T46"/></text:p>
      <text:p text:style-name="P32"/>
      <text:p text:style-name="P32"><text:soft-page-break/></text:p>
      <text:list xml:id="list125503052760755" text:continue-list="list125501792113197" text:style-name="WWNum30">
        <text:list-item>
          <text:p text:style-name="P79"><text:span text:style-name="T19">À partir des articles ci-dessus, présenter une synthèse des points abordés et concevoir un support de formation aux futurs employés. Effectuer les recherches complémentaires nécessaires afin d'alimenter la synthèse avec des données récentes et pertinentes.</text:span><text:span text:style-name="T19"/></text:p>
        </text:list-item>
      </text:list>
      <text:p text:style-name="P29"/>
      <text:p text:style-name="P29"/>
      <text:p text:style-name="P31"><text:span text:style-name="T53">En France,</text:span><text:span text:style-name="Strong_20_Emphasis"><text:span text:style-name="T54"> 8 entreprises sur 10</text:span></text:span><text:span text:style-name="T53"> sont touchées par des cyber attaques chaque année.</text:span></text:p>
      <text:p text:style-name="P51">Par rapport à 2017, le nombre d’attaques est resté stable.</text:p>
      <text:p text:style-name="P3"><text:span text:style-name="T55">En 2018, le phishing (ou hameçonnage) est le mode d’attaque le plus fréquent avec </text:span><text:span text:style-name="Strong_20_Emphasis"><text:span text:style-name="T58">73%</text:span></text:span><text:span text:style-name="T55"> d’entreprises touchées. Quant à l’arnaque au président, elle a touché une entreprise sur deux.</text:span></text:p>
      <text:p text:style-name="P3"><text:span text:style-name="Strong_20_Emphasis"><text:span text:style-name="T58">59%</text:span></text:span><text:span text:style-name="T55"> des entreprises interrogées affirment que les cyber attaques ont eu un impact sur l’activité de leur entreprise. Les conséquences de ces attaques sont multiples :</text:span></text:p>
      <text:list text:style-name="L2">
        <text:list-item>
          <text:p text:style-name="P102"><text:span text:style-name="Strong_20_Emphasis"><text:span text:style-name="T58">26%</text:span></text:span><text:span text:style-name="T55"> des entreprises ont subi un ralentissement de la production pendant une période significative ;</text:span></text:p>
        </text:list-item>
        <text:list-item>
          <text:p text:style-name="P102"><text:span text:style-name="Strong_20_Emphasis"><text:span text:style-name="T58">23%</text:span></text:span><text:span text:style-name="T55"> ont vu leur site Internet indisponible pendant une période significative ;</text:span></text:p>
        </text:list-item>
        <text:list-item>
          <text:p text:style-name="P102"><text:span text:style-name="Strong_20_Emphasis"><text:span text:style-name="T58">12%</text:span></text:span><text:span text:style-name="T55"> ont essuyé des retards de livraison auprès des clients ;</text:span></text:p>
        </text:list-item>
        <text:list-item>
          <text:p text:style-name="P102"><text:span text:style-name="Strong_20_Emphasis"><text:span text:style-name="T58">11%</text:span></text:span><text:span text:style-name="T55"> ont eu des pertes de chiffre d’affaires ;</text:span></text:p>
        </text:list-item>
        <text:list-item>
          <text:p text:style-name="P102"><text:span text:style-name="Strong_20_Emphasis"><text:span text:style-name="T58">9%</text:span></text:span><text:span text:style-name="T55"> ont subi un arrêt de la production pendant une période significative ;</text:span></text:p>
        </text:list-item>
        <text:list-item>
          <text:p text:style-name="P102"><text:span text:style-name="Strong_20_Emphasis"><text:span text:style-name="T58">22%</text:span></text:span><text:span text:style-name="T55"> ont cité d’autres effets négatifs (augmentation de la charge de travail, baisse de productivité des collaborateurs, mauvaise réputation de l’entreprise).</text:span></text:p>
        </text:list-item>
      </text:list>
      <text:p text:style-name="P3"><text:span text:style-name="T55">En moyenne, les entreprises subissent </text:span><text:span text:style-name="Strong_20_Emphasis"><text:span text:style-name="T58">5 types d’attaques différents</text:span></text:span><text:span text:style-name="T55"> chaque année.</text:span></text:p>
      <text:p text:style-name="P51">Parmi les cyber-risques auxquels les entreprises interrogées ont été confrontées, on trouve :</text:p>
      <text:list text:style-name="L3">
        <text:list-item>
          <text:p text:style-name="P103"><text:span text:style-name="T55">le shadow IT, c’est-à-dire le fait d’utiliser des applications ou logiciels non approuvés par le service informatique interne (</text:span><text:span text:style-name="Strong_20_Emphasis"><text:span text:style-name="T58">64%</text:span></text:span><text:span text:style-name="T55">) ;</text:span></text:p>
        </text:list-item>
        <text:list-item>
          <text:p text:style-name="P103"><text:span text:style-name="T55">des vulnérabilités résiduelles permanentes (</text:span><text:span text:style-name="Strong_20_Emphasis"><text:span text:style-name="T58">61%</text:span></text:span><text:span text:style-name="T55">) ;</text:span></text:p>
        </text:list-item>
        <text:list-item>
          <text:p text:style-name="P103"><text:span text:style-name="T55">une erreur de manipulation d’un salarié (</text:span><text:span text:style-name="Strong_20_Emphasis"><text:span text:style-name="T58">52%</text:span></text:span><text:span text:style-name="T55">).</text:span></text:p>
        </text:list-item>
      </text:list>
      <text:p text:style-name="P42"/>
      <text:p text:style-name="P43"><text:span text:style-name="Strong_20_Emphasis"><text:span text:style-name="T61">43%</text:span></text:span><text:span text:style-name="T60"> des cyberattaques visent les petites entreprises.</text:span></text:p>
      <text:p text:style-name="P3"><text:span text:style-name="Strong_20_Emphasis"><text:span text:style-name="T58">4 PME sur 10</text:span></text:span><text:span text:style-name="T55"> </text:span><text:span text:style-name="Strong_20_Emphasis"><text:span text:style-name="T58">(42%)</text:span></text:span><text:span text:style-name="T55"> ont déjà subi une ou plusieurs attaques ou tentatives d’attaques informatiques.</text:span></text:p>
      <text:p text:style-name="P45"><text:span text:style-name="T60">Seulement </text:span><text:span text:style-name="Strong_20_Emphasis"><text:span text:style-name="T61">17 % des PME</text:span></text:span><text:span text:style-name="T60"> sont assurées contre les attaques informatiques.</text:span></text:p>
      <text:p text:style-name="P3"><text:span text:style-name="Strong_20_Emphasis"><text:span text:style-name="T58">76%</text:span></text:span><text:span text:style-name="T55"> des entreprises sensibilisent leurs salariés aux risques informatiques, dont </text:span><text:span text:style-name="Strong_20_Emphasis"><text:span text:style-name="T58">44%</text:span></text:span><text:span text:style-name="T55"> au moins tous les ans.</text:span></text:p>
      <text:p text:style-name="P3"><text:span text:style-name="T55">En moyenne, il faut </text:span><text:span text:style-name="Strong_20_Emphasis"><text:span text:style-name="T58">6 mois</text:span></text:span><text:span text:style-name="T55"> à une entreprise pour détecter une violation de ses données.</text:span></text:p>
      <text:p text:style-name="P3"><text:span text:style-name="T55">Seul </text:span><text:span text:style-name="Strong_20_Emphasis"><text:span text:style-name="T58">38%</text:span></text:span><text:span text:style-name="T55"> des organisations mondiales affirment être équipées et capables de faire face à une cyberattaque complexe.</text:span></text:p>
      <text:p text:style-name="P3"><text:span text:style-name="Strong_20_Emphasis"><text:span text:style-name="T58">21%</text:span></text:span><text:span text:style-name="T55"> de tous les dossiers d’une entreprise sont ouverts à tous.</text:span></text:p>
      <text:p text:style-name="P3"><text:span text:style-name="Strong_20_Emphasis"><text:span text:style-name="T58">65%</text:span></text:span><text:span text:style-name="T55"> des entreprises ont plus de 500 employés qui n’ont jamais changé leur mot de passe.</text:span></text:p>
      <text:p text:style-name="P3"><text:span text:style-name="Strong_20_Emphasis"><text:span text:style-name="T58">90%</text:span></text:span><text:span text:style-name="T55"> des violations de données sont dues à une erreur humaine.</text:span></text:p>
      <text:p text:style-name="P3"><text:span text:style-name="Strong_20_Emphasis"><text:span text:style-name="T58">71%</text:span></text:span><text:span text:style-name="T55"> des Américains ont peur que leurs informations personnelles et financières soient piratées alors que seul 24% craignent d’être victime du terrorisme.</text:span></text:p>
      <text:p text:style-name="P3"><text:span text:style-name="T55">En janvier 2019, </text:span><text:span text:style-name="Strong_20_Emphasis"><text:span text:style-name="T58">1,76 milliards de dossiers</text:span></text:span><text:span text:style-name="T55"> ont déjà été piratés.</text:span></text:p>
      <text:p text:style-name="P3"><text:span text:style-name="T55">En 2017, le coût moyen d’une attaque de malware était de </text:span><text:span text:style-name="Strong_20_Emphasis"><text:span text:style-name="T58">2,4 millions de dollars</text:span></text:span><text:span text:style-name="T55">.</text:span></text:p>
      <text:p text:style-name="P3"><text:span text:style-name="T55">Les coûts des dommages causés par un rançongiciel (</text:span><text:span text:style-name="Emphasis"><text:span text:style-name="T59">ransomware</text:span></text:span><text:span text:style-name="T55"> en anglais) vont atteindre </text:span><text:span text:style-name="Strong_20_Emphasis"><text:span text:style-name="T58">11,5 millions de dollars</text:span></text:span><text:span text:style-name="T55"> en 2019 et une entreprise sera victime d’une attaque par un rançongiciel </text:span><text:span text:style-name="Strong_20_Emphasis"><text:span text:style-name="T58">toutes les 14 secondes</text:span></text:span><text:span text:style-name="T55"> cette année.</text:span></text:p>
      <text:p text:style-name="P44"/>
      <text:p text:style-name="P41">1. Les ransomwares</text:p>
      <text:p text:style-name="P31"><text:span text:style-name="T53">Les ransomwares continuent leur inquiétante progression : ils représentent pas moins de </text:span><text:span text:style-name="Strong_20_Emphasis"><text:span text:style-name="T53">79% des cyberattaques recensées</text:span></text:span><text:span text:style-name="T53">, selon Sophos2. Les attaques par rançongiciel ont augmenté de 60% sur les 6 premiers mois de 2021, après avoir augmenté de 255 % en 2020, selon les derniers chiffres de l’ANSSI3.</text:span></text:p>
      <text:p text:style-name="P46"/>
      <text:p text:style-name="P49"><text:soft-page-break/><text:span text:style-name="T55">En 2022, cette cybermenace évolue et se perfectionne. On observe </text:span><text:span text:style-name="Strong_20_Emphasis"><text:span text:style-name="T55">la montée en puissance de la double extorsion</text:span></text:span><text:span text:style-name="T55"> : le pirate informatique exige une premièr</text:span><text:span text:style-name="T56">e rancon pour déchiffrer les données</text:span><text:span text:style-name="T55">, puis une seconde pour éviter que les données ne soient revendues sur le </text:span><text:span text:style-name="T57">dark</text:span><text:span text:style-name="T55"> web. Certains analystes mentionnent même l’émergence d’un mécanisme de </text:span><text:span text:style-name="Strong_20_Emphasis"><text:span text:style-name="T55">triple extorsion</text:span></text:span><text:span text:style-name="T55"> : en plus du chiffrement et de la menace de revente des données, les cybercriminels réalisent des attaques DDoS pour accentuer la pression sur la victime. Ces pratiques pourraient faire jusqu’à deux fois plus de victimes en 2022, selon une étude de la start up Anozr Way4.</text:span></text:p>
      <text:p text:style-name="P30"/>
      <text:p text:style-name="P39">2. Les attaques DdoS</text:p>
      <text:p text:style-name="P30"/>
      <text:p text:style-name="P52">Tout comme les rançongiciels, les attaques par déni de service distribué (DDoS) visent a bloquer l’infrastructure de l’entreprise. Le cybercriminel envoie des millions de requêtes simultanément vers une cible. Le volume de connexion est si important que le serveur visé ne peut répondre et finit par devenir indisponible.</text:p>
      <text:p text:style-name="P50"/>
      <text:p text:style-name="P49"><text:span text:style-name="T52">Les attaques DDoS telles qu’on les connaît aujourd’hui existent depuis plus de 20 ans. Mais on assiste actuellement à une démultiplication et une complexification de ce type de menaces. Fait marquant : la </text:span><text:span text:style-name="Strong_20_Emphasis"><text:span text:style-name="T52">surface d’attaque </text:span></text:span><text:span text:style-name="T52">des Systèmes d’Information étant à la fois plus étendue et diversifiée, il est logiquement plus simple aujourd’hui de générer des attaques distribuées depuis de nombreux équipements compromis disponibles sur Internet. Certains chiffres parlent d’eux-mêmes : AWS, l‘entité Cloud d’Amazon, a dû contrer une attaque DDoS d’un volume record de 2,3 Tbps5. Certaines études montrent que l’utilisation de la bande passante pour agresser une seule entreprise est en hausse de 49 %, et celui du taux de paquets de 91 %.</text:span></text:p>
      <text:p text:style-name="P49"/>
      <text:p text:style-name="P49"/>
      <text:p text:style-name="P30"/>
      <text:p text:style-name="P94"><text:span text:style-name="T48">Le cyberterrorisme</text:span><text:span text:style-name="T5"> </text:span><text:span text:style-name="T5"/></text:p>
      <text:p text:style-name="P94"><text:span text:style-name="T23">Un employé est particulièrement sensible au sujet du cyberterrorisme, souhaitant dédramatiser le sujet vous décidez des faire des recherches plus approfondies (recherches libres sur Internet, ne demandez pas chatgpt il est un peu dépassé)</text:span><text:span text:style-name="T23"/></text:p>
      <text:list xml:id="list125503008960322" text:continue-list="list125503052760755" text:style-name="WWNum30">
        <text:list-item>
          <text:p text:style-name="P79"><text:bookmark-start text:name="_Toc28875999"/><text:span text:style-name="T19">Qu'est-ce que le cyberterrorisme et comment se distingue-t-il de la cybercriminalité ?</text:span><text:span text:style-name="T19"/></text:p>
        </text:list-item>
      </text:list>
      <text:p text:style-name="P18"><text:span text:style-name="T63">Le cyberterrorisme peut se définir par « </text:span><text:span text:style-name="T62">L'utilisation préméditée des activités perturbatrices, ou la menace de celle-ci, contre des ordinateurs et / ou réseaux, dans l'intention de causer un préjudice ou encore social, idéologique, religieuse, politique ou des objectifs similaires. Ou pour intimider toute personne dans la poursuite de tels objectifs. » </text:span><text:span text:style-name="T63">(Wikipédia) , il se distingue de la cybercriminalité prinicpalement par le fait qu’il est généralement a but non lucratif, il est majoritairement la pour faire passer un message ou mettre en danger des vies.</text:span></text:p>
      <text:list xml:id="list125502178504493" text:continue-numbering="true" text:style-name="WWNum30">
        <text:list-item>
          <text:p text:style-name="P86"><text:span text:style-name="T21">Quels ont été les incidents majeurs liés au cyberterrorisme au cours des dix dernières années et quelles ont été leurs conséquences sur la sécurité mondiale ?</text:span><text:span text:style-name="T21"/></text:p>
        </text:list-item>
      </text:list>
      <text:p text:style-name="P56">De nombreuses attaques cyberterroristes on étée enregistrées au cours des années, bien souvent des attaques de deni de service qui on mis hors ligne d’important réseaux de gouvernements (estonie en 2007 ou Etats unis en 2009) ou d’entreprises importantes (centrale éléctrique en arabie saoudite en 2017) </text:p>
      <text:p text:style-name="P20"/>
      <text:list xml:id="list125503110059102" text:continue-numbering="true" text:style-name="WWNum30">
        <text:list-item>
          <text:p text:style-name="P86"><text:span text:style-name="T21">Quels sont les outils et les stratégies utilisés par les gouvernements et les organisations pour prévenir et répondre aux attaques de cyberterrorisme, et quelles sont les implications éthiques associées à ces mesures ?</text:span><text:span text:style-name="T21"/></text:p>
        </text:list-item>
      </text:list>
      <text:p text:style-name="P57"><text:span text:style-name="T45"><text:s text:c="13"/></text:span>La prévention et la réponse aux attaques de cyberterrorisme sont des préoccupations majeures pour les gouvernements et les organisations à travers le monde. Voici quelques-uns des <text:soft-page-break/>outils et des stratégies couramment utilisés pour faire face à ce problème, ainsi que les implications éthiques associées à ces mesures :</text:p>
      <text:p text:style-name="P57"/>
      <text:p text:style-name="P57"/>
      <text:p text:style-name="P99">La prévention et la réponse aux attaques de cyberterrorisme sont des préoccupations majeures pour les gouvernements et les organisations à travers le monde. Voici quelques-uns des outils et des stratégies couramment utilisés pour faire face à ce problème, ainsi que les implications éthiques associées à ces mesures :</text:p>
      <text:p text:style-name="P57"/>
      <text:p text:style-name="P99">1. Législation et réglementation : Les gouvernements mettent en place des lois et des réglementations visant à criminaliser les activités de cyberterrorisme. Cela permet de poursuivre en justice les auteurs présumés d'attaques cyberterroristes.</text:p>
      <text:p text:style-name="P57"/>
      <text:p text:style-name="P99"><text:s text:c="4"/>Implications éthiques : Il est important de garantir que ces lois ne soient pas utilisées de manière abusive pour restreindre la liberté d'expression ou la vie privée en ligne.</text:p>
      <text:p text:style-name="P57"/>
      <text:p text:style-name="P99">2. Agences de renseignement et forces de l'ordre : Les gouvernements ont des agences de renseignement et des forces de l'ordre spécialisées dans la cybersécurité pour détecter, enquêter sur et prévenir les attaques de cyberterrorisme.</text:p>
      <text:p text:style-name="P57"/>
      <text:p text:style-name="P57"><text:span text:style-name="T64"><text:s text:c="4"/></text:span><text:span text:style-name="T65">I</text:span><text:span text:style-name="T64">mplications éthiques : Il faut surveiller ces agences pour s'assurer qu'elles respectent les droits civils et ne recourent pas à une surveillance excessive.</text:span></text:p>
      <text:p text:style-name="P57"/>
      <text:p text:style-name="P99">3. Coopération internationale : La cybercriminalité et le cyberterrorisme sont souvent transnationaux, ce qui nécessite une coopération internationale pour les combattre. Les gouvernements travaillent avec d'autres pays pour échanger des informations et poursuivre les cybercriminels.</text:p>
      <text:p text:style-name="P57"/>
      <text:p text:style-name="P99"><text:s text:c="4"/>Implications éthiques : La coopération internationale doit respecter les lois et les normes internationales des droits de l'homme.</text:p>
      <text:p text:style-name="P57"/>
      <text:p text:style-name="P99">4. Cyberdéfense et préparation : Les organisations gouvernementales et privées renforcent leurs défenses cybernétiques pour se prémunir contre les attaques. Cela comprend la mise en place de pare-feu, de logiciels antivirus et de dispositifs de détection des intrusions.</text:p>
      <text:p text:style-name="P57"/>
      <text:p text:style-name="P57"><text:span text:style-name="T64"><text:s text:c="4"/></text:span><text:span text:style-name="T65">I</text:span><text:span text:style-name="T64">mplications éthiques : Les organisations doivent veiller à ne pas collecter de données personnelles de manière excessive ou à ne pas violer la vie privée des utilisateurs dans le cadre de leurs mesures de sécurité.</text:span></text:p>
      <text:p text:style-name="P57"/>
      <text:p text:style-name="P99">5. Sensibilisation et formation : La sensibilisation à la sécurité informatique et la formation des employés sont essentielles pour prévenir les attaques de cyberterrorisme. Les individus doivent être informés des risques et des meilleures pratiques en matière de sécurité.</text:p>
      <text:p text:style-name="P57"/>
      <text:p text:style-name="P99"><text:s text:c="4"/>Implications éthiques : Les programmes de formation doivent être conçus de manière à ne pas stigmatiser ou profiler des groupes spécifiques.</text:p>
      <text:p text:style-name="P57"/>
      <text:p text:style-name="P99">6. Gestion de crise : Les gouvernements et les organisations élaborent des plans de gestion de crise pour répondre rapidement aux attaques de cyberterrorisme et minimiser les dommages.</text:p>
      <text:p text:style-name="P57"><text:soft-page-break/></text:p>
      <text:p text:style-name="P99"><text:s text:c="4"/>Implications éthiques : Il est crucial de s'assurer que ces plans respectent les droits de l'homme et les principes éthiques, notamment en ce qui concerne la protection des données personnelles des individus.</text:p>
      <text:p text:style-name="P57"/>
      <text:p text:style-name="P99">7. Recherche et développement : Les investissements dans la recherche et le développement de technologies de sécurité avancées sont essentiels pour rester à la pointe de la cybersécurité.</text:p>
      <text:p text:style-name="P57"/>
      <text:p text:style-name="P99"><text:s text:c="4"/>Implications éthiques : Il faut surveiller les développements technologiques pour s'assurer qu'ils ne soient pas utilisés de manière abusive ou pour violer la vie privée.</text:p>
      <text:p text:style-name="P57"/>
      <text:p text:style-name="P99">En fin de compte, il est crucial de trouver un équilibre entre la nécessité de prévenir et de répondre aux attaques de cyberterrorisme et le respect des droits de l'homme, de la vie privée et de la liberté d'expression en ligne. Les mesures de cybersécurité doivent être mises en œuvre de manière transparente et responsable pour éviter les abus et les violations des droits fondamentaux.</text:p>
      <text:p text:style-name="P91"><text:span text:style-name="T16"><text:s text:c="6"/>Partie 4 : Evolutions concernant la sécurité des transactions</text:span><text:bookmark-end text:name="_Toc28875999"/><text:span text:style-name="T16"/></text:p>
      <text:p text:style-name="Corps"><text:span text:style-name="T36">M. Mayer a été très sensible aux difficultés financières rencontrées récemment par des tour-opérateurs pourtant réputés. Il se préoccupe notamment des différentes transactions financières opérées par son entreprise avec des acteurs qui ne sont pas systématiquement connus ou certifiés. En effet, suite aux catastrophes naturelles de plus en plus nombreuses, la société a dû annuler certains voyages et procéder au remboursement d'un grand nombre de ses clients au cours des dernières années. La procédure de remboursement utilisée à ce jour ne donne pas entièrement satisfaction à M. Mayer qui souhaite trouver un système plus fiable.</text:span><text:span text:style-name="T36"/></text:p>
      <text:p text:style-name="P24"/>
      <text:p text:style-name="Corps"><text:span text:style-name="T36">M. Mayer envisage notamment de mettre en place un système de sécurisation des transactions financières de l'entreprise avec ses différents partenaires (clients, fournisseurs, banques, assurances).</text:span><text:span text:style-name="T36"/></text:p>
      <text:p text:style-name="P24"/>
      <text:p text:style-name="Corps"><text:span text:style-name="T36">Il souhaiterait également pouvoir authentifier et protéger certains documents de l'entreprise comme les statuts juridiques, les contrats d'embauche, ceux signés avec les clients, etc.</text:span><text:span text:style-name="T36"/></text:p>
      <text:p text:style-name="P24"/>
      <text:p text:style-name="Corps"><text:span text:style-name="T36">Il a entendu parler de la technologie </text:span><text:span text:style-name="T37">blockchain</text:span><text:span text:style-name="T36"> et vous demande si cette technologie pourrait répondre à ses besoins ?</text:span><text:span text:style-name="T36"/></text:p>
      <text:p text:style-name="P24"/>
      <text:p text:style-name="Corps"><text:span text:style-name="T36">Les articles suivants, l’interpellent plus particulièrement :</text:span><text:span text:style-name="T36"/></text:p>
      <text:p text:style-name="P13"/>
      <text:p text:style-name="P68"><text:a xlink:type="simple" xlink:href="https://www.economie.gouv.fr/entreprises/blockchain-definition-avantage-utilisation-application" text:style-name="Internet_20_link" text:visited-style-name="Visited_20_Internet_20_Link"><text:span text:style-name="Internet_20_link"><text:span text:style-name="T46">https://www.economie.gouv.fr/entreprises/blockchain-definition-avantage-utilisation-application</text:span></text:span></text:a><text:span text:style-name="T46"/></text:p>
      <text:p text:style-name="P53"><text:span text:style-name="Internet_20_link"/></text:p>
      <text:p text:style-name="P68"><text:a xlink:type="simple" xlink:href="https://www.journaldunet.com/solutions/expert/69574/blockchain---4-atouts-pour-votre-entreprise.shtml" text:style-name="Internet_20_link" text:visited-style-name="Visited_20_Internet_20_Link"><text:span text:style-name="Internet_20_link"><text:span text:style-name="T46">https://www.journaldunet.com/solutions/expert/69574/blockchain---4-atouts-pour-votre-entreprise.shtml</text:span></text:span></text:a><text:span text:style-name="T46"/></text:p>
      <text:p text:style-name="P53"><text:span text:style-name="Internet_20_link"/></text:p>
      <text:p text:style-name="P68"><text:a xlink:type="simple" xlink:href="https://www.lepoint.fr/technologie/mais-au-fait-c-est-quoi-la-blockchain-exactement-11-05-2019-2311973_58.php" text:style-name="Internet_20_link" text:visited-style-name="Visited_20_Internet_20_Link"><text:span text:style-name="Internet_20_link"><text:span text:style-name="T15">https://www.lepoint.fr/technologie/mais-au-fait-c-est-quoi-la-blockchain-exactement-11-05-2019-2311973_58.php</text:span></text:span></text:a><text:span text:style-name="T46"/></text:p>
      <text:p text:style-name="P55"><text:span text:style-name="Internet_20_link"/></text:p>
      <text:p text:style-name="P48"/>
      <text:list xml:id="list125502880356471" text:continue-numbering="true" text:style-name="WWNum30">
        <text:list-item>
          <text:p text:style-name="P79"><text:span text:style-name="T19">À partir des articles ci-dessus, expliquez ce que la chaîne de blocs pourrait apporter à l'entreprise de M. Mayer et si elle répond vraiment aux besoins exprimés.</text:span><text:span text:style-name="T19"/></text:p>
        </text:list-item>
      </text:list>
      <text:p text:style-name="P73"><text:span text:style-name="T35">Préciser si cette technologie remplacera réellement les tiers de confiance.</text:span><text:span text:style-name="T35"/></text:p>
      <text:p text:style-name="P14"/>
      <text:p text:style-name="P88">Une blockchain permettrait de sécuriser et d’améliorer l’efficacité du système de remboursement. La chaine de block etant partagée a de nombreux utilisateurs, les transactions sont vérifiées de nombreuses fois par des personne qui ne se connaisent pas et qui ne pourront donc pas s’allier pour les fausser.</text:p>
      <text:p text:style-name="P88">Aussi les transactions seraient beaucoup plus rapides ainsi, quelques minutes environ.</text:p>
      <text:p text:style-name="P88">Les tiers de confiance seront bel et bien remplacés car le but d’une blockchain est de décentraliser les transactions.</text:p>
      <text:p text:style-name="P92"><text:span text:style-name="T16"><text:s text:c="21"/>Annexes</text:span><text:span text:style-name="T16"/></text:p>
      <text:p text:style-name="P17"/>
      <text:p text:style-name="Corps"><text:span text:style-name="T26">Annexe 1 : Organigramme de la société</text:span><text:span text:style-name="T27"/></text:p>
      <text:p text:style-name="P12"/>
      <text:p text:style-name="Corps"><draw:g text:anchor-type="as-char" draw:z-index="14" draw:name="Group 78" draw:style-name="gr8"><draw:custom-shape draw:name="AutoShape 2" draw:style-name="gr9" draw:text-style-name="P108" svg:width="0.713cm" svg:height="0.867cm" svg:x="22.151cm" svg:y="3.87cm"><text:p/><draw:enhanced-geometry draw:mirror-horizontal="false" draw:mirror-vertical="false" svg:viewBox="0 0 0 0" drawooo:sub-view-size="21600 21600" draw:text-areas="0 0 ?f8 ?f9" draw:type="ooxml-non-primitive" draw:enhanced-path="M 21600 0 L 21600 12877 0 12877 0 21600 N"><draw:equation draw:name="f0" draw:formula="10800*logwidth/21600"/><draw:equation draw:name="f1" draw:formula="10800*logheight/21600"/><draw:equation draw:name="f2" draw:formula="10800*logwidth/21600"/><draw:equation draw:name="f3" draw:formula="10800*logheight/21600"/><draw:equation draw:name="f4" draw:formula="10800*logwidth/21600"/><draw:equation draw:name="f5" draw:formula="10800*logheight/21600"/><draw:equation draw:name="f6" draw:formula="10800*logwidth/21600"/><draw:equation draw:name="f7" draw:formula="10800*logheight/21600"/><draw:equation draw:name="f8" draw:formula="logwidth"/><draw:equation draw:name="f9" draw:formula="logheight"/></draw:enhanced-geometry></draw:custom-shape><draw:custom-shape draw:name="AutoShape 3" draw:style-name="gr10" draw:text-style-name="P108" svg:width="4.095cm" svg:height="0.867cm" svg:x="18.771cm" svg:y="3.87cm"><text:p/><draw:enhanced-geometry draw:mirror-horizontal="false" draw:mirror-vertical="false" svg:viewBox="0 0 0 0" drawooo:sub-view-size="21600 21600" draw:text-areas="0 0 ?f8 ?f9" draw:type="ooxml-non-primitive" draw:enhanced-path="M 21600 0 L 21600 12877 0 12877 0 21600 N"><draw:equation draw:name="f0" draw:formula="10800*logwidth/21600"/><draw:equation draw:name="f1" draw:formula="10800*logheight/21600"/><draw:equation draw:name="f2" draw:formula="10800*logwidth/21600"/><draw:equation draw:name="f3" draw:formula="10800*logheight/21600"/><draw:equation draw:name="f4" draw:formula="10800*logwidth/21600"/><draw:equation draw:name="f5" draw:formula="10800*logheight/21600"/><draw:equation draw:name="f6" draw:formula="10800*logwidth/21600"/><draw:equation draw:name="f7" draw:formula="10800*logheight/21600"/><draw:equation draw:name="f8" draw:formula="logwidth"/><draw:equation draw:name="f9" draw:formula="logheight"/></draw:enhanced-geometry></draw:custom-shape><draw:custom-shape draw:name="AutoShape 4" draw:style-name="gr11" draw:text-style-name="P108" svg:width="11.745cm" svg:height="0.867cm" svg:x="11.12cm" svg:y="1.501cm"><text:p/><draw:enhanced-geometry draw:mirror-horizontal="false" draw:mirror-vertical="false" svg:viewBox="0 0 0 0" drawooo:sub-view-size="21600 21600" draw:text-areas="0 0 ?f8 ?f9" draw:type="ooxml-non-primitive" draw:enhanced-path="M 0 0 L 0 12877 21600 12877 21600 21600 N"><draw:equation draw:name="f0" draw:formula="10800*logwidth/21600"/><draw:equation draw:name="f1" draw:formula="10800*logheight/21600"/><draw:equation draw:name="f2" draw:formula="10800*logwidth/21600"/><draw:equation draw:name="f3" draw:formula="10800*logheight/21600"/><draw:equation draw:name="f4" draw:formula="10800*logwidth/21600"/><draw:equation draw:name="f5" draw:formula="10800*logheight/21600"/><draw:equation draw:name="f6" draw:formula="10800*logwidth/21600"/><draw:equation draw:name="f7" draw:formula="10800*logheight/21600"/><draw:equation draw:name="f8" draw:formula="logwidth"/><draw:equation draw:name="f9" draw:formula="logheight"/></draw:enhanced-geometry></draw:custom-shape><draw:custom-shape draw:name="AutoShape 5" draw:style-name="gr12" draw:text-style-name="P108" svg:width="1.684cm" svg:height="0.867cm" svg:x="13.055cm" svg:y="3.87cm"><text:p/><draw:enhanced-geometry draw:mirror-horizontal="false" draw:mirror-vertical="false" svg:viewBox="0 0 0 0" drawooo:sub-view-size="21600 21600" draw:text-areas="0 0 ?f8 ?f9" draw:type="ooxml-non-primitive" draw:enhanced-path="M 0 0 L 0 12877 21600 12877 21600 21600 N"><draw:equation draw:name="f0" draw:formula="10800*logwidth/21600"/><draw:equation draw:name="f1" draw:formula="10800*logheight/21600"/><draw:equation draw:name="f2" draw:formula="10800*logwidth/21600"/><draw:equation draw:name="f3" draw:formula="10800*logheight/21600"/><draw:equation draw:name="f4" draw:formula="10800*logwidth/21600"/><draw:equation draw:name="f5" draw:formula="10800*logheight/21600"/><draw:equation draw:name="f6" draw:formula="10800*logwidth/21600"/><draw:equation draw:name="f7" draw:formula="10800*logheight/21600"/><draw:equation draw:name="f8" draw:formula="logwidth"/><draw:equation draw:name="f9" draw:formula="logheight"/></draw:enhanced-geometry></draw:custom-shape><draw:custom-shape draw:name="AutoShape 6" draw:style-name="gr13" draw:text-style-name="P108" svg:width="1.828cm" svg:height="0.867cm" svg:x="11.225cm" svg:y="3.87cm"><text:p/><draw:enhanced-geometry draw:mirror-horizontal="false" draw:mirror-vertical="false" svg:viewBox="0 0 0 0" drawooo:sub-view-size="21600 21600" draw:text-areas="0 0 ?f8 ?f9" draw:type="ooxml-non-primitive" draw:enhanced-path="M 21600 0 L 21600 12877 0 12877 0 21600 N"><draw:equation draw:name="f0" draw:formula="10800*logwidth/21600"/><draw:equation draw:name="f1" draw:formula="10800*logheight/21600"/><draw:equation draw:name="f2" draw:formula="10800*logwidth/21600"/><draw:equation draw:name="f3" draw:formula="10800*logheight/21600"/><draw:equation draw:name="f4" draw:formula="10800*logwidth/21600"/><draw:equation draw:name="f5" draw:formula="10800*logheight/21600"/><draw:equation draw:name="f6" draw:formula="10800*logwidth/21600"/><draw:equation draw:name="f7" draw:formula="10800*logheight/21600"/><draw:equation draw:name="f8" draw:formula="logwidth"/><draw:equation draw:name="f9" draw:formula="logheight"/></draw:enhanced-geometry></draw:custom-shape><draw:custom-shape draw:name="AutoShape 7" draw:style-name="gr14" draw:text-style-name="P108" svg:width="1.934cm" svg:height="0.867cm" svg:x="11.12cm" svg:y="1.501cm"><text:p/><draw:enhanced-geometry draw:mirror-horizontal="false" draw:mirror-vertical="false" svg:viewBox="0 0 0 0" drawooo:sub-view-size="21600 21600" draw:text-areas="0 0 ?f8 ?f9" draw:type="ooxml-non-primitive" draw:enhanced-path="M 0 0 L 0 12877 21600 12877 21600 21600 N"><draw:equation draw:name="f0" draw:formula="10800*logwidth/21600"/><draw:equation draw:name="f1" draw:formula="10800*logheight/21600"/><draw:equation draw:name="f2" draw:formula="10800*logwidth/21600"/><draw:equation draw:name="f3" draw:formula="10800*logheight/21600"/><draw:equation draw:name="f4" draw:formula="10800*logwidth/21600"/><draw:equation draw:name="f5" draw:formula="10800*logheight/21600"/><draw:equation draw:name="f6" draw:formula="10800*logwidth/21600"/><draw:equation draw:name="f7" draw:formula="10800*logheight/21600"/><draw:equation draw:name="f8" draw:formula="logwidth"/><draw:equation draw:name="f9" draw:formula="logheight"/></draw:enhanced-geometry></draw:custom-shape><draw:custom-shape draw:name="AutoShape 8" draw:style-name="gr15" draw:text-style-name="P108" svg:width="1.668cm" svg:height="0.867cm" svg:x="5.577cm" svg:y="3.87cm"><text:p/><draw:enhanced-geometry draw:mirror-horizontal="false" draw:mirror-vertical="false" svg:viewBox="0 0 0 0" drawooo:sub-view-size="21600 21600" draw:text-areas="0 0 ?f8 ?f9" draw:type="ooxml-non-primitive" draw:enhanced-path="M 0 0 L 0 12877 21600 12877 21600 21600 N"><draw:equation draw:name="f0" draw:formula="10800*logwidth/21600"/><draw:equation draw:name="f1" draw:formula="10800*logheight/21600"/><draw:equation draw:name="f2" draw:formula="10800*logwidth/21600"/><draw:equation draw:name="f3" draw:formula="10800*logheight/21600"/><draw:equation draw:name="f4" draw:formula="10800*logwidth/21600"/><draw:equation draw:name="f5" draw:formula="10800*logheight/21600"/><draw:equation draw:name="f6" draw:formula="10800*logwidth/21600"/><draw:equation draw:name="f7" draw:formula="10800*logheight/21600"/><draw:equation draw:name="f8" draw:formula="logwidth"/><draw:equation draw:name="f9" draw:formula="logheight"/></draw:enhanced-geometry></draw:custom-shape><draw:custom-shape draw:name="AutoShape 9" draw:style-name="gr16" draw:text-style-name="P108" svg:width="1.99cm" svg:height="0.863cm" svg:x="3.588cm" svg:y="3.87cm"><text:p/><draw:enhanced-geometry draw:mirror-horizontal="false" draw:mirror-vertical="false" svg:viewBox="0 0 0 0" drawooo:sub-view-size="21600 21600" draw:text-areas="0 0 ?f8 ?f9" draw:type="ooxml-non-primitive" draw:enhanced-path="M 21600 0 L 21600 12856 0 12856 0 21600 N"><draw:equation draw:name="f0" draw:formula="10800*logwidth/21600"/><draw:equation draw:name="f1" draw:formula="10800*logheight/21600"/><draw:equation draw:name="f2" draw:formula="10800*logwidth/21600"/><draw:equation draw:name="f3" draw:formula="10800*logheight/21600"/><draw:equation draw:name="f4" draw:formula="10800*logwidth/21600"/><draw:equation draw:name="f5" draw:formula="10800*logheight/21600"/><draw:equation draw:name="f6" draw:formula="10800*logwidth/21600"/><draw:equation draw:name="f7" draw:formula="10800*logheight/21600"/><draw:equation draw:name="f8" draw:formula="logwidth"/><draw:equation draw:name="f9" draw:formula="logheight"/></draw:enhanced-geometry></draw:custom-shape><draw:custom-shape draw:name="AutoShape 10" draw:style-name="gr17" draw:text-style-name="P108" svg:width="5.541cm" svg:height="0.867cm" svg:x="5.577cm" svg:y="1.501cm"><text:p/><draw:enhanced-geometry draw:mirror-horizontal="false" draw:mirror-vertical="false" svg:viewBox="0 0 0 0" drawooo:sub-view-size="21600 21600" draw:text-areas="0 0 ?f8 ?f9" draw:type="ooxml-non-primitive" draw:enhanced-path="M 21600 0 L 21600 12877 0 12877 0 21600 N"><draw:equation draw:name="f0" draw:formula="10800*logwidth/21600"/><draw:equation draw:name="f1" draw:formula="10800*logheight/21600"/><draw:equation draw:name="f2" draw:formula="10800*logwidth/21600"/><draw:equation draw:name="f3" draw:formula="10800*logheight/21600"/><draw:equation draw:name="f4" draw:formula="10800*logwidth/21600"/><draw:equation draw:name="f5" draw:formula="10800*logheight/21600"/><draw:equation draw:name="f6" draw:formula="10800*logwidth/21600"/><draw:equation draw:name="f7" draw:formula="10800*logheight/21600"/><draw:equation draw:name="f8" draw:formula="logwidth"/><draw:equation draw:name="f9" draw:formula="logheight"/></draw:enhanced-geometry></draw:custom-shape><draw:custom-shape draw:name="AutoShape 11" draw:style-name="gr18" draw:text-style-name="P108" svg:width="9.67cm" svg:height="0.842cm" svg:x="1.45cm" svg:y="1.501cm"><text:p/><draw:enhanced-geometry draw:mirror-horizontal="false" draw:mirror-vertical="false" svg:viewBox="0 0 0 0" drawooo:sub-view-size="21600 21600" draw:text-areas="0 0 ?f8 ?f9" draw:type="ooxml-non-primitive" draw:enhanced-path="M 21600 0 L 21600 12626 0 12626 0 21600 N"><draw:equation draw:name="f0" draw:formula="10800*logwidth/21600"/><draw:equation draw:name="f1" draw:formula="10800*logheight/21600"/><draw:equation draw:name="f2" draw:formula="10800*logwidth/21600"/><draw:equation draw:name="f3" draw:formula="10800*logheight/21600"/><draw:equation draw:name="f4" draw:formula="10800*logwidth/21600"/><draw:equation draw:name="f5" draw:formula="10800*logheight/21600"/><draw:equation draw:name="f6" draw:formula="10800*logwidth/21600"/><draw:equation draw:name="f7" draw:formula="10800*logheight/21600"/><draw:equation draw:name="f8" draw:formula="logwidth"/><draw:equation draw:name="f9" draw:formula="logheight"/></draw:enhanced-geometry></draw:custom-shape><draw:g draw:style-name="gr19"><draw:custom-shape draw:name="Rectangle 13" draw:style-name="gr20" draw:text-style-name="P109" svg:width="2.899cm" svg:height="1.5cm" svg:x="9.671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4" draw:style-name="gr21" draw:text-style-name="P107" svg:width="2.899cm" svg:height="1.5cm" svg:x="9.671cm" svg:y="0cm"><text:h text:style-name="P58" text:outline-level="1"><text:span text:style-name="T31">PDG</text:span><text:span text:style-name="T39"/></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19"><draw:custom-shape draw:name="Rectangle 16" draw:style-name="gr22" draw:text-style-name="P110" svg:width="2.61cm" svg:height="0.5cm" svg:x="10.25cm" svg:y="1.16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7" draw:style-name="gr23" draw:text-style-name="P107" svg:width="2.61cm" svg:height="0.5cm" svg:x="10.25cm" svg:y="1.168cm"><text:h text:style-name="P62" text:outline-level="1"><text:span text:style-name="T51">M. Mayer</text:span><text:span text:style-name="T39"/></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19"><draw:custom-shape draw:name="Rectangle 19" draw:style-name="gr24" draw:text-style-name="P111" svg:width="2.897cm" svg:height="1.502cm" svg:x="0cm" svg:y="2.34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0" draw:style-name="gr25" draw:text-style-name="P107" svg:width="2.897cm" svg:height="1.502cm" svg:x="0cm" svg:y="2.344cm"><text:h text:style-name="P58" text:outline-level="1"><text:span text:style-name="T31">Administrateur SI</text:span><text:span text:style-name="T39"/></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19"><draw:custom-shape draw:name="Rectangle 22" draw:style-name="gr26" draw:text-style-name="P110" svg:width="2.608cm" svg:height="0.502cm" svg:x="0.818cm" svg:y="3.53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3" draw:style-name="gr27" draw:text-style-name="P107" svg:width="2.608cm" svg:height="0.502cm" svg:x="0.818cm" svg:y="3.535cm"><text:h text:style-name="P62" text:outline-level="1"><text:span text:style-name="T51">M. Lemoine</text:span><text:span text:style-name="T39"/></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19"><draw:custom-shape draw:name="Rectangle 25" draw:style-name="gr28" draw:text-style-name="P112" svg:width="2.897cm" svg:height="1.502cm" svg:x="4.129cm" svg:y="2.36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6" draw:style-name="gr25" draw:text-style-name="P107" svg:width="2.897cm" svg:height="1.502cm" svg:x="4.129cm" svg:y="2.367cm"><text:h text:style-name="P58" text:outline-level="1"><text:span text:style-name="T31">Responsable agence Bordeaux</text:span><text:span text:style-name="T39"/></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19"><draw:custom-shape draw:name="Rectangle 28" draw:style-name="gr29" draw:text-style-name="P110" svg:width="2.608cm" svg:height="0.502cm" svg:x="4.708cm" svg:y="3.53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9" draw:style-name="gr27" draw:text-style-name="P107" svg:width="2.608cm" svg:height="0.502cm" svg:x="4.708cm" svg:y="3.535cm"><text:h text:style-name="P62" text:outline-level="1"><text:span text:style-name="T51">Mme Durand</text:span><text:span text:style-name="T39"/></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19"><draw:custom-shape draw:name="Rectangle 31" draw:style-name="gr30" draw:text-style-name="P113" svg:width="2.899cm" svg:height="1.5cm" svg:x="2.138cm" svg:y="4.73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2" draw:style-name="gr21" draw:text-style-name="P107" svg:width="2.899cm" svg:height="1.5cm" svg:x="2.138cm" svg:y="4.734cm"><text:h text:style-name="P58" text:outline-level="1"><text:span text:style-name="T31">Conseillers multilingues</text:span><text:span text:style-name="T39"/></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19"><draw:custom-shape draw:name="Rectangle 34" draw:style-name="gr31" draw:text-style-name="P110" svg:width="2.315cm" svg:height="1.034cm" svg:x="1.628cm" svg:y="6.006cm"><text:p/><draw:enhanced-geometry draw:mirror-horizontal="tru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5" draw:style-name="gr32" draw:text-style-name="P107" svg:width="2.315cm" svg:height="1.034cm" draw:transform="rotate (-3.14159265358979) translate (3.94229166666667cm 7.03979166666667cm)"><text:h text:style-name="P59" text:outline-level="1"><text:span text:style-name="T50">Melle Souis</text:span><text:span text:style-name="T50"/></text:h><text:h text:style-name="P59" text:outline-level="1"><text:span text:style-name="T50">M. Sencer</text:span><text:span text:style-name="T39"/></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19"><draw:custom-shape draw:name="Rectangle 37" draw:style-name="gr33" draw:text-style-name="P114" svg:width="2.897cm" svg:height="1.5cm" svg:x="5.798cm" svg:y="4.73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 draw:style-name="gr34" draw:text-style-name="P107" svg:width="2.897cm" svg:height="1.5cm" svg:x="5.798cm" svg:y="4.738cm"><text:h text:style-name="P58" text:outline-level="1"><text:span text:style-name="T31">Commerciaux</text:span><text:span text:style-name="T39"/></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19"><draw:custom-shape draw:name="Rectangle 40" draw:style-name="gr35" draw:text-style-name="P110" svg:width="2.158cm" svg:height="1.096cm" svg:x="5.574cm" svg:y="6.00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 draw:style-name="gr36" draw:text-style-name="P107" svg:width="2.158cm" svg:height="1.096cm" svg:x="5.574cm" svg:y="6.001cm"><text:h text:style-name="P59" text:outline-level="1"><text:span text:style-name="T50">M. Chaton</text:span><text:span text:style-name="T50"/></text:h><text:h text:style-name="P59" text:outline-level="1"><text:span text:style-name="T50">Mme Larry</text:span><text:span text:style-name="T39"/></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19"><draw:custom-shape draw:name="Rectangle 43" draw:style-name="gr37" draw:text-style-name="P115" svg:width="2.901cm" svg:height="1.502cm" svg:x="11.603cm" svg:y="2.36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4" draw:style-name="gr38" draw:text-style-name="P107" svg:width="2.901cm" svg:height="1.502cm" svg:x="11.603cm" svg:y="2.367cm"><text:h text:style-name="P58" text:outline-level="1"><text:span text:style-name="T31">Responsable agence Lyon</text:span><text:span text:style-name="T39"/></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19"><draw:custom-shape draw:name="Rectangle 46" draw:style-name="gr39" draw:text-style-name="P110" svg:width="2.608cm" svg:height="0.502cm" svg:x="12.185cm" svg:y="3.53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7" draw:style-name="gr27" draw:text-style-name="P107" svg:width="2.608cm" svg:height="0.502cm" svg:x="12.185cm" svg:y="3.535cm"><text:h text:style-name="P62" text:outline-level="1"><text:span text:style-name="T51">Mme Legrand</text:span><text:span text:style-name="T39"/></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19"><draw:custom-shape draw:name="Rectangle 49" draw:style-name="gr40" draw:text-style-name="P116" svg:width="2.899cm" svg:height="1.5cm" svg:x="9.777cm" svg:y="4.73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50" draw:style-name="gr21" draw:text-style-name="P107" svg:width="2.899cm" svg:height="1.5cm" svg:x="9.777cm" svg:y="4.738cm"><text:h text:style-name="P58" text:outline-level="1"><text:span text:style-name="T31">Conseillers multilingues</text:span><text:span text:style-name="T39"/></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19"><draw:custom-shape draw:name="Rectangle 52" draw:style-name="gr41" draw:text-style-name="P110" svg:width="2.483cm" svg:height="1.131cm" svg:x="9.444cm" svg:y="6.00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53" draw:style-name="gr42" draw:text-style-name="P107" svg:width="2.483cm" svg:height="1.131cm" svg:x="9.444cm" svg:y="6.004cm"><text:h text:style-name="P60" text:outline-level="1"><text:span text:style-name="T50">Melle Poila</text:span><text:span text:style-name="T50"/></text:h><text:h text:style-name="P60" text:outline-level="1"><text:span text:style-name="T50">M. Porte</text:span><text:span text:style-name="T39"/></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19"><draw:custom-shape draw:name="Rectangle 55" draw:style-name="gr33" draw:text-style-name="P114" svg:width="2.897cm" svg:height="1.5cm" svg:x="13.289cm" svg:y="4.73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56" draw:style-name="gr34" draw:text-style-name="P107" svg:width="2.897cm" svg:height="1.5cm" svg:x="13.289cm" svg:y="4.738cm"><text:h text:style-name="P58" text:outline-level="1"><text:span text:style-name="T31">Commercial</text:span><text:span text:style-name="T39"/></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19"><draw:custom-shape draw:name="Rectangle 58" draw:style-name="gr43" draw:text-style-name="P110" svg:width="2.264cm" svg:height="0.75cm" svg:x="12.85cm" svg:y="6.05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59" draw:style-name="gr44" draw:text-style-name="P107" svg:width="2.264cm" svg:height="0.75cm" svg:x="12.85cm" svg:y="6.059cm"><text:h text:style-name="P59" text:outline-level="1"><text:span text:style-name="T50">M. Froud</text:span><text:span text:style-name="T39"/></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19"><draw:custom-shape draw:name="Rectangle 61" draw:style-name="gr45" draw:text-style-name="P115" svg:width="2.897cm" svg:height="1.502cm" svg:x="21.417cm" svg:y="2.36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62" draw:style-name="gr25" draw:text-style-name="P107" svg:width="2.897cm" svg:height="1.502cm" svg:x="21.417cm" svg:y="2.367cm"><text:h text:style-name="P58" text:outline-level="1"><text:span text:style-name="T31">Responsable agence Breuschwick…</text:span><text:span text:style-name="T39"/></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19"><draw:custom-shape draw:name="Rectangle 64" draw:style-name="gr46" draw:text-style-name="P110" svg:width="2.608cm" svg:height="0.502cm" svg:x="20.202cm" svg:y="3.50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65" draw:style-name="gr27" draw:text-style-name="P107" svg:width="2.608cm" svg:height="0.502cm" svg:x="20.202cm" svg:y="3.505cm"><text:h text:style-name="P61" text:outline-level="1"><text:span text:style-name="T51">M. Louis</text:span><text:span text:style-name="T39"/></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19"><draw:custom-shape draw:name="Rectangle 67" draw:style-name="gr47" draw:text-style-name="P116" svg:width="2.897cm" svg:height="1.5cm" svg:x="17.321cm" svg:y="4.73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68" draw:style-name="gr34" draw:text-style-name="P107" svg:width="2.897cm" svg:height="1.5cm" svg:x="17.321cm" svg:y="4.738cm"><text:h text:style-name="P58" text:outline-level="1"><text:span text:style-name="T31">Conseillers multilingues</text:span><text:span text:style-name="T39"/></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19"><draw:custom-shape draw:name="Rectangle 70" draw:style-name="gr48" draw:text-style-name="P110" svg:width="2.22cm" svg:height="0.962cm" svg:x="16.956cm" svg:y="5.95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71" draw:style-name="gr49" draw:text-style-name="P107" svg:width="2.22cm" svg:height="0.962cm" svg:x="16.956cm" svg:y="5.958cm"><text:h text:style-name="P59" text:outline-level="1"><text:span text:style-name="T50">Mme Real</text:span><text:span text:style-name="T50"/></text:h><text:h text:style-name="P59" text:outline-level="1"><text:span text:style-name="T50">Mme Laune</text:span><text:span text:style-name="T39"/></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19"><draw:custom-shape draw:name="Rectangle 73" draw:style-name="gr33" draw:text-style-name="P114" svg:width="2.897cm" svg:height="1.5cm" svg:x="20.701cm" svg:y="4.73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74" draw:style-name="gr34" draw:text-style-name="P107" svg:width="2.897cm" svg:height="1.5cm" svg:x="20.701cm" svg:y="4.738cm"><text:h text:style-name="P58" text:outline-level="1"><text:span text:style-name="T31">Commerciaux</text:span><text:span text:style-name="T39"/></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19"><draw:custom-shape draw:name="Rectangle 76" draw:style-name="gr50" draw:text-style-name="P110" svg:width="2.35cm" svg:height="1.131cm" svg:x="20.408cm" svg:y="5.90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77" draw:style-name="gr51" draw:text-style-name="P107" svg:width="2.35cm" svg:height="1.131cm" svg:x="20.408cm" svg:y="5.904cm"><text:h text:style-name="P59" text:outline-level="1"><text:span text:style-name="T50">M. Pfurtz</text:span><text:span text:style-name="T50"/></text:h><text:h text:style-name="P59" text:outline-level="1"><text:span text:style-name="T50">Mme Fraunie</text:span><text:span text:style-name="T39"/></text:h><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span text:style-name="T15"/></text:p>
      <text:p text:style-name="P12"/>
      <text:p text:style-name="P12"/>
      <text:p text:style-name="P13"/>
      <text:p text:style-name="P15"/>
      <text:p text:style-name="Corps"><text:span text:style-name="T36">L’entreprise emploie à ce jour 15 salariés dont 6 conseillers multilingues chargés d’enregistrer les réservations auprès des clients et 5 commerciaux qui prospectent et organisent les voyages proposés à la vente. Les responsables d’agence gèrent la facturation et les paiements des voyages, ainsi que les relances clients. M. Mayer s’occupe de la gestion du personnel et des fournisseurs ainsi que de la comptabilité de la société.</text:span><text:span text:style-name="T33"/></text:p>
      <text:p text:style-name="P74"><text:span text:style-name="T26">Annexe 2 : Les risques liés au RGPD</text:span><text:span text:style-name="T26"/></text:p>
      <text:p text:style-name="P17"/>
      <text:p text:style-name="P75"><text:span text:style-name="T28">Le </text:span><text:span text:style-name="T29">ransomhack</text:span><text:span text:style-name="T28"> surfe sur la vague du RGPD</text:span><text:span text:style-name="T49"/></text:p>
      <text:p text:style-name="P101"><text:a xlink:type="simple" xlink:href="https://www.oodrive.com/fr/blog/securite/ransomhack-comment-faire-du-rgpd-une-nouvelle-arme-contre-les-entreprises/" text:style-name="Internet_20_link" text:visited-style-name="Visited_20_Internet_20_Link"><text:span text:style-name="Internet_20_link"><text:span text:style-name="T24">https://www.oodrive.com/fr/blog/securite/ransomhack-comment-faire-du-rgpd-une-nouvelle-arme-contre-les-entreprises/</text:span></text:span></text:a><text:span text:style-name="T7"> </text:span><text:span text:style-name="T7"/></text:p>
      <text:p text:style-name="P101"><text:span text:style-name="T9">Jacques Cheminat  lundi, 25 juin 2018</text:span><text:span text:style-name="T9"/></text:p>
      <text:p text:style-name="P33"/>
      <text:p text:style-name="P2"><text:span text:style-name="T6">La mise en œuvre du règlement européen sur la protection des données a titillé l’imagination des cybercriminels. Avec le </text:span><text:span text:style-name="T10">ransomhack</text:span><text:span text:style-name="T6">, ils ne bloquent plus les données, mais veulent les publier pour placer les entreprises victimes sous le coup des sanctions du RGPD.</text:span><text:span text:style-name="T6"/></text:p>
      <text:p text:style-name="P2"><text:span text:style-name="T6">Et les cybercriminels acquirent la fibre juridique en menaçant les entreprises d’écoper d’une sanction en cas de vol de données selon le RGPD. Cette réglementation est en vigueur depuis le 25 mai 2018 et prévoit en cas de vol de données des sanctions pouvant aller jusqu’à 20 millions d’euros ou 4% du chiffre d’affaires de l’année précédente de l’incident.</text:span><text:span text:style-name="T6"/></text:p>
      <text:p text:style-name="P2"><text:span text:style-name="T6">La société de sécurité Tad Group a détecté une forme de </text:span><text:span text:style-name="T10">ransomware</text:span><text:span text:style-name="T6"> d’une nature un peu différente des autres. Surnommé </text:span><text:span text:style-name="T10">ransomhack</text:span><text:span text:style-name="T6"> par l’éditeur bulgare, il diffère du </text:span><text:span text:style-name="T10">ransomware</text:span><text:span text:style-name="T6"> traditionnel au fait que les données ne sont pas bloquées, mais elles sont rendues publiques à moins qu'une rançon ne soit payée. En les rendant publiques, les cybercriminels placent les entreprises victimes sous le joug des sanctions du RGPD. Ce dernier impose aux sociétés d’assurer un haut niveau de protection sur les données.</text:span><text:span text:style-name="T6"/></text:p>
      <text:p text:style-name="P2"><text:span text:style-name="T8">1000 à 2000 dollars de rançon pour éviter une sanction RGPD</text:span><text:span text:style-name="T6"/></text:p>
      <text:p text:style-name="P2"><text:span text:style-name="T6">Les cyberpirates tentent donc de pousser les organisations à la faute et parient sur le fait que ces dernières préfèreront payer une rançon plutôt que de subir une enquête se traduisant par une sanction. L’équation économique est facile, payer une rançon comprise entre 1000 et 2000 dollars en cryptomonnaies ou risquer jusqu’à 20 millions de dollars ou 4% du chiffre d’affaires d’amende.</text:span><text:span text:style-name="T6"/></text:p>
      <text:p text:style-name="P2"><text:span text:style-name="T6">En même temps, payer la rançon comporte également un risque, car dans le RGPD, les entreprises victimes d’une violation de données ont 72 heures pour informer de l’incident. En cas d’oubli, elles peuvent être sanctionnées. Sans parler de la mauvaise publicité et de l’impact sur les clients.</text:span><text:span text:style-name="T6"/></text:p>
      <text:p text:style-name="P2"><text:span text:style-name="T6">Les cyberpirates surfent sur la vague du RGPD, car le terreau est favorable. Beaucoup d’entreprises sont en retard dans la mise en œuvre de la réglementation européenne et sont donc vulnérables. Certes les autorités de régulation sont bienveillantes à condition que les entreprises aient commencé à travailler sur la mise œuvre du RGPD.</text:span><text:span text:style-name="T6"/></text:p>
      <text:p text:style-name="P2"><text:span text:style-name="T8">Le </text:span><text:span text:style-name="T12">ransomware</text:span><text:span text:style-name="T8"> ne faiblit pas</text:span><text:span text:style-name="T8"/></text:p>
      <text:p text:style-name="P2"><text:span text:style-name="T6">En France, le phénomène du </text:span><text:span text:style-name="T10">ransomware</text:span><text:span text:style-name="T6"> progresse même si les plaintes se révèlent relativement faibles comme le montre le rapport sur l’état des cybermenaces du ministère de l’Intérieur. Sur l’année 2017, 420 procédures ont été déposées auprès des différents services de police et de gendarmerie. Un chiffre bas par rapport à la vague de WannaCry</text:span><text:span text:style-name="T6"><text:note text:id="ftn2" text:note-class="footnote"><text:note-citation>2</text:note-citation><text:note-body><text:p text:style-name="Footnote"><text:span text:style-name="T40"><text:s/></text:span><text:a xlink:type="simple" xlink:href="https://fr.wikipedia.org/wiki/Logiciel_malveillant" office:target-frame-name="Logiciel malveillant" xlink:show="replace" text:style-name="Standard" text:visited-style-name="Standard"><text:span text:style-name="T3">logiciel malveillant</text:span></text:a><text:span text:style-name="T3"> de type </text:span><text:a xlink:type="simple" xlink:href="https://fr.wikipedia.org/wiki/Ransomware" office:target-frame-name="Ransomware" xlink:show="replace" text:style-name="Standard" text:visited-style-name="Standard"><text:span text:style-name="T4">ransomware</text:span></text:a><text:span text:style-name="T3"> auto-répliquant.</text:span><text:span text:style-name="T40"/></text:p></text:note-body></text:note></text:span><text:span text:style-name="T6"> qui a impacté beaucoup d’entreprises et non des moindres en France, Renault, Saint Gobain, etc.</text:span><text:span text:style-name="T6"/></text:p>
      <text:p text:style-name="P2"><text:span text:style-name="T6">On pensait que le RGPD allait augmenter le niveau de sécurité des entreprises. Par contre, on était loin d’imaginer qu’il pourrait servir de moyen de chantage pour obtenir une rançon...</text:span><text:span text:style-name="T6"/></text:p>
      <text:p text:style-name="P54"><text:span text:style-name="Internet_20_link"/></text:p>
      <text:p text:style-name="P75"><text:span text:style-name="T28">Le RGPD, une bénédiction pour les cybercriminels et les arnaqueurs</text:span><text:span text:style-name="T28"/></text:p>
      <text:p text:style-name="P70"><text:a xlink:type="simple" xlink:href="https://www.latribune.fr/technos-medias/informatique/le-rgpd-une-benediction-pour-les-cybercriminels-et-les-arnaqueurs-783197.html" text:style-name="Internet_20_link" text:visited-style-name="Visited_20_Internet_20_Link"><text:span text:style-name="Internet_20_link"><text:span text:style-name="T47">https://www.latribune.fr/technos-medias/informatique/le-rgpd-une-benediction-pour-les-cybercriminels-et-les-arnaqueurs-783197.html</text:span></text:span></text:a><text:span text:style-name="T46"/></text:p>
      <text:p text:style-name="P101"><text:a xlink:type="simple" xlink:href="https://www.latribune.fr/journalistes/sylvain-rolland-188" text:style-name="Standard" text:visited-style-name="Standard"><text:span text:style-name="T9">Sylvain Rolland </text:span></text:a><text:span text:style-name="T9"> | 27/06/2018</text:span><text:span text:style-name="T9"/></text:p>
      <text:p text:style-name="P2"><text:span text:style-name="T6">…</text:span><text:span text:style-name="T6"/></text:p>
      <text:p text:style-name="P2"><text:span text:style-name="T6">Autre fléau lié au RGPD : les escrocs qui jouent sur la peur des sanctions pour facturer une fausse mise en conformité. La Cnil a publié le 7 juin une mise en garde contre la recrudescence de cette pratique et a appelé entreprises et organisations à </text:span><text:span text:style-name="T11">"la plus grande vigilance"</text:span><text:span text:style-name="T6">.</text:span><text:span text:style-name="T6"/></text:p>
      <text:p text:style-name="P2"><text:span text:style-name="T6">Ainsi, certains escrocs envoient </text:span><text:span text:style-name="T13">un faux formulaire</text:span><text:span text:style-name="T6"> intitulé "Déclaration normale RGPD", qui reproduit frauduleusement le logo de la Cnil. La victime doit remplir le fichier, le renvoyer, et payer pour la démarche.</text:span><text:span text:style-name="T6"/></text:p>
      <text:p text:style-name="P2"><text:soft-page-break/><text:span text:style-name="T6">Un autre cas de fraude est le </text:span><text:span text:style-name="T13">fameux courrier, courriel ou fax de "dernier rappel",</text:span><text:span text:style-name="T6"> qui présente également un logo usurpé de la Cnil. Le message </text:span><text:span text:style-name="T11">"invite à appeler un numéro de téléphone pour ensuite facturer la fausse mise en conformité au règlement européen"</text:span><text:span text:style-name="T6">, explique la Cnil. Qui en profite pour rappeler :</text:span><text:span text:style-name="T6"/></text:p>
      <text:p text:style-name="P2"><text:span text:style-name="T6">Pour aider les entreprises dans leur mise en conformité au RGPD, la CNIL a publié des guides et tutoriels comme "</text:span><text:a xlink:type="simple" xlink:href="https://www.cnil.fr/fr/reglement-europeen-sur-la-protection-des-donnees-ce-qui-change-pour-les-professionnels" office:target-frame-name="_blank" xlink:show="new" text:style-name="Standard" text:visited-style-name="Standard"><text:span text:style-name="T6">RGPD : ce qui change pour les pros</text:span></text:a><text:span text:style-name="T6">", ou encore le "</text:span><text:a xlink:type="simple" xlink:href="https://www.cnil.fr/fr/la-cnil-et-bpifrance-sassocient-pour-accompagner-les-tpe-et-pme-dans-leur-appropriation-du-reglement" office:target-frame-name="_blank" xlink:show="new" text:style-name="Standard" text:visited-style-name="Standard"><text:span text:style-name="T6">Guide de sensibilisation pour les petites et moyennes entreprises</text:span></text:a><text:span text:style-name="T6">" élaboré en partenariat avec Bpifrance.</text:span><text:span text:style-name="T6"/></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pitch="variable"/>
    <style:font-face style:name="Roboto1" svg:font-family="Roboto" style:font-family-generic="roman" style:font-pitch="variable"/>
    <style:font-face style:name="Roboto2" svg:font-family="Roboto" style:font-family-generic="system" style:font-pitch="variable"/>
    <style:font-face style:name="Sans Serif" svg:font-family="'Sans Serif'" style:font-family-generic="swiss"/>
    <style:font-face style:name="Sans Serif Collection" svg:font-family="'Sans Serif Collection'" style:font-family-generic="swiss"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family-generic="roman" style:font-pitch="variable"/>
    <style:font-face style:name="Wingdings" svg:font-family="Wingdings" style:font-adornments="Normal" style:font-pitch="variable" style:font-charset="x-symbol"/>
    <style:font-face style:name="sans-serif" svg:font-family="sans-serif"/>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801cm" style:writing-mode="lr-tb"/>
      <style:text-properties style:use-window-font-color="true" loext:opacity="0%"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loext:linked-style-name="Titre_20_1_20_Car" style:default-outline-level="1" style:list-style-name="" style:class="text">
      <style:paragraph-properties fo:margin-top="0.494cm" fo:margin-bottom="0.494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423cm" fo:margin-bottom="0.106cm" style:contextual-spacing="false" fo:keep-with-next="always"/>
      <style:text-properties style:font-name="Calibri Light" fo:font-family="'Calibri Light'" style:font-family-generic="roman" style:font-pitch="variable" fo:font-size="14pt" fo:language="en" fo:country="U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423cm" fo:margin-bottom="0.106cm" style:contextual-spacing="false" fo:keep-with-next="always"/>
      <style:text-properties style:font-name="Calibri Light" fo:font-family="'Calibri Light'" style:font-family-generic="roman" style:font-pitch="variable" fo:font-size="13pt" fo:language="en" fo:country="US" fo:font-weight="bold" style:font-size-asian="13pt" style:font-weight-asian="bold" style:font-size-complex="13pt" style:font-weight-complex="bold"/>
    </style:style>
    <style:style style:name="Heading_20_5" style:display-name="Heading 5" style:family="paragraph" style:parent-style-name="Standard" style:next-style-name="Standard" loext:linked-style-name="Titre_20_5_20_Car" style:default-outline-level="5" style:list-style-name="" style:class="text">
      <style:paragraph-properties fo:margin-top="0cm" fo:margin-bottom="0.212cm" style:contextual-spacing="false" fo:text-align="justify" style:justify-single-word="false"/>
      <style:text-properties fo:color="#660066" loext:opacity="100%" style:font-name="Arial" fo:font-family="Arial" style:font-family-generic="roman" style:font-pitch="variable" fo:font-size="13pt" fo:font-weight="bold" style:font-size-asian="13pt" style:font-weight-asian="bold" style:font-size-complex="13pt"/>
    </style:style>
    <style:style style:name="En-tête1" style:family="paragraph">
      <style:paragraph-properties fo:margin-top="0cm" fo:margin-bottom="0cm" style:contextual-spacing="false" fo:text-align="start" style:justify-single-word="false" fo:orphans="2" fo:widows="2" style:writing-mode="lr-tb">
        <style:tab-stops>
          <style:tab-stop style:position="15.91cm" style:type="right"/>
        </style:tab-stops>
      </style:paragraph-properties>
      <style:text-properties fo:color="#000000" loext:opacity="100%" style:font-name="Helvetica Neue" fo:font-family="'Helvetica Neue'" style:font-family-generic="roman" style:font-pitch="variable" fo:font-size="12pt" style:font-name-asian="Arial Unicode MS" style:font-family-asian="'Arial Unicode MS'" style:font-family-generic-asian="system" style:font-pitch-asian="variable" style:font-size-asian="12pt" style:font-name-complex="Arial Unicode MS" style:font-family-complex="'Arial Unicode MS'" style:font-family-generic-complex="system" style:font-pitch-complex="variable" style:font-size-complex="12pt"/>
    </style:style>
    <style:style style:name="Pied_20_de_20_page1" style:display-name="Pied de page1" style:family="paragraph">
      <style:paragraph-properties fo:margin-top="0cm" fo:margin-bottom="0cm" style:contextual-spacing="false" fo:text-align="justify" style:justify-single-word="false" fo:orphans="2" fo:widows="2" style:writing-mode="lr-tb">
        <style:tab-stops>
          <style:tab-stop style:position="8.001cm" style:type="center"/>
          <style:tab-stop style:position="16.002cm" style:type="right"/>
        </style:tab-stops>
      </style:paragraph-properties>
      <style:text-properties fo:color="#000080" loext:opacity="100%" style:font-name="Arial" fo:font-family="Arial" style:font-family-generic="roman" style:font-pitch="variable" style:text-underline-style="none"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titre_5f_document" style:display-name="titre_document" style:family="paragraph" style:next-style-name="Corps">
      <style:paragraph-properties fo:margin-top="0cm" fo:margin-bottom="0.423cm" style:contextual-spacing="false" fo:text-align="justify" style:justify-single-word="false" fo:orphans="2" fo:widows="2" style:writing-mode="lr-tb"/>
      <style:text-properties fo:color="#7d9bff" loext:opacity="100%" style:font-name="Arial" fo:font-family="Arial" style:font-family-generic="roman" style:font-pitch="variable" fo:font-size="15pt" style:text-underline-style="none" fo:font-weight="bold" style:font-name-asian="Arial1" style:font-family-asian="Arial" style:font-family-generic-asian="system" style:font-pitch-asian="variable" style:font-size-asian="15pt" style:font-weight-asian="bold" style:font-name-complex="Arial1" style:font-family-complex="Arial" style:font-family-generic-complex="system" style:font-pitch-complex="variable" style:font-size-complex="15pt" style:font-weight-complex="bold"/>
    </style:style>
    <style:style style:name="Corps" style:family="paragraph">
      <style:paragraph-properties fo:margin-top="0cm" fo:margin-bottom="0cm" style:contextual-spacing="false" fo:text-align="justify" style:justify-single-word="false" fo:orphans="2" fo:widows="2" style:writing-mode="lr-tb"/>
      <style:text-properties fo:color="#000080" loext:opacity="100%" style:font-name="Arial" fo:font-family="Arial" style:font-family-generic="roman" style:font-pitch="variable"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Par_20_défaut" style:display-name="Par défaut" style:family="paragraph" style:auto-update="true">
      <style:paragraph-properties fo:margin-top="0cm" fo:margin-bottom="0cm" style:contextual-spacing="false" fo:text-align="start" style:justify-single-word="false" fo:orphans="2" fo:widows="2" style:writing-mode="lr-tb"/>
      <style:text-properties fo:color="#000000" loext:opacity="100%" style:font-name="Helvetica Neue" fo:font-family="'Helvetica Neue'" style:font-family-generic="roman" style:font-pitch="variable" fo:font-size="11pt" style:font-name-asian="Helvetica Neue1" style:font-family-asian="'Helvetica Neue'" style:font-family-generic-asian="system" style:font-pitch-asian="variable" style:font-size-asian="11pt" style:font-name-complex="Helvetica Neue1" style:font-family-complex="'Helvetica Neue'" style:font-family-generic-complex="system" style:font-pitch-complex="variable" style:font-size-complex="11pt"/>
    </style:style>
    <style:style style:name="titre_5f_partie" style:display-name="titre_partie" style:family="paragraph" style:next-style-name="Corps">
      <style:paragraph-properties fo:margin-top="0.212cm" fo:margin-bottom="0.423cm" style:contextual-spacing="false" fo:text-align="justify" style:justify-single-word="false" fo:orphans="2" fo:widows="2" style:writing-mode="lr-tb"/>
      <style:text-properties fo:color="#b02200" loext:opacity="100%" style:font-name="Arial" fo:font-family="Arial" style:font-family-generic="roman" style:font-pitch="variable" fo:font-size="13pt" style:text-underline-style="none" fo:font-weight="bold" style:font-name-asian="Arial Unicode MS" style:font-family-asian="'Arial Unicode MS'" style:font-family-generic-asian="system" style:font-pitch-asian="variable" style:font-size-asian="13pt" style:font-weight-asian="bold" style:font-name-complex="Arial Unicode MS" style:font-family-complex="'Arial Unicode MS'" style:font-family-generic-complex="system" style:font-pitch-complex="variable" style:font-size-complex="13pt" style:font-weight-complex="bold"/>
    </style:style>
    <style:style style:name="Paragraphe_20_de_20_liste1" style:display-name="Paragraphe de liste1" style:family="paragraph">
      <style:paragraph-properties fo:margin-left="1.27cm" fo:margin-right="0cm" fo:margin-top="0cm" fo:margin-bottom="0cm" style:contextual-spacing="false" fo:text-align="justify" style:justify-single-word="false" fo:orphans="2" fo:widows="2" fo:text-indent="0cm" style:auto-text-indent="false" style:writing-mode="lr-tb"/>
      <style:text-properties fo:color="#000080" loext:opacity="100%" style:font-name="Arial" fo:font-family="Arial" style:font-family-generic="roman" style:font-pitch="variable"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égende1" style:family="paragraph" style:default-outline-level="1" style:list-style-name="">
      <style:paragraph-properties fo:margin-top="0cm" fo:margin-bottom="0cm" style:contextual-spacing="false" fo:text-align="start" style:justify-single-word="false" fo:orphans="2" fo:widows="2" fo:hyphenation-ladder-count="no-limit" style:writing-mode="lr-tb"/>
      <style:text-properties fo:color="#000000" loext:opacity="100%" style:font-name="Calibri" fo:font-family="Calibri" style:font-family-generic="roman" style:font-pitch="variable" fo:font-size="18pt" style:font-name-asian="Calibri1" style:font-family-asian="Calibri" style:font-family-generic-asian="system" style:font-pitch-asian="variable" style:font-size-asian="18pt" style:font-name-complex="Calibri1" style:font-family-complex="Calibri" style:font-family-generic-complex="system" style:font-pitch-complex="variable" style:font-size-complex="18pt" fo:hyphenate="false" fo:hyphenation-remain-char-count="2" fo:hyphenation-push-char-count="2" loext:hyphenation-no-caps="false" loext:hyphenation-no-last-word="false" loext:hyphenation-word-char-count="5" loext:hyphenation-zone="no-limit"/>
    </style:style>
    <style:style style:name="Eleve" style:family="paragraph" loext:linked-style-name="Eleve_20_Car">
      <style:paragraph-properties fo:margin-top="0cm" fo:margin-bottom="0cm" style:contextual-spacing="false" fo:text-align="justify" style:justify-single-word="false" fo:orphans="2" fo:widows="2" style:writing-mode="lr-tb"/>
      <style:text-properties fo:color="#0000ff" loext:opacity="100%" fo:font-size="12pt" fo:font-style="italic" style:text-underline-style="none" style:font-name-asian="Arial Unicode MS" style:font-family-asian="'Arial Unicode MS'" style:font-family-generic-asian="system" style:font-pitch-asian="variable" style:font-size-asian="12pt" style:font-style-asian="italic" style:font-size-complex="12pt" style:font-style-complex="italic"/>
    </style:style>
    <style:style style:name="Commentaire_20_prof" style:display-name="Commentaire prof" style:family="paragraph">
      <style:paragraph-properties fo:margin-top="0cm" fo:margin-bottom="0cm" style:contextual-spacing="false" fo:text-align="justify" style:justify-single-word="false" fo:orphans="2" fo:widows="2" style:writing-mode="lr-tb"/>
      <style:text-properties fo:color="#ff00ff" loext:opacity="100%" style:font-name="Arial" fo:font-family="Arial" style:font-family-generic="roman" style:font-pitch="variable" fo:language="en" fo:country="US" fo:font-style="italic" style:text-underline-style="none" style:font-name-asian="Arial Unicode MS" style:font-family-asian="'Arial Unicode MS'" style:font-family-generic-asian="system" style:font-pitch-asian="variable" style:font-style-asian="italic" style:font-name-complex="Arial Unicode MS" style:font-family-complex="'Arial Unicode MS'" style:font-family-generic-complex="system" style:font-pitch-complex="variable" style:font-style-complex="italic"/>
    </style:style>
    <style:style style:name="Balloon_20_Text" style:display-name="Balloon Text" style:family="paragraph" style:parent-style-name="Standard" loext:linked-style-name="Texte_20_de_20_bulles_20_Car">
      <style:text-properties style:font-name="Segoe UI" fo:font-family="'Segoe UI'" style:font-family-generic="roman" style:font-pitch="variable" fo:font-size="9pt" fo:language="en" fo:country="US" style:font-size-asian="9pt" style:font-size-complex="9pt"/>
    </style:style>
    <style:style style:name="Revision" style:family="paragraph">
      <style:paragraph-properties fo:margin-top="0cm" fo:margin-bottom="0cm" style:contextual-spacing="false" fo:text-align="start" style:justify-single-word="false" fo:orphans="2" fo:widows="2" style:writing-mode="lr-tb"/>
      <style:text-properties fo:font-size="12pt" fo:language="en" fo:country="US" style:font-size-asian="12pt" style:language-asian="en" style:country-asian="US" style:font-size-complex="12pt"/>
    </style:style>
    <style:style style:name="List_20_Paragraph" style:display-name="List Paragraph" style:family="paragraph" style:parent-style-name="Standard">
      <style:paragraph-properties fo:margin-left="1.249cm" fo:margin-right="0cm" fo:text-indent="0cm" style:auto-text-indent="false"/>
    </style:style>
    <style:style style:name="annotation_20_text" style:display-name="annotation text" style:family="paragraph" style:parent-style-name="Standard" loext:linked-style-name="Commentaire_20_Car">
      <style:text-properties fo:font-size="10pt" fo:language="en" fo:country="US"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contextual-spacing="false"/>
      <style:text-properties style:language-asian="fr" style:country-asian="FR"/>
    </style:style>
    <style:style style:name="Corps_20_A" style:display-name="Corps A" style:family="paragraph">
      <style:paragraph-properties fo:margin-left="1.147cm" fo:margin-right="0cm" fo:margin-top="0cm" fo:margin-bottom="0cm" style:contextual-spacing="false" fo:text-align="start" style:justify-single-word="false" fo:orphans="0" fo:widows="0" fo:text-indent="-1.147cm" style:auto-text-indent="false" fo:padding="0cm" fo:border="none" style:shadow="none" style:writing-mode="lr-tb" style:join-border="false"/>
      <style:text-properties fo:color="#000080" loext:opacity="100%" style:font-name="Arial" fo:font-family="Arial" style:font-family-generic="roman" style:font-pitch="variable" style:text-underline-style="none" style:font-name-asian="Arial Unicode MS" style:font-family-asian="'Arial Unicode MS'" style:font-family-generic-asian="system" style:font-pitch-asian="variable" style:font-name-complex="Arial Unicode MS" style:font-family-complex="'Arial Unicode MS'" style:font-family-generic-complex="system" style:font-pitch-complex="variable" loext:padding="0cm" loext:border="none" loext:shadow="none"/>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Footnote" style:family="paragraph" style:parent-style-name="Standard" loext:linked-style-name="Note_20_de_20_bas_20_de_20_page_20_Car" style:class="extra">
      <style:text-properties fo:font-size="10pt" fo:language="en" fo:country="US" style:font-size-asian="10pt" style:font-size-complex="10pt"/>
    </style:style>
    <style:style style:name="Endnote" style:family="paragraph" style:parent-style-name="Standard" loext:linked-style-name="Note_20_de_20_fin_20_Car" style:class="extra">
      <style:text-properties fo:font-size="10pt" style:font-size-asian="10pt" style:font-size-complex="10pt"/>
    </style:style>
    <style:style style:name="app_5f_entry_5f_lead" style:display-name="app_entry_lead" style:family="paragraph" style:parent-style-name="Standard">
      <style:paragraph-properties fo:margin-top="0.494cm" fo:margin-bottom="0.494cm" style:contextual-spacing="false"/>
      <style:text-properties style:language-asian="fr" style:country-asian="FR"/>
    </style:style>
    <style:style style:name="termesp" style:family="paragraph" style:parent-style-name="Standard">
      <style:paragraph-properties fo:margin-top="0.494cm" fo:margin-bottom="0.494cm" style:contextual-spacing="false"/>
      <style:text-properties style:language-asian="fr" style:country-asian="FR"/>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Hyperlink.0" style:family="text">
      <style:text-properties fo:color="#0000ff" loext:opacity="100%" style:font-name="Arial" fo:font-family="Arial" style:font-family-generic="roman" style:font-pitch="variable" fo:font-size="10pt" fo:font-style="normal" style:text-underline-style="solid" style:text-underline-width="auto" style:text-underline-color="#0000ff"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font-style-complex="normal" style:font-weight-complex="normal"/>
    </style:style>
    <style:style style:name="Hyperlink.1" style:family="text">
      <style:text-properties fo:font-variant="normal" fo:text-transform="none" fo:color="#000000" loext:opacity="100%" style:text-line-through-style="none" style:text-line-through-type="none" style:text-position="0% 100%" fo:letter-spacing="normal" fo:language="fr" fo:country="FR" style:letter-kerning="false" style:text-emphasize="none"/>
    </style:style>
    <style:style style:name="Hyperlink.2" style:family="text">
      <style:text-properties fo:font-variant="normal" fo:text-transform="none" fo:color="#000000" loext:opacity="100%" style:text-line-through-style="none" style:text-line-through-type="none" style:text-position="0% 100%" fo:letter-spacing="normal" fo:language="fr" fo:country="FR" style:letter-kerning="false" style:text-emphasize="none"/>
    </style:style>
    <style:style style:name="Texte_20_de_20_bulles_20_Car" style:display-name="Texte de bulles Car" style:family="text" loext:linked-style-name="Balloon_20_Text">
      <style:text-properties style:font-name="Segoe UI" fo:font-family="'Segoe UI'" style:font-family-generic="roman" style:font-pitch="variable" fo:font-size="9pt" fo:language="en" fo:country="US" style:font-size-asian="9pt" style:language-asian="en" style:country-asian="US" style:font-name-complex="Segoe UI1" style:font-family-complex="'Segoe UI'" style:font-family-generic-complex="system" style:font-pitch-complex="variable" style:font-size-complex="9pt"/>
    </style:style>
    <style:style style:name="Eleve_20_Car" style:display-name="Eleve Car" style:family="text" loext:linked-style-name="Eleve">
      <style:text-properties fo:color="#0000ff" loext:opacity="100%" fo:font-size="12pt" fo:font-style="italic" style:text-underline-style="none" style:font-name-asian="Arial Unicode MS" style:font-family-asian="'Arial Unicode MS'" style:font-family-generic-asian="system" style:font-pitch-asian="variable" style:font-size-asian="12pt" style:font-style-asian="italic" style:font-size-complex="12pt" style:language-complex="ar" style:country-complex="SA" style:font-style-complex="italic"/>
    </style:style>
    <style:style style:name="annotation_20_reference" style:display-name="annotation reference" style:family="text">
      <style:text-properties fo:font-size="8pt" style:font-size-asian="8pt" style:font-size-complex="8pt"/>
    </style:style>
    <style:style style:name="Commentaire_20_Car" style:display-name="Commentaire Car" style:family="text" loext:linked-style-name="annotation_20_text">
      <style:text-properties fo:language="en" fo:country="US" style:language-asian="en" style:country-asian="US"/>
    </style:style>
    <style:style style:name="Objet_20_du_20_commentaire_20_Car" style:display-name="Objet du commentaire Car" style:family="text" loext:linked-style-name="annotation_20_subject">
      <style:text-properties fo:language="en" fo:country="US" fo:font-weight="bold" style:language-asian="en" style:country-asian="US" style:font-weight-asian="bold" style:font-weight-complex="bold"/>
    </style:style>
    <style:style style:name="Mention_20_non_20_résolue1" style:display-name="Mention non résolue1" style:family="text">
      <style:text-properties fo:color="#605e5c" loext:opacity="100%" fo:background-color="#e1dfdd"/>
    </style:style>
    <style:style style:name="Strong" style:family="text">
      <style:text-properties fo:font-weight="bold" style:font-weight-asian="bold" style:font-weight-complex="bold"/>
    </style:style>
    <style:style style:name="Titre_20_1_20_Car" style:display-name="Titre 1 Car" style:family="text">
      <style:text-properties fo:font-size="24pt" fo:font-weight="bold" style:letter-kerning="true" style:font-size-asian="24pt" style:font-weight-asian="bold" style:font-size-complex="24pt" style:font-weight-complex="bold"/>
    </style:style>
    <style:style style:name="Titre_20_3_20_Car" style:display-name="Titre 3 Car" style:family="text">
      <style:text-properties style:font-name="Calibri Light" fo:font-family="'Calibri Light'" style:font-family-generic="roman" style:font-pitch="variable" fo:font-size="13pt" fo:language="en" fo:country="US" fo:font-weight="bold" style:font-name-asian="Times New Roman1" style:font-family-asian="'Times New Roman'" style:font-family-generic-asian="system" style:font-pitch-asian="variable" style:font-size-asian="13pt" style:language-asian="en" style:country-asian="US" style:font-weight-asian="bold" style:font-name-complex="Times New Roman1" style:font-family-complex="'Times New Roman'" style:font-family-generic-complex="system" style:font-pitch-complex="variable" style:font-size-complex="13pt" style:font-weight-complex="bold"/>
    </style:style>
    <style:style style:name="Titre_20_5_20_Car" style:display-name="Titre 5 Car" style:family="text">
      <style:text-properties fo:color="#660066" loext:opacity="100%"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style>
    <style:style style:name="Titre_20_2_20_Car" style:display-name="Titre 2 Car" style:family="text">
      <style:text-properties style:font-name="Calibri Light" fo:font-family="'Calibri Light'" style:font-family-generic="roman" style:font-pitch="variable" fo:font-size="14pt" fo:language="en" fo:country="US" fo:font-style="italic" fo:font-weight="bold" style:font-name-asian="Times New Roman1" style:font-family-asian="'Times New Roman'" style:font-family-generic-asian="system" style:font-pitch-asian="variable" style:font-size-asian="14pt" style:language-asian="en" style:country-asian="US"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temauthor" style:family="text"/>
    <style:style style:name="itemdatecreated" style:family="text"/>
    <style:style style:name="itemcategory" style:family="text"/>
    <style:style style:name="itemtextresizertitle" style:family="text"/>
    <style:style style:name="itemimagecredits" style:family="text"/>
    <style:style style:name="Emphasis" style:family="text">
      <style:text-properties fo:font-style="italic" style:font-style-asian="italic" style:font-style-complex="italic"/>
    </style:style>
    <style:style style:name="author-name" style:family="text"/>
    <style:style style:name="Note_20_de_20_bas_20_de_20_page_20_Car" style:display-name="Note de bas de page Car" style:family="text">
      <style:text-properties fo:language="en" fo:country="US" style:language-asian="en" style:country-asian="US"/>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Note_20_de_20_fin_20_Car" style:display-name="Note de fin Car" style:family="text">
      <style:text-properties style:language-asian="en" style:country-asian="US"/>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ilfuvd" style:family="text"/>
    <style:style style:name="st" style:family="text"/>
    <style:style style:name="Visited_20_Internet_20_Link" style:display-name="Visited Internet Link" style:family="text">
      <style:text-properties fo:color="#954f72" loext:opacity="100%" style:text-underline-style="solid" style:text-underline-width="auto" style:text-underline-color="font-color"/>
    </style:style>
    <style:style style:name="En-tête_20_Car" style:display-name="En-tête Car" style:family="text">
      <style:text-properties fo:font-size="12pt" style:font-size-asian="12pt" style:language-asian="en" style:country-asian="US" style:font-size-complex="12pt"/>
    </style:style>
    <style:style style:name="Pied_20_de_20_page_20_Car" style:display-name="Pied de page Car" style:family="text">
      <style:text-properties fo:font-size="12pt" style:font-size-asian="12pt" style:language-asian="en" style:country-asian="US" style:font-size-complex="12pt"/>
    </style:style>
    <style:style style:name="page_20_number" style:display-name="page number" style:family="text">
      <style:text-properties style:font-name-complex="Times New Roman1" style:font-family-complex="'Times New Roman'"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variant="normal" fo:text-transform="none" fo:color="#000000" loext:opacity="100%" style:text-line-through-style="none" style:text-line-through-type="none" style:text-position="0% 100%" fo:font-size="12pt" fo:letter-spacing="normal" style:letter-kerning="false" style:font-size-asian="12pt" style:font-size-complex="12pt" style:text-emphasize="none" style:text-scale="100%"/>
    </style:style>
    <style:style style:name="ListLabel_20_146" style:display-name="ListLabel 146"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147" style:display-name="ListLabel 147"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148" style:display-name="ListLabel 148"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149" style:display-name="ListLabel 149"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150" style:display-name="ListLabel 150"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151" style:display-name="ListLabel 151"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152" style:display-name="ListLabel 152"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153" style:display-name="ListLabel 153"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fo:font-variant="normal" fo:text-transform="none" fo:color="#000000" loext:opacity="100%" style:text-line-through-style="none" style:text-line-through-type="none" style:text-position="0% 100%" fo:font-size="12pt" fo:letter-spacing="normal" style:letter-kerning="false" style:font-size-asian="12pt" style:font-size-complex="12pt" style:text-emphasize="none" style:text-scale="100%"/>
    </style:style>
    <style:style style:name="ListLabel_20_191" style:display-name="ListLabel 191"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192" style:display-name="ListLabel 192"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193" style:display-name="ListLabel 193"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194" style:display-name="ListLabel 194"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195" style:display-name="ListLabel 195"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196" style:display-name="ListLabel 196"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197" style:display-name="ListLabel 197"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198" style:display-name="ListLabel 198"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fo:font-variant="normal" fo:text-transform="none" fo:color="#000000" loext:opacity="100%" style:text-line-through-style="none" style:text-line-through-type="none" style:text-position="0% 100%" fo:font-size="12pt" fo:letter-spacing="normal" style:letter-kerning="false" style:font-size-asian="12pt" style:font-size-complex="12pt" style:text-emphasize="none" style:text-scale="100%"/>
    </style:style>
    <style:style style:name="ListLabel_20_227" style:display-name="ListLabel 227"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228" style:display-name="ListLabel 228"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229" style:display-name="ListLabel 229"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230" style:display-name="ListLabel 230"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231" style:display-name="ListLabel 231"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232" style:display-name="ListLabel 232"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233" style:display-name="ListLabel 233"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234" style:display-name="ListLabel 234"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text-properties fo:font-size="10pt" style:font-size-asian="10pt"/>
    </style:style>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316" style:display-name="ListLabel 31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style style:name="ListLabel_20_329" style:display-name="ListLabel 329" style:family="text">
      <style:text-properties style:font-name-complex="Courier New"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style style:name="ListLabel_20_332" style:display-name="ListLabel 332" style:family="text">
      <style:text-properties style:font-name-complex="Courier New"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style style:name="ListLabel_20_335" style:display-name="ListLabel 335" style:family="text">
      <style:text-properties style:font-name-complex="Courier New"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style style:name="ListLabel_20_338" style:display-name="ListLabel 338" style:family="text">
      <style:text-properties style:font-name-complex="Courier New"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style style:name="ListLabel_20_341" style:display-name="ListLabel 341" style:family="text">
      <style:text-properties style:font-name-complex="Courier New" style:font-family-complex="'Courier New'" style:font-family-generic-complex="system" style:font-pitch-complex="variable"/>
    </style:style>
    <style:style style:name="ListLabel_20_342" style:display-name="ListLabel 342" style:family="text"/>
    <style:style style:name="ListLabel_20_343" style:display-name="ListLabel 343" style:family="text"/>
    <style:style style:name="ListLabel_20_344" style:display-name="ListLabel 344" style:family="text">
      <style:text-properties style:font-name-complex="Courier New"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style style:name="ListLabel_20_362" style:display-name="ListLabel 362" style:family="text">
      <style:text-properties style:font-name-complex="Courier New"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style style:name="ListLabel_20_365" style:display-name="ListLabel 365" style:family="text">
      <style:text-properties style:font-name-complex="Courier New" style:font-family-complex="'Courier New'" style:font-family-generic-complex="system" style:font-pitch-complex="variable"/>
    </style:style>
    <style:style style:name="ListLabel_20_366" style:display-name="ListLabel 366" style:family="text"/>
    <style:style style:name="ListLabel_20_367" style:display-name="ListLabel 367" style:family="text"/>
    <style:style style:name="ListLabel_20_368" style:display-name="ListLabel 368" style:family="text">
      <style:text-properties style:font-name-complex="Courier New" style:font-family-complex="'Courier New'" style:font-family-generic-complex="system" style:font-pitch-complex="variable"/>
    </style:style>
    <style:style style:name="ListLabel_20_369" style:display-name="ListLabel 369" style:family="text"/>
    <style:style style:name="ListLabel_20_370" style:display-name="ListLabel 370" style:family="text"/>
    <style:style style:name="ListLabel_20_371" style:display-name="ListLabel 371" style:family="text">
      <style:text-properties style:font-name-complex="Courier New"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style style:name="ListLabel_20_374" style:display-name="ListLabel 374" style:family="text">
      <style:text-properties style:font-name-complex="Courier New" style:font-family-complex="'Courier New'" style:font-family-generic-complex="system" style:font-pitch-complex="variable"/>
    </style:style>
    <style:style style:name="ListLabel_20_375" style:display-name="ListLabel 375" style:family="text"/>
    <style:style style:name="ListLabel_20_376" style:display-name="ListLabel 376" style:family="text"/>
    <style:style style:name="ListLabel_20_377" style:display-name="ListLabel 377" style:family="text">
      <style:text-properties style:font-name-complex="Courier New" style:font-family-complex="'Courier New'" style:font-family-generic-complex="system" style:font-pitch-complex="variable"/>
    </style:style>
    <style:style style:name="ListLabel_20_378" style:display-name="ListLabel 378" style:family="text"/>
    <style:style style:name="ListLabel_20_379" style:display-name="ListLabel 379" style:family="text"/>
    <style:style style:name="ListLabel_20_380" style:display-name="ListLabel 380" style:family="text">
      <style:text-properties style:font-name-complex="Courier New" style:font-family-complex="'Courier New'" style:font-family-generic-complex="system" style:font-pitch-complex="variable"/>
    </style:style>
    <style:style style:name="ListLabel_20_381" style:display-name="ListLabel 381" style:family="text"/>
    <style:style style:name="ListLabel_20_382" style:display-name="ListLabel 382" style:family="text"/>
    <style:style style:name="ListLabel_20_383" style:display-name="ListLabel 383" style:family="text">
      <style:text-properties style:font-name-complex="Courier New" style:font-family-complex="'Courier New'" style:font-family-generic-complex="system" style:font-pitch-complex="variable"/>
    </style:style>
    <style:style style:name="ListLabel_20_384" style:display-name="ListLabel 384" style:family="text"/>
    <style:style style:name="ListLabel_20_385" style:display-name="ListLabel 385" style:family="text"/>
    <style:style style:name="ListLabel_20_386" style:display-name="ListLabel 386" style:family="text">
      <style:text-properties style:font-name-complex="Courier New" style:font-family-complex="'Courier New'" style:font-family-generic-complex="system" style:font-pitch-complex="variable"/>
    </style:style>
    <style:style style:name="ListLabel_20_387" style:display-name="ListLabel 387" style:family="text"/>
    <style:style style:name="ListLabel_20_388" style:display-name="ListLabel 38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89" style:display-name="ListLabel 389" style:family="text">
      <style:text-properties style:font-name-complex="Courier New" style:font-family-complex="'Courier New'" style:font-family-generic-complex="system" style:font-pitch-complex="variable"/>
    </style:style>
    <style:style style:name="ListLabel_20_390" style:display-name="ListLabel 390" style:family="text"/>
    <style:style style:name="ListLabel_20_391" style:display-name="ListLabel 391" style:family="text"/>
    <style:style style:name="ListLabel_20_392" style:display-name="ListLabel 392" style:family="text">
      <style:text-properties style:font-name-complex="Courier New" style:font-family-complex="'Courier New'" style:font-family-generic-complex="system" style:font-pitch-complex="variable"/>
    </style:style>
    <style:style style:name="ListLabel_20_393" style:display-name="ListLabel 393" style:family="text"/>
    <style:style style:name="ListLabel_20_394" style:display-name="ListLabel 394" style:family="text"/>
    <style:style style:name="ListLabel_20_395" style:display-name="ListLabel 395" style:family="text">
      <style:text-properties style:font-name-complex="Courier New" style:font-family-complex="'Courier New'" style:font-family-generic-complex="system" style:font-pitch-complex="variable"/>
    </style:style>
    <style:style style:name="ListLabel_20_396" style:display-name="ListLabel 396" style:family="text"/>
    <style:style style:name="ListLabel_20_397" style:display-name="ListLabel 397" style:family="text"/>
    <style:style style:name="ListLabel_20_398" style:display-name="ListLabel 398" style:family="text">
      <style:text-properties style:font-name-complex="Courier New" style:font-family-complex="'Courier New'" style:font-family-generic-complex="system" style:font-pitch-complex="variable"/>
    </style:style>
    <style:style style:name="ListLabel_20_399" style:display-name="ListLabel 399" style:family="text"/>
    <style:style style:name="ListLabel_20_400" style:display-name="ListLabel 400" style:family="text"/>
    <style:style style:name="ListLabel_20_401" style:display-name="ListLabel 401" style:family="text">
      <style:text-properties style:font-name-complex="Courier New" style:font-family-complex="'Courier New'" style:font-family-generic-complex="system" style:font-pitch-complex="variable"/>
    </style:style>
    <style:style style:name="ListLabel_20_402" style:display-name="ListLabel 402" style:family="text"/>
    <style:style style:name="ListLabel_20_403" style:display-name="ListLabel 403" style:family="text"/>
    <style:style style:name="ListLabel_20_404" style:display-name="ListLabel 404" style:family="text">
      <style:text-properties style:font-name-complex="Courier New" style:font-family-complex="'Courier New'" style:font-family-generic-complex="system" style:font-pitch-complex="variable"/>
    </style:style>
    <style:style style:name="ListLabel_20_405" style:display-name="ListLabel 405" style:family="text"/>
    <style:style style:name="ListLabel_20_406" style:display-name="ListLabel 40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07" style:display-name="ListLabel 407" style:family="text">
      <style:text-properties style:font-name-complex="Courier New" style:font-family-complex="'Courier New'" style:font-family-generic-complex="system" style:font-pitch-complex="variable"/>
    </style:style>
    <style:style style:name="ListLabel_20_408" style:display-name="ListLabel 408" style:family="text"/>
    <style:style style:name="ListLabel_20_409" style:display-name="ListLabel 409" style:family="text"/>
    <style:style style:name="ListLabel_20_410" style:display-name="ListLabel 410" style:family="text">
      <style:text-properties style:font-name-complex="Courier New" style:font-family-complex="'Courier New'" style:font-family-generic-complex="system" style:font-pitch-complex="variable"/>
    </style:style>
    <style:style style:name="ListLabel_20_411" style:display-name="ListLabel 411" style:family="text"/>
    <style:style style:name="ListLabel_20_412" style:display-name="ListLabel 412" style:family="text"/>
    <style:style style:name="ListLabel_20_413" style:display-name="ListLabel 413" style:family="text">
      <style:text-properties style:font-name-complex="Courier New" style:font-family-complex="'Courier New'" style:font-family-generic-complex="system" style:font-pitch-complex="variable"/>
    </style:style>
    <style:style style:name="ListLabel_20_414" style:display-name="ListLabel 41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e_20_Certa_20_TAF" style:display-name="Liste Certa TAF">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_20_2_20_importé" style:display-name="Style 2 importé">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_20_3_20_importé" style:display-name="Style 3 importé">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_20_4_20_importé" style:display-name="Style 4 importé">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text:start-value="0">
        <style:list-level-properties text:list-level-position-and-space-mode="label-alignment">
          <style:list-level-label-alignment text:label-followed-by="listtab"/>
        </style:list-level-properties>
      </text:list-level-style-number>
      <text:list-level-style-number text:level="2" text:style-name="ListLabel_20_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text:start-value="0">
        <style:list-level-properties text:list-level-position-and-space-mode="label-alignment">
          <style:list-level-label-alignment text:label-followed-by="listtab"/>
        </style:list-level-properties>
      </text:list-level-style-number>
      <text:list-level-style-number text:level="2" text:style-name="ListLabel_20_11"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text:start-value="0">
        <style:list-level-properties text:list-level-position-and-space-mode="label-alignment">
          <style:list-level-label-alignment text:label-followed-by="listtab"/>
        </style:list-level-properties>
      </text:list-level-style-number>
      <text:list-level-style-number text:level="2" text:style-name="ListLabel_20_20"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0">
        <style:list-level-properties text:list-level-position-and-space-mode="label-alignment">
          <style:list-level-label-alignment text:label-followed-by="listtab"/>
        </style:list-level-properties>
      </text:list-level-style-number>
      <text:list-level-style-number text:level="2" text:style-name="ListLabel_20_29"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text:start-value="0">
        <style:list-level-properties text:list-level-position-and-space-mode="label-alignment">
          <style:list-level-label-alignment text:label-followed-by="listtab"/>
        </style:list-level-properties>
      </text:list-level-style-number>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text:start-value="0">
        <style:list-level-properties text:list-level-position-and-space-mode="label-alignment">
          <style:list-level-label-alignment text:label-followed-by="listtab"/>
        </style:list-level-properties>
      </text:list-level-style-number>
      <text:list-level-style-number text:level="2" text:style-name="ListLabel_20_47"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text:start-value="0">
        <style:list-level-properties text:list-level-position-and-space-mode="label-alignment">
          <style:list-level-label-alignment text:label-followed-by="listtab"/>
        </style:list-level-properties>
      </text:list-level-style-number>
      <text:list-level-style-number text:level="2" text:style-name="ListLabel_20_56"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57"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58"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9"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0"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61"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6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6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text:start-value="0">
        <style:list-level-properties text:list-level-position-and-space-mode="label-alignment">
          <style:list-level-label-alignment text:label-followed-by="listtab"/>
        </style:list-level-properties>
      </text:list-level-style-number>
      <text:list-level-style-number text:level="2" text:style-name="ListLabel_20_65"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text:start-value="0">
        <style:list-level-properties text:list-level-position-and-space-mode="label-alignment">
          <style:list-level-label-alignment text:label-followed-by="listtab"/>
        </style:list-level-properties>
      </text:list-level-style-number>
      <text:list-level-style-number text:level="2" text:style-name="ListLabel_20_74"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75"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76"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77"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78"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9"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8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text:start-value="0">
        <style:list-level-properties text:list-level-position-and-space-mode="label-alignment">
          <style:list-level-label-alignment text:label-followed-by="listtab"/>
        </style:list-level-properties>
      </text:list-level-style-number>
      <text:list-level-style-number text:level="2" text:style-name="ListLabel_20_83"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84"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85"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86"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87"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88"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text:start-value="0">
        <style:list-level-properties text:list-level-position-and-space-mode="label-alignment">
          <style:list-level-label-alignment text:label-followed-by="listtab"/>
        </style:list-level-properties>
      </text:list-level-style-number>
      <text:list-level-style-number text:level="2" text:style-name="ListLabel_20_9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text:start-value="2">
        <style:list-level-properties text:list-level-position-and-space-mode="label-alignment">
          <style:list-level-label-alignment text:label-followed-by="listtab" text:list-tab-stop-position="1.501cm" fo:text-indent="-3.701cm" fo:margin-left="3.701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2cm" fo:text-indent="-1cm" fo:margin-left="2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3.81cm" fo:text-indent="-0.513cm" fo:margin-left="3.81cm"/>
        </style:list-level-properties>
      </text:list-level-style-number>
      <text:list-level-style-number text:level="4" text:style-name="ListLabel_20_103" loext:num-list-format="%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text:list-tab-stop-position="7.62cm" fo:text-indent="-0.513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text:list-tab-stop-position="11.43cm" fo:text-indent="-0.513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501cm" fo:text-indent="-3.701cm" fo:margin-left="3.701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2cm" fo:text-indent="-1cm" fo:margin-left="2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3.81cm" fo:text-indent="-0.513cm" fo:margin-left="3.81cm"/>
        </style:list-level-properties>
      </text:list-level-style-number>
      <text:list-level-style-number text:level="4" text:style-name="ListLabel_20_148" loext:num-list-format="%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0" loext:num-list-format="%6%." style:num-suffix="." style:num-format="i">
        <style:list-level-properties text:list-level-position-and-space-mode="label-alignment">
          <style:list-level-label-alignment text:label-followed-by="listtab" text:list-tab-stop-position="7.62cm" fo:text-indent="-0.513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53" loext:num-list-format="%9%." style:num-suffix="." style:num-format="i">
        <style:list-level-properties text:list-level-position-and-space-mode="label-alignment">
          <style:list-level-label-alignment text:label-followed-by="listtab" text:list-tab-stop-position="11.43cm" fo:text-indent="-0.513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166" loext:num-list-format="%1%.%2%.%3%.%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text:style-name="ListLabel_20_167" loext:num-list-format="%1%.%2%.%3%.%4%.%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168" loext:num-list-format="%1%.%2%.%3%.%4%.%5%.%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text:style-name="ListLabel_20_169" loext:num-list-format="%1%.%2%.%3%.%4%.%5%.%6%.%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170" loext:num-list-format="%1%.%2%.%3%.%4%.%5%.%6%.%7%.%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text:style-name="ListLabel_20_171" loext:num-list-format="%1%.%2%.%3%.%4%.%5%.%6%.%7%.%8%.%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text:style-name="ListLabel_20_176" loext:num-list-format="%1%.%2%.%3%.%4%.%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177" loext:num-list-format="%1%.%2%.%3%.%4%.%5%.%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text:style-name="ListLabel_20_178" loext:num-list-format="%1%.%2%.%3%.%4%.%5%.%6%.%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179" loext:num-list-format="%1%.%2%.%3%.%4%.%5%.%6%.%7%.%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text:style-name="ListLabel_20_180" loext:num-list-format="%1%.%2%.%3%.%4%.%5%.%6%.%7%.%8%.%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501cm" fo:text-indent="-3.701cm" fo:margin-left="3.701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2cm" fo:text-indent="-1cm" fo:margin-left="2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3.81cm" fo:text-indent="-0.513cm" fo:margin-left="3.81cm"/>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95" loext:num-list-format="%6%." style:num-suffix="." style:num-format="i">
        <style:list-level-properties text:list-level-position-and-space-mode="label-alignment">
          <style:list-level-label-alignment text:label-followed-by="listtab" text:list-tab-stop-position="7.62cm" fo:text-indent="-0.513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8" loext:num-list-format="%9%." style:num-suffix="." style:num-format="i">
        <style:list-level-properties text:list-level-position-and-space-mode="label-alignment">
          <style:list-level-label-alignment text:label-followed-by="listtab" text:list-tab-stop-position="11.43cm" fo:text-indent="-0.513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text:list-tab-stop-position="1.501cm" fo:text-indent="-3.701cm" fo:margin-left="3.701cm"/>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2cm" fo:text-indent="-1cm" fo:margin-left="2cm"/>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text:list-tab-stop-position="3.81cm" fo:text-indent="-0.513cm" fo:margin-left="3.81cm"/>
        </style:list-level-properties>
      </text:list-level-style-number>
      <text:list-level-style-number text:level="4" text:style-name="ListLabel_20_229" loext:num-list-format="%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31" loext:num-list-format="%6%." style:num-suffix="." style:num-format="i">
        <style:list-level-properties text:list-level-position-and-space-mode="label-alignment">
          <style:list-level-label-alignment text:label-followed-by="listtab" text:list-tab-stop-position="7.62cm" fo:text-indent="-0.513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34" loext:num-list-format="%9%." style:num-suffix="." style:num-format="i">
        <style:list-level-properties text:list-level-position-and-space-mode="label-alignment">
          <style:list-level-label-alignment text:label-followed-by="listtab" text:list-tab-stop-position="11.43cm" fo:text-indent="-0.513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3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3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4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4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ListLabel_20_29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635cm" fo:margin-left="1.905cm"/>
        </style:list-level-properties>
        <style:text-properties fo:font-family="'Times New Roman'" style:font-style-name="Normal" style:font-family-generic="roman" style:font-pitch="variable"/>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635cm" fo:margin-left="1.191cm"/>
        </style:list-level-properties>
        <style:text-properties fo:font-family="'Times New Roman'" style:font-style-name="Normal" style:font-family-generic="roman" style:font-pitch="variable"/>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635cm" fo:margin-left="2.461cm"/>
        </style:list-level-properties>
        <style:text-properties style:font-name="Courier New1"/>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635cm" fo:margin-left="3.731cm"/>
        </style:list-level-properties>
        <style:text-properties style:font-name="Wingding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635cm" fo:margin-left="5.001cm"/>
        </style:list-level-properties>
        <style:text-properties style:font-name="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635cm" fo:margin-left="6.271cm"/>
        </style:list-level-properties>
        <style:text-properties style:font-name="Courier New1"/>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635cm" fo:margin-left="7.541cm"/>
        </style:list-level-properties>
        <style:text-properties style:font-name="Wingding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635cm" fo:margin-left="8.811cm"/>
        </style:list-level-properties>
        <style:text-properties style:font-name="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635cm" fo:margin-left="10.081cm"/>
        </style:list-level-properties>
        <style:text-properties style:font-name="Courier New1"/>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635cm" fo:margin-left="11.35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635cm" fo:margin-left="1.191cm"/>
        </style:list-level-properties>
        <style:text-properties fo:font-family="'Times New Roman'" style:font-style-name="Normal" style:font-family-generic="roman" style:font-pitch="variable"/>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8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38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9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9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0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0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0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fo:text-indent="-0.635cm" fo:margin-left="1.905cm"/>
        </style:list-level-properties>
        <style:text-properties fo:font-family="'Times New Roman'" style:font-style-name="Normal" style:font-family-generic="roman" style:font-pitch="variable"/>
      </text:list-level-style-bullet>
      <text:list-level-style-bullet text:level="2" text:style-name="ListLabel_20_407"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408"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40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410"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411"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412"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13"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414"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style:width="21.611cm" fo:margin-left="-3cm" fo:margin-top="0cm" fo:margin-bottom="0cm" table:align="left" style:writing-mode="page"/>
    </style:style>
    <style:style style:name="Tableau2.A" style:family="table-column">
      <style:table-column-properties style:column-width="7.537cm"/>
    </style:style>
    <style:style style:name="Tableau2.B" style:family="table-column">
      <style:table-column-properties style:column-width="5.951cm"/>
    </style:style>
    <style:style style:name="Tableau2.C" style:family="table-column">
      <style:table-column-properties style:column-width="8.123cm"/>
    </style:style>
    <style:style style:name="Tableau2.1" style:family="table-row">
      <style:table-row-properties style:min-row-height="2.021cm" fo:keep-together="auto"/>
    </style:style>
    <style:style style:name="Tableau2.A1" style:family="table-cell">
      <style:table-cell-properties fo:background-color="#000000" fo:padding-left="0.123cm" fo:padding-right="0.123cm" fo:padding-top="0cm" fo:padding-bottom="0cm" fo:border-left="0.5pt solid #000000" fo:border-right="none" fo:border-top="0.5pt solid #000000" fo:border-bottom="0.5pt solid #000000">
        <style:background-image/>
      </style:table-cell-properties>
    </style:style>
    <style:style style:name="Tableau2.B1" style:family="table-cell">
      <style:table-cell-properties fo:background-color="#000000" fo:padding-left="0.123cm" fo:padding-right="0.123cm" fo:padding-top="0cm" fo:padding-bottom="0cm" fo:border-left="none" fo:border-right="none" fo:border-top="none" fo:border-bottom="0.5pt solid #000000">
        <style:background-image/>
      </style:table-cell-properties>
    </style:style>
    <style:style style:name="Tableau2.C1" style:family="table-cell">
      <style:table-cell-properties fo:background-color="#000000" fo:padding-left="0.123cm" fo:padding-right="0.123cm" fo:padding-top="0cm" fo:padding-bottom="0cm" fo:border-left="none" fo:border-right="0.5pt solid #000000" fo:border-top="0.5pt solid #000000" fo:border-bottom="0.5pt solid #000000">
        <style:background-image/>
      </style:table-cell-properties>
    </style:style>
    <style:style style:name="Tableau2.2" style:family="table-row">
      <style:table-row-properties style:min-row-height="0.471cm" fo:keep-together="auto"/>
    </style:style>
    <style:style style:name="Tableau2.A2" style:family="table-cell">
      <style:table-cell-properties fo:background-color="#d9d9d9" fo:padding-left="0.123cm" fo:padding-right="0.123cm" fo:padding-top="0cm" fo:padding-bottom="0cm" fo:border-left="none" fo:border-right="none" fo:border-top="0.5pt solid #000000" fo:border-bottom="none">
        <style:background-image/>
      </style:table-cell-properties>
    </style:style>
    <style:style style:name="MP1" style:family="paragraph" style:parent-style-name="Footer">
      <style:paragraph-properties fo:text-align="justify" style:justify-single-word="false" fo:padding-left="0cm" fo:padding-right="0cm" fo:padding-top="0.035cm" fo:padding-bottom="0cm" fo:border-left="none" fo:border-right="none" fo:border-top="0.51pt solid #000000" fo:border-bottom="none">
        <style:tab-stops>
          <style:tab-stop style:position="9.001cm" style:type="center"/>
          <style:tab-stop style:position="16.002cm" style:type="right"/>
        </style:tab-stops>
      </style:paragraph-properties>
    </style:style>
    <style:style style:name="MP2" style:family="paragraph" style:parent-style-name="Header">
      <style:paragraph-properties fo:text-align="center" style:justify-single-word="false" fo:orphans="0" fo:widows="0"/>
    </style:style>
    <style:style style:name="MP3" style:family="paragraph" style:parent-style-name="Header">
      <style:paragraph-properties fo:text-align="center" style:justify-single-word="false" fo:orphans="0" fo:widows="0"/>
      <style:text-properties fo:color="#008000" loext:opacity="100%" style:font-name="Arial" style:font-name-complex="Arial1"/>
    </style:style>
    <style:style style:name="MP4" style:family="paragraph" style:parent-style-name="Header">
      <style:paragraph-properties fo:text-align="center" style:justify-single-word="false" fo:orphans="0" fo:widows="0"/>
      <style:text-properties style:font-name="Arial" fo:font-size="26pt" fo:font-weight="bold" style:font-size-asian="26pt" style:font-weight-asian="bold" style:font-name-complex="Arial1" style:font-size-complex="26pt" style:font-weight-complex="bold"/>
    </style:style>
    <style:style style:name="MP5" style:family="paragraph" style:parent-style-name="Header">
      <style:paragraph-properties fo:text-align="center" style:justify-single-word="false" fo:orphans="0" fo:widows="0"/>
      <style:text-properties style:font-name="Arial" style:font-name-complex="Arial1"/>
    </style:style>
    <style:style style:name="MP6" style:family="paragraph" style:parent-style-name="Header">
      <style:paragraph-properties fo:text-align="center" style:justify-single-word="false" fo:orphans="0" fo:widows="0"/>
      <style:text-properties style:font-name="Arial" fo:font-size="5pt" style:font-size-asian="5pt" style:font-name-complex="Arial1" style:font-size-complex="5pt"/>
    </style:style>
    <style:style style:name="MT1" style:family="text">
      <style:text-properties fo:color="#000080" loext:opacity="100%" style:font-name="Arial" fo:font-size="10pt" style:font-size-asian="10pt" style:language-asian="fr" style:country-asian="FR" style:font-name-complex="Arial1" style:font-size-complex="10pt"/>
    </style:style>
    <style:style style:name="MT2" style:family="text">
      <style:text-properties style:font-name="Ubuntu" fo:font-weight="bold" style:font-weight-asian="bold" style:font-name-complex="Calibri1" style:font-weight-complex="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fr2"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loext:decorative="false"/>
    </style:style>
    <style:page-layout style:name="Mpm1">
      <style:page-layout-properties fo:page-width="21.001cm" fo:page-height="29.7cm" style:num-format="1" style:print-orientation="portrait" fo:margin-top="2cm" fo:margin-bottom="1.75cm" fo:margin-left="2.501cm" fo:margin-right="1.75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0cm" fo:margin-bottom="2cm" fo:margin-left="2.501cm" fo:margin-right="1.75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page-layout>
    <style:page-layout style:name="Mpm3">
      <style:page-layout-properties fo:page-width="29.7cm" fo:page-height="21.001cm" style:num-format="1" style:print-orientation="landscape" fo:margin-top="2cm" fo:margin-bottom="1.75cm" fo:margin-left="1.75cm" fo:margin-right="2.501cm" style:writing-mode="lr-tb" style:layout-grid-color="#c0c0c0" style:layout-grid-lines="170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5cm" fo:margin-left="0cm" fo:margin-right="0cm" fo:margin-top="0.15cm" style:dynamic-spacing="true"/>
      </style:footer-style>
    </style:page-layout>
    <style:page-layout style:name="Mpm4">
      <style:page-layout-properties fo:page-width="21.001cm" fo:page-height="29.7cm" style:num-format="1" style:print-orientation="portrait" fo:margin-top="2cm" fo:margin-bottom="1.75cm" fo:margin-left="2.501cm" fo:margin-right="2.501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Image 0" text:anchor-type="char" svg:x="5.537cm" svg:y="0.049cm" svg:width="1.293cm" svg:height="0.474cm" draw:z-index="9"><draw:image xlink:href="Pictures/10000001000000580000001FF4DBFF4432E2ED5C.png" xlink:type="simple" xlink:show="embed" xlink:actuate="onLoad" draw:mime-type="image/png"/><svg:desc>licence.png</svg:desc></draw:frame><text:span text:style-name="MT1"><text:tab/>Septembre 2023 – v1.0<text:tab/>Page </text:span><text:span text:style-name="MT1"><text:page-number text:select-page="current">8</text:page-number></text:span><text:span text:style-name="MT1">/</text:span><text:span text:style-name="MT1"><text:page-count>11</text:page-count></text:span><text:span text:style-name="MT1"/></text:p>
        <text:p text:style-name="MP1"/>
      </style:footer>
    </style:master-page>
    <style:master-page style:name="First_20_Page" style:display-name="First Page" style:page-layout-name="Mpm2" draw:style-name="Mdp1" style:next-style-name="Standard">
      <style:head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2"><draw:frame draw:style-name="Mfr2" draw:name="Image 20" text:anchor-type="char" svg:x="0.958cm" svg:y="0.122cm" svg:width="2.447cm" svg:height="1.764cm" draw:z-index="10"><draw:image xlink:href="Pictures/10000001000000D70000009B91954B9D50C04F03.png" xlink:type="simple" xlink:show="embed" xlink:actuate="onLoad" draw:mime-type="image/png"/><draw:contour-polygon svg:width="7.356cm" svg:height="5.266cm" svg:viewBox="0 0 7356 5266" draw:points="1660,0 25,822 25,4937 1987,5266 3294,5266 4275,5266 5256,3785 4929,2633 7381,2303 7381,0 3621,0" draw:recreate-on-edit="false"/></draw:frame></text:p>
            </table:table-cell>
            <table:table-cell table:style-name="Tableau2.B1" office:value-type="string">
              <text:p text:style-name="MP3"/>
              <text:p text:style-name="MP4">TP SIO 1 <text:s/></text:p>
            </table:table-cell>
            <table:table-cell table:style-name="Tableau2.C1" office:value-type="string">
              <text:p text:style-name="MP5"/>
              <text:p text:style-name="MP4">SIO</text:p>
            </table:table-cell>
          </table:table-row>
          <table:table-row table:style-name="Tableau2.2">
            <table:table-cell table:style-name="Tableau2.A2" table:number-columns-spanned="3" office:value-type="string">
              <text:p text:style-name="MP2"><text:span text:style-name="MT2">BLOC 3 <text:s/>- <text:s/>Sécurité informatique et cybercriminalité</text:span><text:span text:style-name="MT2"/></text:p>
              <text:p text:style-name="MP6"/>
            </table:table-cell>
            <table:covered-table-cell/>
            <table:covered-table-cell/>
          </table:table-row>
        </table:table>
        <text:p text:style-name="Header"/>
      </style:header>
    </style:master-page>
    <style:master-page style:name="Converted1" style:page-layout-name="Mpm3" draw:style-name="Mdp1">
      <style:footer>
        <text:p text:style-name="MP1"><draw:frame draw:style-name="Mfr1" draw:name="Image 0 Copie 1" text:anchor-type="char" svg:x="5.537cm" svg:y="0.049cm" svg:width="1.293cm" svg:height="0.474cm" draw:z-index="6"><draw:image xlink:href="Pictures/10000001000000580000001FF4DBFF4432E2ED5C.png" xlink:type="simple" xlink:show="embed" xlink:actuate="onLoad" draw:mime-type="image/png"/><svg:desc>licence.png</svg:desc></draw:frame><text:span text:style-name="MT1"><text:tab/>Septembre 2023 – v1.0<text:tab/>Page </text:span><text:span text:style-name="MT1"><text:page-number text:select-page="current">9</text:page-number></text:span><text:span text:style-name="MT1">/</text:span><text:span text:style-name="MT1"><text:page-count>11</text:page-count></text:span><text:span text:style-name="MT1"/></text:p>
        <text:p text:style-name="MP1"/>
      </style:footer>
    </style:master-page>
    <style:master-page style:name="Converted2" style:page-layout-name="Mpm4" draw:style-name="Mdp1">
      <style:footer>
        <text:p text:style-name="MP1"><draw:frame draw:style-name="Mfr1" draw:name="Image 0 Copie 1 Copie 1" text:anchor-type="char" svg:x="5.537cm" svg:y="0.049cm" svg:width="1.293cm" svg:height="0.474cm" draw:z-index="8"><draw:image xlink:href="Pictures/10000001000000580000001FF4DBFF4432E2ED5C.png" xlink:type="simple" xlink:show="embed" xlink:actuate="onLoad" draw:mime-type="image/png"/><svg:desc>licence.png</svg:desc></draw:frame><text:span text:style-name="MT1"><text:tab/>Septembre 2023 – v1.0<text:tab/>Page </text:span><text:span text:style-name="MT1"><text:page-number text:select-page="current">11</text:page-number></text:span><text:span text:style-name="MT1">/</text:span><text:span text:style-name="MT1"><text:page-count>11</text:page-count></text:span><text:span text:style-name="MT1"/></text:p>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Estelle SORNETTE</meta:initial-creator>
    <meta:editing-cycles>6</meta:editing-cycles>
    <meta:print-date>2018-12-17T07:25:00</meta:print-date>
    <meta:creation-date>2023-09-19T13:46:00</meta:creation-date>
    <dc:date>2023-10-03T12:55:00.915000000</dc:date>
    <meta:editing-duration>PT2H44S</meta:editing-duration>
    <meta:generator>LibreOffice/7.5.2.2$Windows_X86_64 LibreOffice_project/53bb9681a964705cf672590721dbc85eb4d0c3a2</meta:generator>
    <meta:document-statistic meta:table-count="2" meta:image-count="4" meta:object-count="0" meta:page-count="11" meta:paragraph-count="227" meta:word-count="4159" meta:character-count="28092" meta:non-whitespace-character-count="23893"/>
    <meta:user-defined meta:name="AppVersion">16.0000</meta:user-defined>
    <meta:template xlink:type="simple" xlink:actuate="onRequest" xlink:title="Normal.dotm" xlink:href=""/>
  </office:meta>
</office:document-meta>
</file>